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453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0.9583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1.0591in"/>
    </style:style>
    <style:style style:name="co10" style:family="table-column">
      <style:table-column-properties fo:break-before="auto" style:column-width="1.3366in"/>
    </style:style>
    <style:style style:name="co11" style:family="table-column">
      <style:table-column-properties fo:break-before="auto" style:column-width="1.1543in"/>
    </style:style>
    <style:style style:name="co12" style:family="table-column">
      <style:table-column-properties fo:break-before="auto" style:column-width="2.1571in"/>
    </style:style>
    <style:style style:name="co13" style:family="table-column">
      <style:table-column-properties fo:break-before="auto" style:column-width="1.4756in"/>
    </style:style>
    <style:style style:name="co14" style:family="table-column">
      <style:table-column-properties fo:break-before="auto" style:column-width="1.2673in"/>
    </style:style>
    <style:style style:name="co15" style:family="table-column">
      <style:table-column-properties fo:break-before="auto" style:column-width="1.0717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rty" table:style-name="ta1">
        <table:shapes>
          <draw:frame draw:z-index="0" draw:style-name="gr1" draw:text-style-name="P1" svg:width="6.3in" svg:height="3.5433in" svg:x="11.7055in" svg:y="0.7516in">
            <draw:object draw:notify-on-update-of-ranges="party.F4:party.F406 party.I3:party.I3 party.I4:party.I40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wikipedia_governments_party_List_of_British_governme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Value (Number of predicates)</text:p>
          </table:table-cell>
          <table:table-cell table:style-name="ce1" office:value-type="string" calcext:value-type="string">
            <text:p>Predicates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2"/>
          <table:table-cell table:style-name="ce1" office:value-type="string" calcext:value-type="string">
            <text:p>Predicat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Number of values</text:p>
          </table:table-cell>
          <table:table-cell table:style-name="ce1" office:value-type="string" calcext:value-type="string">
            <text:p>Average scor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Tory (1)</text:p>
          </table:table-cell>
          <table:table-cell table:number-columns-repeated="4"/>
          <table:table-cell table:style-name="ce2" office:value-type="string" calcext:value-type="string">
            <text:p>party</text:p>
          </table:table-cell>
          <table:table-cell office:value-type="string" calcext:value-type="string">
            <text:p>Tory; Liberal; Labour; Whig; Coalition; Conservative and Unionist; National; Conservative; </text:p>
          </table:table-cell>
          <table:table-cell office:value-type="float" office:value="8" calcext:value-type="float">
            <text:p>8</text:p>
          </table:table-cell>
          <table:table-cell office:value-type="float" office:value="25.1796974277822" calcext:value-type="float">
            <text:p>25.179697427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arty</text:p>
          </table:table-cell>
          <table:table-cell office:value-type="float" office:value="0.219568347558379" calcext:value-type="float">
            <text:p>0.2195683476</text:p>
          </table:table-cell>
          <table:table-cell table:number-columns-repeated="2"/>
          <table:table-cell office:value-type="string" calcext:value-type="string">
            <text:p>eligibili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8.28571431338787" calcext:value-type="float">
            <text:p>8.28571431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beral (55)</text:p>
          </table:table-cell>
          <table:table-cell table:number-columns-repeated="4"/>
          <table:table-cell office:value-type="string" calcext:value-type="string">
            <text:p>blank2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6.5966701740399" calcext:value-type="float">
            <text:p>6.59667017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nister1Party</text:p>
          </table:table-cell>
          <table:table-cell office:value-type="float" office:value="2.88383842259645" calcext:value-type="float">
            <text:p>2.8838384226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6.40898024314083" calcext:value-type="float">
            <text:p>6.408980243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nister2Party</text:p>
          </table:table-cell>
          <table:table-cell office:value-type="float" office:value="1.06818184256554" calcext:value-type="float">
            <text:p>1.0681818426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4.03544001989067" calcext:value-type="float">
            <text:p>4.035440019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jurisdiction</text:p>
          </table:table-cell>
          <table:table-cell office:value-type="float" office:value="0.171264369040728" calcext:value-type="float">
            <text:p>0.171264369</text:p>
          </table:table-cell>
          <table:table-cell table:number-columns-repeated="2"/>
          <table:table-cell office:value-type="string" calcext:value-type="string">
            <text:p>almaMat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3.41290768329054" calcext:value-type="float">
            <text:p>3.412907683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arty</text:p>
          </table:table-cell>
          <table:table-cell office:value-type="float" office:value="51.3863314762712" calcext:value-type="float">
            <text:p>51.3863314763</text:p>
          </table:table-cell>
          <table:table-cell table:number-columns-repeated="2"/>
          <table:table-cell office:value-type="string" calcext:value-type="string">
            <text:p>agencyName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3.39619008265436" calcext:value-type="float">
            <text:p>3.396190082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PartyInLegislature</text:p>
          </table:table-cell>
          <table:table-cell office:value-type="float" office:value="1.14270076155663" calcext:value-type="float">
            <text:p>1.1427007616</text:p>
          </table:table-cell>
          <table:table-cell table:number-columns-repeated="2"/>
          <table:table-cell office:value-type="string" calcext:value-type="string">
            <text:p>legislatureStatus</text:p>
          </table:table-cell>
          <table:table-cell office:value-type="string" calcext:value-type="string">
            <text:p>Coalition; </text:p>
          </table:table-cell>
          <table:table-cell office:value-type="float" office:value="1" calcext:value-type="float">
            <text:p>1</text:p>
          </table:table-cell>
          <table:table-cell office:value-type="float" office:value="2.56965398415923" calcext:value-type="float">
            <text:p>2.569653984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aderName</text:p>
          </table:table-cell>
          <table:table-cell office:value-type="float" office:value="0.600450681522489" calcext:value-type="float">
            <text:p>0.6004506815</text:p>
          </table:table-cell>
          <table:table-cell table:number-columns-repeated="2"/>
          <table:table-cell office:value-type="string" calcext:value-type="string">
            <text:p>prefix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2.51183916069567" calcext:value-type="float">
            <text:p>2.511839160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religion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2"/>
          <table:table-cell office:value-type="string" calcext:value-type="string">
            <text:p>governingBody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2.51107057463378" calcext:value-type="float">
            <text:p>2.511070574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fter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2"/>
          <table:table-cell office:value-type="string" calcext:value-type="string">
            <text:p>co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litaryCommand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2"/>
          <table:table-cell office:value-type="string" calcext:value-type="string">
            <text:p>office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2.4598343545571" calcext:value-type="float">
            <text:p>2.459834354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escription</text:p>
          </table:table-cell>
          <table:table-cell office:value-type="float" office:value="0.00775193795561791" calcext:value-type="float">
            <text:p>0.007751938</text:p>
          </table:table-cell>
          <table:table-cell table:number-columns-repeated="2"/>
          <table:table-cell office:value-type="string" calcext:value-type="string">
            <text:p>jurisdiction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2.32761227618903" calcext:value-type="float">
            <text:p>2.327612276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PartyOfLeader</text:p>
          </table:table-cell>
          <table:table-cell office:value-type="float" office:value="0.121794875711203" calcext:value-type="float">
            <text:p>0.1217948757</text:p>
          </table:table-cell>
          <table:table-cell table:number-columns-repeated="2"/>
          <table:table-cell office:value-type="string" calcext:value-type="string">
            <text:p>appoint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2.10501256585121" calcext:value-type="float">
            <text:p>2.105012565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ffiliation</text:p>
          </table:table-cell>
          <table:table-cell office:value-type="float" office:value="0.0526315793395042" calcext:value-type="float">
            <text:p>0.0526315793</text:p>
          </table:table-cell>
          <table:table-cell table:number-columns-repeated="2"/>
          <table:table-cell office:value-type="string" calcext:value-type="string">
            <text:p>mpsub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1.94549111090601" calcext:value-type="float">
            <text:p>1.945491110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4Agency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leaderName</text:p>
          </table:table-cell>
          <table:table-cell office:value-type="string" calcext:value-type="string">
            <text:p>Liberal; Labour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1.77246540008734" calcext:value-type="float">
            <text:p>1.772465400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Party</text:p>
          </table:table-cell>
          <table:table-cell office:value-type="float" office:value="1.00340910255909" calcext:value-type="float">
            <text:p>1.0034091026</text:p>
          </table:table-cell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1.52083757147193" calcext:value-type="float">
            <text:p>1.520837571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litaryBranch</text:p>
          </table:table-cell>
          <table:table-cell office:value-type="float" office:value="0.0470085479319096" calcext:value-type="float">
            <text:p>0.0470085479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1.46924088615924" calcext:value-type="float">
            <text:p>1.469240886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abel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politicalPartyInLegislature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1.23763079829514" calcext:value-type="float">
            <text:p>1.237630798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eader</text:p>
          </table:table-cell>
          <table:table-cell office:value-type="float" office:value="0.333333343267441" calcext:value-type="float">
            <text:p>0.3333333433</text:p>
          </table:table-cell>
          <table:table-cell table:number-columns-repeated="2"/>
          <table:table-cell office:value-type="string" calcext:value-type="string">
            <text:p>minister1Party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1.21280744392425" calcext:value-type="float">
            <text:p>1.212807443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attle</text:p>
          </table:table-cell>
          <table:table-cell office:value-type="float" office:value="0.135553209111095" calcext:value-type="float">
            <text:p>0.1355532091</text:p>
          </table:table-cell>
          <table:table-cell table:number-columns-repeated="2"/>
          <table:table-cell office:value-type="string" calcext:value-type="string">
            <text:p>insignia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1.17738097906113" calcext:value-type="float">
            <text:p>1.177380979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hortDescription</text:p>
          </table:table-cell>
          <table:table-cell office:value-type="float" office:value="0.076441103592515" calcext:value-type="float">
            <text:p>0.0764411036</text:p>
          </table:table-cell>
          <table:table-cell table:number-columns-repeated="2"/>
          <table:table-cell office:value-type="string" calcext:value-type="string">
            <text:p>agency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1.00663595087826" calcext:value-type="float">
            <text:p>1.006635950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ranch</text:p>
          </table:table-cell>
          <table:table-cell office:value-type="float" office:value="0.0470085479319096" calcext:value-type="float">
            <text:p>0.0470085479</text:p>
          </table:table-cell>
          <table:table-cell table:number-columns-repeated="2"/>
          <table:table-cell office:value-type="string" calcext:value-type="string">
            <text:p>caption</text:p>
          </table:table-cell>
          <table:table-cell office:value-type="string" calcext:value-type="string">
            <text:p>Liberal; Labour; Coalition; National; </text:p>
          </table:table-cell>
          <table:table-cell office:value-type="float" office:value="4" calcext:value-type="float">
            <text:p>4</text:p>
          </table:table-cell>
          <table:table-cell office:value-type="float" office:value="0.895397469168529" calcext:value-type="float">
            <text:p>0.895397469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attles</text:p>
          </table:table-cell>
          <table:table-cell office:value-type="float" office:value="0.135553209111095" calcext:value-type="float">
            <text:p>0.1355532091</text:p>
          </table:table-cell>
          <table:table-cell table:number-columns-repeated="2"/>
          <table:table-cell office:value-type="string" calcext:value-type="string">
            <text:p>shortDescription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87509719398804" calcext:value-type="float">
            <text:p>0.87509719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artyColour</text:p>
          </table:table-cell>
          <table:table-cell office:value-type="float" office:value="0.0172413792461157" calcext:value-type="float">
            <text:p>0.0172413792</text:p>
          </table:table-cell>
          <table:table-cell table:number-columns-repeated="2"/>
          <table:table-cell office:value-type="string" calcext:value-type="string">
            <text:p>politicalGroups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0.825396355986595" calcext:value-type="float">
            <text:p>0.82539635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artyName</text:p>
          </table:table-cell>
          <table:table-cell office:value-type="float" office:value="0.0470270272344351" calcext:value-type="float">
            <text:p>0.0470270272</text:p>
          </table:table-cell>
          <table:table-cell table:number-columns-repeated="2"/>
          <table:table-cell office:value-type="string" calcext:value-type="string">
            <text:p>membership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765201576054096" calcext:value-type="float">
            <text:p>0.765201576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hild1Agency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leader1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758374011144042" calcext:value-type="float">
            <text:p>0.758374011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onProfitSlogan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2"/>
          <table:table-cell office:value-type="string" calcext:value-type="string">
            <text:p>before</text:p>
          </table:table-cell>
          <table:table-cell office:value-type="string" calcext:value-type="string">
            <text:p>Liberal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755317246541381" calcext:value-type="float">
            <text:p>0.755317246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embership</text:p>
          </table:table-cell>
          <table:table-cell office:value-type="float" office:value="0.148148149251938" calcext:value-type="float">
            <text:p>0.1481481493</text:p>
          </table:table-cell>
          <table:table-cell table:number-columns-repeated="2"/>
          <table:table-cell office:value-type="string" calcext:value-type="string">
            <text:p>headquarters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754785789176822" calcext:value-type="float">
            <text:p>0.754785789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efore</text:p>
          </table:table-cell>
          <table:table-cell office:value-type="float" office:value="0.132795702666044" calcext:value-type="float">
            <text:p>0.1327957027</text:p>
          </table:table-cell>
          <table:table-cell table:number-columns-repeated="2"/>
          <table:table-cell office:value-type="string" calcext:value-type="string">
            <text:p>preceding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737829592699806" calcext:value-type="float">
            <text:p>0.737829592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ra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2"/>
          <table:table-cell office:value-type="string" calcext:value-type="string">
            <text:p>hous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718675550073385" calcext:value-type="float">
            <text:p>0.718675550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ats4Titl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architect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715932838618755" calcext:value-type="float">
            <text:p>0.715932838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Groups</text:p>
          </table:table-cell>
          <table:table-cell office:value-type="float" office:value="0.085144929587841" calcext:value-type="float">
            <text:p>0.0851449296</text:p>
          </table:table-cell>
          <table:table-cell table:number-columns-repeated="2"/>
          <table:table-cell office:value-type="string" calcext:value-type="string">
            <text:p>architecturalSty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686817353591323" calcext:value-type="float">
            <text:p>0.686817353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ats2Title</text:p>
          </table:table-cell>
          <table:table-cell office:value-type="float" office:value="0.142046425491571" calcext:value-type="float">
            <text:p>0.1420464255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68581322254613" calcext:value-type="float">
            <text:p>0.68581322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decessor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2"/>
          <table:table-cell office:value-type="string" calcext:value-type="string">
            <text:p>childOrganisation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681096700951457" calcext:value-type="float">
            <text:p>0.68109670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Organisation</text:p>
          </table:table-cell>
          <table:table-cell office:value-type="float" office:value="0.275862067937851" calcext:value-type="float">
            <text:p>0.2758620679</text:p>
          </table:table-cell>
          <table:table-cell table:number-columns-repeated="2"/>
          <table:table-cell office:value-type="string" calcext:value-type="string">
            <text:p>parentOrganisation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679744734118382" calcext:value-type="float">
            <text:p>0.679744734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title</text:p>
          </table:table-cell>
          <table:table-cell office:value-type="float" office:value="1.47872850205749" calcext:value-type="float">
            <text:p>1.4787285021</text:p>
          </table:table-cell>
          <table:table-cell table:number-columns-repeated="2"/>
          <table:table-cell office:value-type="string" calcext:value-type="string">
            <text:p>parentAgency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654646977782249" calcext:value-type="float">
            <text:p>0.654646977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rder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2"/>
          <table:table-cell office:value-type="string" calcext:value-type="string">
            <text:p>politicalParty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647058383561671" calcext:value-type="float">
            <text:p>0.647058383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ameEnglish</text:p>
          </table:table-cell>
          <table:table-cell office:value-type="float" office:value="0.0393939409404993" calcext:value-type="float">
            <text:p>0.0393939409</text:p>
          </table:table-cell>
          <table:table-cell table:number-columns-repeated="2"/>
          <table:table-cell office:value-type="string" calcext:value-type="string">
            <text:p>company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633086049929261" calcext:value-type="float">
            <text:p>0.633086049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quote</text:p>
          </table:table-cell>
          <table:table-cell office:value-type="float" office:value="0.00793650839477778" calcext:value-type="float">
            <text:p>0.0079365084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oalition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624564141655962" calcext:value-type="float">
            <text:p>0.624564141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ame</text:p>
          </table:table-cell>
          <table:table-cell office:value-type="float" office:value="0.167237296700478" calcext:value-type="float">
            <text:p>0.1672372967</text:p>
          </table:table-cell>
          <table:table-cell table:number-columns-repeated="2"/>
          <table:table-cell office:value-type="string" calcext:value-type="string">
            <text:p>document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61904764175415" calcext:value-type="float">
            <text:p>0.61904764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deology</text:p>
          </table:table-cell>
          <table:table-cell office:value-type="float" office:value="0.0828282851725817" calcext:value-type="float">
            <text:p>0.0828282852</text:p>
          </table:table-cell>
          <table:table-cell table:number-columns-repeated="2"/>
          <table:table-cell office:value-type="string" calcext:value-type="string">
            <text:p>assembl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609271366149187" calcext:value-type="float">
            <text:p>0.609271366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2Agency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termleng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604458462446928" calcext:value-type="float">
            <text:p>0.604458462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Groups</text:p>
          </table:table-cell>
          <table:table-cell office:value-type="float" office:value="0.680466311052442" calcext:value-type="float">
            <text:p>0.6804663111</text:p>
          </table:table-cell>
          <table:table-cell table:number-columns-repeated="2"/>
          <table:table-cell office:value-type="string" calcext:value-type="string">
            <text:p>orderInOffice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578538147499785" calcext:value-type="float">
            <text:p>0.578538147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therParty</text:p>
          </table:table-cell>
          <table:table-cell office:value-type="float" office:value="0.137600041925907" calcext:value-type="float">
            <text:p>0.1376000419</text:p>
          </table:table-cell>
          <table:table-cell table:number-columns-repeated="2"/>
          <table:table-cell office:value-type="string" calcext:value-type="string">
            <text:p>meetingPlac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69572573527694" calcext:value-type="float">
            <text:p>0.569572573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ffice</text:p>
          </table:table-cell>
          <table:table-cell office:value-type="float" office:value="0.250049322843552" calcext:value-type="float">
            <text:p>0.2500493228</text:p>
          </table:table-cell>
          <table:table-cell table:number-columns-repeated="2"/>
          <table:table-cell office:value-type="string" calcext:value-type="string">
            <text:p>purpose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546571467071772" calcext:value-type="float">
            <text:p>0.546571467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onProfitName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2"/>
          <table:table-cell office:value-type="string" calcext:value-type="string">
            <text:p>nationali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39799752645195" calcext:value-type="float">
            <text:p>0.539799752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llies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residenc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33333346247673" calcext:value-type="float">
            <text:p>0.533333346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erps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2"/>
          <table:table-cell office:value-type="string" calcext:value-type="string">
            <text:p>preside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22096466273069" calcext:value-type="float">
            <text:p>0.522096466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pponents</text:p>
          </table:table-cell>
          <table:table-cell office:value-type="float" office:value="0.0172413792461157" calcext:value-type="float">
            <text:p>0.0172413792</text:p>
          </table:table-cell>
          <table:table-cell table:number-columns-repeated="2"/>
          <table:table-cell office:value-type="string" calcext:value-type="string">
            <text:p>nationalolympicco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15685714781284" calcext:value-type="float">
            <text:p>0.515685714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aderParty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12372339144349" calcext:value-type="float">
            <text:p>0.512372339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2"/>
          <table:table-cell office:value-type="string" calcext:value-type="string">
            <text:p>insignia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00000007450581" calcext:value-type="float">
            <text:p>0.500000007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therparty</text:p>
          </table:table-cell>
          <table:table-cell office:value-type="float" office:value="0.154841421172023" calcext:value-type="float">
            <text:p>0.1548414212</text:p>
          </table:table-cell>
          <table:table-cell table:number-columns-repeated="2"/>
          <table:table-cell office:value-type="string" calcext:value-type="string">
            <text:p>motto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498945636674762" calcext:value-type="float">
            <text:p>0.498945636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3Agency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legaljuri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95988741517067" calcext:value-type="float">
            <text:p>0.495988741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rderInOffice</text:p>
          </table:table-cell>
          <table:table-cell office:value-type="float" office:value="0.068268190138042" calcext:value-type="float">
            <text:p>0.0682681901</text:p>
          </table:table-cell>
          <table:table-cell table:number-columns-repeated="2"/>
          <table:table-cell office:value-type="string" calcext:value-type="string">
            <text:p>oppositionParty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0.46361111626029" calcext:value-type="float">
            <text:p>0.463611116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istor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logoCaption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461991915479302" calcext:value-type="float">
            <text:p>0.461991915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mbatant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office:value-type="string" calcext:value-type="string">
            <text:p>Liberal; Labour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443379083648324" calcext:value-type="float">
            <text:p>0.443379083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ppositionParty</text:p>
          </table:table-cell>
          <table:table-cell office:value-type="float" office:value="1.18333334475756" calcext:value-type="float">
            <text:p>1.1833333448</text:p>
          </table:table-cell>
          <table:table-cell table:number-columns-repeated="2"/>
          <table:table-cell office:value-type="string" calcext:value-type="string">
            <text:p>honorificSuffix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41296201199293" calcext:value-type="float">
            <text:p>0.441296201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 (68)</text:p>
          </table:table-cell>
          <table:table-cell table:number-columns-repeated="4"/>
          <table:table-cell office:value-type="string" calcext:value-type="string">
            <text:p>post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43809524923563" calcext:value-type="float">
            <text:p>0.438095249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nister2Name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politicalPartyOfLeader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435408325400203" calcext:value-type="float">
            <text:p>0.435408325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ister1Party</text:p>
          </table:table-cell>
          <table:table-cell office:value-type="float" office:value="0.357142873108387" calcext:value-type="float">
            <text:p>0.3571428731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30303037166595" calcext:value-type="float">
            <text:p>0.430303037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ccessor</text:p>
          </table:table-cell>
          <table:table-cell office:value-type="float" office:value="0.211951449513435" calcext:value-type="float">
            <text:p>0.2119514495</text:p>
          </table:table-cell>
          <table:table-cell table:number-columns-repeated="2"/>
          <table:table-cell office:value-type="string" calcext:value-type="string">
            <text:p>ideology</text:p>
          </table:table-cell>
          <table:table-cell office:value-type="string" calcext:value-type="string">
            <text:p>Liberal; Labour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412852584694823" calcext:value-type="float">
            <text:p>0.412852584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nister1Name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2"/>
          <table:table-cell office:value-type="string" calcext:value-type="string">
            <text:p>chief1Position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410210955888033" calcext:value-type="float">
            <text:p>0.410210955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ef2Position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2"/>
          <table:table-cell office:value-type="string" calcext:value-type="string">
            <text:p>coaPic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05882542952895" calcext:value-type="float">
            <text:p>0.4058825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rd</text:p>
          </table:table-cell>
          <table:table-cell office:value-type="float" office:value="0.013513513840735" calcext:value-type="float">
            <text:p>0.0135135138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05555557459593" calcext:value-type="float">
            <text:p>0.405555557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ister2Party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00000005960465" calcext:value-type="float">
            <text:p>0.40000000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inner</text:p>
          </table:table-cell>
          <table:table-cell office:value-type="float" office:value="0.323809528723359" calcext:value-type="float">
            <text:p>0.3238095287</text:p>
          </table:table-cell>
          <table:table-cell table:number-columns-repeated="2"/>
          <table:table-cell office:value-type="string" calcext:value-type="string">
            <text:p>moo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95833343267441" calcext:value-type="float">
            <text:p>0.395833343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ndidate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2"/>
          <table:table-cell office:value-type="string" calcext:value-type="string">
            <text:p>comp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85714299976826" calcext:value-type="float">
            <text:p>0.385714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nstituencyMp</text:p>
          </table:table-cell>
          <table:table-cell office:value-type="float" office:value="0.0166666675359011" calcext:value-type="float">
            <text:p>0.0166666675</text:p>
          </table:table-cell>
          <table:table-cell table:number-columns-repeated="2"/>
          <table:table-cell office:value-type="string" calcext:value-type="string">
            <text:p>minister2Party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3741883225739" calcext:value-type="float">
            <text:p>0.374188322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arty</text:p>
          </table:table-cell>
          <table:table-cell office:value-type="float" office:value="64.7056860029697" calcext:value-type="float">
            <text:p>64.705686003</text:p>
          </table:table-cell>
          <table:table-cell table:number-columns-repeated="2"/>
          <table:table-cell office:value-type="string" calcext:value-type="string">
            <text:p>organiz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66666674613953" calcext:value-type="float">
            <text:p>0.366666674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PartyInLegislature</text:p>
          </table:table-cell>
          <table:table-cell office:value-type="float" office:value="1.18140791915357" calcext:value-type="float">
            <text:p>1.1814079192</text:p>
          </table:table-cell>
          <table:table-cell table:number-columns-repeated="2"/>
          <table:table-cell office:value-type="string" calcext:value-type="string">
            <text:p>image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44114292412996" calcext:value-type="float">
            <text:p>0.344114292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arentOrganisation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43388604000211" calcext:value-type="float">
            <text:p>0.34338860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aderName</text:p>
          </table:table-cell>
          <table:table-cell office:value-type="float" office:value="3.10651186015457" calcext:value-type="float">
            <text:p>3.1065118602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41732900589705" calcext:value-type="float">
            <text:p>0.341732900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fter</text:p>
          </table:table-cell>
          <table:table-cell office:value-type="float" office:value="0.0147058824077249" calcext:value-type="float">
            <text:p>0.0147058824</text:p>
          </table:table-cell>
          <table:table-cell table:number-columns-repeated="2"/>
          <table:table-cell office:value-type="string" calcext:value-type="string">
            <text:p>system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40909093618393" calcext:value-type="float">
            <text:p>0.340909093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oser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2"/>
          <table:table-cell office:value-type="string" calcext:value-type="string">
            <text:p>child1Agency</text:p>
          </table:table-cell>
          <table:table-cell office:value-type="string" calcext:value-type="string">
            <text:p>Liberal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333528272186716" calcext:value-type="float">
            <text:p>0.333528272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keydocument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33333343267441" calcext:value-type="float">
            <text:p>0.333333343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PartyOfLeader</text:p>
          </table:table-cell>
          <table:table-cell office:value-type="float" office:value="0.508690100163221" calcext:value-type="float">
            <text:p>0.5086901002</text:p>
          </table:table-cell>
          <table:table-cell table:number-columns-repeated="2"/>
          <table:table-cell office:value-type="string" calcext:value-type="string">
            <text:p>submittedTo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3333333581686" calcext:value-type="float">
            <text:p>0.333333335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ffiliation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hous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33332993090153" calcext:value-type="float">
            <text:p>0.333332993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hief1Position</text:p>
          </table:table-cell>
          <table:table-cell office:value-type="float" office:value="0.218919221311808" calcext:value-type="float">
            <text:p>0.2189192213</text:p>
          </table:table-cell>
          <table:table-cell table:number-columns-repeated="2"/>
          <table:table-cell office:value-type="string" calcext:value-type="string">
            <text:p>pictu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26269771903753" calcext:value-type="float">
            <text:p>0.326269771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arentAgency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2"/>
          <table:table-cell office:value-type="string" calcext:value-type="string">
            <text:p>overviewbod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21794878691435" calcext:value-type="float">
            <text:p>0.321794878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ffiliations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picture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09935869649053" calcext:value-type="float">
            <text:p>0.309935869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perseding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2"/>
          <table:table-cell office:value-type="string" calcext:value-type="string">
            <text:p>successor</text:p>
          </table:table-cell>
          <table:table-cell office:value-type="string" calcext:value-type="string">
            <text:p>Labour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301593213652571" calcext:value-type="float">
            <text:p>0.301593213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Party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affiliations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290015939623117" calcext:value-type="float">
            <text:p>0.290015939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stituency</text:p>
          </table:table-cell>
          <table:table-cell office:value-type="float" office:value="0.0169491525739431" calcext:value-type="float">
            <text:p>0.0169491526</text:p>
          </table:table-cell>
          <table:table-cell table:number-columns-repeated="2"/>
          <table:table-cell office:value-type="string" calcext:value-type="string">
            <text:p>child3Agency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271249130368233" calcext:value-type="float">
            <text:p>0.271249130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abel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parent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66154194250703" calcext:value-type="float">
            <text:p>0.266154194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ootnotes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2"/>
          <table:table-cell office:value-type="string" calcext:value-type="string">
            <text:p>nearestCi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57456429302692" calcext:value-type="float">
            <text:p>0.257456429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naugural</text:p>
          </table:table-cell>
          <table:table-cell office:value-type="float" office:value="0.183333337306976" calcext:value-type="float">
            <text:p>0.1833333373</text:p>
          </table:table-cell>
          <table:table-cell table:number-columns-repeated="2"/>
          <table:table-cell office:value-type="string" calcext:value-type="string">
            <text:p>partof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57435869425535" calcext:value-type="float">
            <text:p>0.257435869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ister1name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2"/>
          <table:table-cell office:value-type="string" calcext:value-type="string">
            <text:p>pare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56466211751103" calcext:value-type="float">
            <text:p>0.256466211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ogoCaption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2"/>
          <table:table-cell office:value-type="string" calcext:value-type="string">
            <text:p>enact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hortDescription</text:p>
          </table:table-cell>
          <table:table-cell office:value-type="float" office:value="0.696177143603563" calcext:value-type="float">
            <text:p>0.6961771436</text:p>
          </table:table-cell>
          <table:table-cell table:number-columns-repeated="2"/>
          <table:table-cell office:value-type="string" calcext:value-type="string">
            <text:p>government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47354501858354" calcext:value-type="float">
            <text:p>0.247354501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wards</text:p>
          </table:table-cell>
          <table:table-cell office:value-type="float" office:value="0.013513513840735" calcext:value-type="float">
            <text:p>0.0135135138</text:p>
          </table:table-cell>
          <table:table-cell table:number-columns-repeated="2"/>
          <table:table-cell office:value-type="string" calcext:value-type="string">
            <text:p>superseding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244192616082728" calcext:value-type="float">
            <text:p>0.244192616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otto</text:p>
          </table:table-cell>
          <table:table-cell office:value-type="float" office:value="0.188345868140459" calcext:value-type="float">
            <text:p>0.1883458681</text:p>
          </table:table-cell>
          <table:table-cell table:number-columns-repeated="2"/>
          <table:table-cell office:value-type="string" calcext:value-type="string">
            <text:p>own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43678070604801" calcext:value-type="float">
            <text:p>0.243678070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gion</text:p>
          </table:table-cell>
          <table:table-cell office:value-type="float" office:value="0.0336158201098442" calcext:value-type="float">
            <text:p>0.0336158201</text:p>
          </table:table-cell>
          <table:table-cell table:number-columns-repeated="2"/>
          <table:table-cell office:value-type="string" calcext:value-type="string">
            <text:p>replac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3989899456501" calcext:value-type="float">
            <text:p>0.239898994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3rdparty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legislativePeriod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36666668206453" calcext:value-type="float">
            <text:p>0.236666668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eceding</text:p>
          </table:table-cell>
          <table:table-cell office:value-type="float" office:value="0.221351787447929" calcext:value-type="float">
            <text:p>0.2213517874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30472355149686" calcext:value-type="float">
            <text:p>0.23047235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1stparty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longTit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30332173407078" calcext:value-type="float">
            <text:p>0.230332173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urpose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winner</text:p>
          </table:table-cell>
          <table:table-cell office:value-type="string" calcext:value-type="string">
            <text:p>Labour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223809527233243" calcext:value-type="float">
            <text:p>0.223809527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eats4Titl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child2Agency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21485111862421" calcext:value-type="float">
            <text:p>0.214851118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decessor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2"/>
          <table:table-cell office:value-type="string" calcext:value-type="string">
            <text:p>assoc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14285723865032" calcext:value-type="float">
            <text:p>0.214285723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Organisation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minister1Pfo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212862504646182" calcext:value-type="float">
            <text:p>0.212862504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nister1Pfo</text:p>
          </table:table-cell>
          <table:table-cell office:value-type="float" office:value="0.290159717202187" calcext:value-type="float">
            <text:p>0.2901597172</text:p>
          </table:table-cell>
          <table:table-cell table:number-columns-repeated="2"/>
          <table:table-cell office:value-type="string" calcext:value-type="string">
            <text:p>otherParty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0.208599000237882" calcext:value-type="float">
            <text:p>0.208599000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title</text:p>
          </table:table-cell>
          <table:table-cell office:value-type="float" office:value="5.21091982349753" calcext:value-type="float">
            <text:p>5.2109198235</text:p>
          </table:table-cell>
          <table:table-cell table:number-columns-repeated="2"/>
          <table:table-cell office:value-type="string" calcext:value-type="string">
            <text:p>otherparty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0.207986780069768" calcext:value-type="float">
            <text:p>0.207986780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rder</text:p>
          </table:table-cell>
          <table:table-cell office:value-type="float" office:value="0.207537667825818" calcext:value-type="float">
            <text:p>0.2075376678</text:p>
          </table:table-cell>
          <table:table-cell table:number-columns-repeated="2"/>
          <table:table-cell office:value-type="string" calcext:value-type="string">
            <text:p>conventionalLong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7653757184744" calcext:value-type="float">
            <text:p>0.207653757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al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2"/>
          <table:table-cell office:value-type="string" calcext:value-type="string">
            <text:p>branch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6666670739651" calcext:value-type="float">
            <text:p>0.206666670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knownFor</text:p>
          </table:table-cell>
          <table:table-cell office:value-type="float" office:value="0.0444444455206394" calcext:value-type="float">
            <text:p>0.0444444455</text:p>
          </table:table-cell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6255401484668" calcext:value-type="float">
            <text:p>0.206255401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2ndparty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citizenshi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5847926437855" calcext:value-type="float">
            <text:p>0.205847926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ader</text:p>
          </table:table-cell>
          <table:table-cell office:value-type="float" office:value="0.193594771437347" calcext:value-type="float">
            <text:p>0.1935947714</text:p>
          </table:table-cell>
          <table:table-cell table:number-columns-repeated="2"/>
          <table:table-cell office:value-type="string" calcext:value-type="string">
            <text:p>succeed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5216933041811" calcext:value-type="float">
            <text:p>0.20521693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875056447461247" calcext:value-type="float">
            <text:p>0.8750564475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1480394229293" calcext:value-type="float">
            <text:p>0.201480394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deology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2"/>
          <table:table-cell office:value-type="string" calcext:value-type="string">
            <text:p>reason</text:p>
          </table:table-cell>
          <table:table-cell office:value-type="string" calcext:value-type="string">
            <text:p>Coalition; </text:p>
          </table:table-cell>
          <table:table-cell office:value-type="float" office:value="1" calcext:value-type="float">
            <text:p>1</text:p>
          </table:table-cell>
          <table:table-cell office:value-type="float" office:value="0.200000002980232" calcext:value-type="float">
            <text:p>0.2000000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hild2Agenc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legislatu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90048469230533" calcext:value-type="float">
            <text:p>0.190048469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Groups</text:p>
          </table:table-cell>
          <table:table-cell office:value-type="float" office:value="0.818078545853496" calcext:value-type="float">
            <text:p>0.8180785459</text:p>
          </table:table-cell>
          <table:table-cell table:number-columns-repeated="2"/>
          <table:table-cell office:value-type="string" calcext:value-type="string">
            <text:p>command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88070428557694" calcext:value-type="float">
            <text:p>0.188070428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therParty</text:p>
          </table:table-cell>
          <table:table-cell office:value-type="float" office:value="0.0856831474229693" calcext:value-type="float">
            <text:p>0.0856831474</text:p>
          </table:table-cell>
          <table:table-cell table:number-columns-repeated="2"/>
          <table:table-cell office:value-type="string" calcext:value-type="string">
            <text:p>companySloga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86386585235596" calcext:value-type="float">
            <text:p>0.186386585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ffice</text:p>
          </table:table-cell>
          <table:table-cell office:value-type="float" office:value="2.6812806725502" calcext:value-type="float">
            <text:p>2.6812806726</text:p>
          </table:table-cell>
          <table:table-cell table:number-columns-repeated="2"/>
          <table:table-cell office:value-type="string" calcext:value-type="string">
            <text:p>child5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85098633170128" calcext:value-type="float">
            <text:p>0.185098633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eats3Title</text:p>
          </table:table-cell>
          <table:table-cell office:value-type="float" office:value="0.0679723508656025" calcext:value-type="float">
            <text:p>0.0679723509</text:p>
          </table:table-cell>
          <table:table-cell table:number-columns-repeated="2"/>
          <table:table-cell office:value-type="string" calcext:value-type="string">
            <text:p>constituencyMp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84682070277631" calcext:value-type="float">
            <text:p>0.18468207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float" office:value="0.476190492510796" calcext:value-type="float">
            <text:p>0.4761904925</text:p>
          </table:table-cell>
          <table:table-cell table:number-columns-repeated="2"/>
          <table:table-cell office:value-type="string" calcext:value-type="string">
            <text:p>minister1pfo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83823529630899" calcext:value-type="float">
            <text:p>0.183823529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ef1Nam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affiliation</text:p>
          </table:table-cell>
          <table:table-cell office:value-type="string" calcext:value-type="string">
            <text:p>Liberal; Labour; Coalition; National; </text:p>
          </table:table-cell>
          <table:table-cell office:value-type="float" office:value="4" calcext:value-type="float">
            <text:p>4</text:p>
          </table:table-cell>
          <table:table-cell office:value-type="float" office:value="0.177656505722553" calcext:value-type="float">
            <text:p>0.177656505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s</text:p>
          </table:table-cell>
          <table:table-cell office:value-type="float" office:value="0.247306477278471" calcext:value-type="float">
            <text:p>0.2473064773</text:p>
          </table:table-cell>
          <table:table-cell table:number-columns-repeated="2"/>
          <table:table-cell office:value-type="string" calcext:value-type="string">
            <text:p>header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77304969169199" calcext:value-type="float">
            <text:p>0.177304969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aderTitle</text:p>
          </table:table-cell>
          <table:table-cell office:value-type="float" office:value="0.0526315793395042" calcext:value-type="float">
            <text:p>0.0526315793</text:p>
          </table:table-cell>
          <table:table-cell table:number-columns-repeated="2"/>
          <table:table-cell office:value-type="string" calcext:value-type="string">
            <text:p>as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75266501028091" calcext:value-type="float">
            <text:p>0.17526650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0.0307511743158102" calcext:value-type="float">
            <text:p>0.0307511743</text:p>
          </table:table-cell>
          <table:table-cell table:number-columns-repeated="2"/>
          <table:table-cell office:value-type="string" calcext:value-type="string">
            <text:p>availab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72345872968435" calcext:value-type="float">
            <text:p>0.1723458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therparty</text:p>
          </table:table-cell>
          <table:table-cell office:value-type="float" office:value="0.0856831474229693" calcext:value-type="float">
            <text:p>0.0856831474</text:p>
          </table:table-cell>
          <table:table-cell table:number-columns-repeated="2"/>
          <table:table-cell office:value-type="string" calcext:value-type="string">
            <text:p>knownFor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72211600467563" calcext:value-type="float">
            <text:p>0.172211600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ister3Party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2"/>
          <table:table-cell office:value-type="string" calcext:value-type="string">
            <text:p>occupation</text:p>
          </table:table-cell>
          <table:table-cell office:value-type="string" calcext:value-type="string">
            <text:p>Coalition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71814570669085" calcext:value-type="float">
            <text:p>0.171814570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gencyName</text:p>
          </table:table-cell>
          <table:table-cell office:value-type="float" office:value="0.750056447461247" calcext:value-type="float">
            <text:p>0.7500564475</text:p>
          </table:table-cell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Liberal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167239541498323" calcext:value-type="float">
            <text:p>0.167239541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rderInOffice</text:p>
          </table:table-cell>
          <table:table-cell office:value-type="float" office:value="0.508469839580357" calcext:value-type="float">
            <text:p>0.5084698396</text:p>
          </table:table-cell>
          <table:table-cell table:number-columns-repeated="2"/>
          <table:table-cell office:value-type="string" calcext:value-type="string">
            <text:p>document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6666667163372" calcext:value-type="float">
            <text:p>0.166666671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eats1Titl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awards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6590127395466" calcext:value-type="float">
            <text:p>0.16590127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ppositionParty</text:p>
          </table:table-cell>
          <table:table-cell office:value-type="float" office:value="0.340277777984738" calcext:value-type="float">
            <text:p>0.340277778</text:p>
          </table:table-cell>
          <table:table-cell table:number-columns-repeated="2"/>
          <table:table-cell office:value-type="string" calcext:value-type="string">
            <text:p>leader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163686721585691" calcext:value-type="float">
            <text:p>0.163686721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ncumbent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2"/>
          <table:table-cell office:value-type="string" calcext:value-type="string">
            <text:p>inaugural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63095243275166" calcext:value-type="float">
            <text:p>0.163095243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ealCaption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2"/>
          <table:table-cell office:value-type="string" calcext:value-type="string">
            <text:p>eas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62464993074536" calcext:value-type="float">
            <text:p>0.162464993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anningite and Whig (0)</text:p>
          </table:table-cell>
          <table:table-cell table:number-columns-repeated="4"/>
          <table:table-cell office:value-type="string" calcext:value-type="string">
            <text:p>seal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162397058680654" calcext:value-type="float">
            <text:p>0.162397058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hig and Peelite (0)</text:p>
          </table:table-cell>
          <table:table-cell table:number-columns-repeated="4"/>
          <table:table-cell office:value-type="string" calcext:value-type="string">
            <text:p>imageTit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5656565874815" calcext:value-type="float">
            <text:p>0.156565658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hig (1)</text:p>
          </table:table-cell>
          <table:table-cell table:number-columns-repeated="4"/>
          <table:table-cell office:value-type="string" calcext:value-type="string">
            <text:p>minister1name</text:p>
          </table:table-cell>
          <table:table-cell office:value-type="string" calcext:value-type="string">
            <text:p>Labour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153896108269692" calcext:value-type="float">
            <text:p>0.153896108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arty</text:p>
          </table:table-cell>
          <table:table-cell office:value-type="float" office:value="0.356174069456756" calcext:value-type="float">
            <text:p>0.3561740695</text:p>
          </table:table-cell>
          <table:table-cell table:number-columns-repeated="2"/>
          <table:table-cell office:value-type="string" calcext:value-type="string">
            <text:p>headquarter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153147885575891" calcext:value-type="float">
            <text:p>0.153147885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 (22)</text:p>
          </table:table-cell>
          <table:table-cell table:number-columns-repeated="4"/>
          <table:table-cell office:value-type="string" calcext:value-type="string">
            <text:p>pGroups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51268118992448" calcext:value-type="float">
            <text:p>0.15126811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ffice</text:p>
          </table:table-cell>
          <table:table-cell office:value-type="float" office:value="0.0235294122248888" calcext:value-type="float">
            <text:p>0.0235294122</text:p>
          </table:table-cell>
          <table:table-cell table:number-columns-repeated="2"/>
          <table:table-cell office:value-type="string" calcext:value-type="string">
            <text:p>nationaltea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9787581525743" calcext:value-type="float">
            <text:p>0.149787581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ccupation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2"/>
          <table:table-cell office:value-type="string" calcext:value-type="string">
            <text:p>sloga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7459778934717" calcext:value-type="float">
            <text:p>0.147459778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ccessor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2"/>
          <table:table-cell office:value-type="string" calcext:value-type="string">
            <text:p>native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7234082221985" calcext:value-type="float">
            <text:p>0.147234082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ason</text:p>
          </table:table-cell>
          <table:table-cell office:value-type="float" office:value="0.200000002980232" calcext:value-type="float">
            <text:p>0.200000003</text:p>
          </table:table-cell>
          <table:table-cell table:number-columns-repeated="2"/>
          <table:table-cell office:value-type="string" calcext:value-type="string">
            <text:p>leader2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5425826311111" calcext:value-type="float">
            <text:p>0.145425826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efore</text:p>
          </table:table-cell>
          <table:table-cell office:value-type="float" office:value="1.90067739970982" calcext:value-type="float">
            <text:p>1.9006773997</text:p>
          </table:table-cell>
          <table:table-cell table:number-columns-repeated="2"/>
          <table:table-cell office:value-type="string" calcext:value-type="string">
            <text:p>child6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4436463713646" calcext:value-type="float">
            <text:p>0.144436463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pponents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2"/>
          <table:table-cell office:value-type="string" calcext:value-type="string">
            <text:p>former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4230769947171" calcext:value-type="float">
            <text:p>0.144230769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1.00000002980232" calcext:value-type="float">
            <text:p>1.0000000298</text:p>
          </table:table-cell>
          <table:table-cell table:number-columns-repeated="2"/>
          <table:table-cell office:value-type="string" calcext:value-type="string">
            <text:p>tea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3703417852521" calcext:value-type="float">
            <text:p>0.143703417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therparty</text:p>
          </table:table-cell>
          <table:table-cell office:value-type="float" office:value="0.015625" calcext:value-type="float">
            <text:p>0.015625</text:p>
          </table:table-cell>
          <table:table-cell table:number-columns-repeated="2"/>
          <table:table-cell office:value-type="string" calcext:value-type="string">
            <text:p>sponso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arty</text:p>
          </table:table-cell>
          <table:table-cell office:value-type="float" office:value="1.78032993525267" calcext:value-type="float">
            <text:p>1.7803299353</text:p>
          </table:table-cell>
          <table:table-cell table:number-columns-repeated="2"/>
          <table:table-cell office:value-type="string" calcext:value-type="string">
            <text:p>las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wi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PartyInLegislature</text:p>
          </table:table-cell>
          <table:table-cell office:value-type="float" office:value="0.426877722144127" calcext:value-type="float">
            <text:p>0.4268777221</text:p>
          </table:table-cell>
          <table:table-cell table:number-columns-repeated="2"/>
          <table:table-cell office:value-type="string" calcext:value-type="string">
            <text:p>workplac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1561858355999" calcext:value-type="float">
            <text:p>0.141561858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decessor</text:p>
          </table:table-cell>
          <table:table-cell office:value-type="float" office:value="0.0388204548507929" calcext:value-type="float">
            <text:p>0.0388204549</text:p>
          </table:table-cell>
          <table:table-cell table:number-columns-repeated="2"/>
          <table:table-cell office:value-type="string" calcext:value-type="string">
            <text:p>award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38513521291316" calcext:value-type="float">
            <text:p>0.138513521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float" office:value="0.200000002980232" calcext:value-type="float">
            <text:p>0.200000003</text:p>
          </table:table-cell>
          <table:table-cell table:number-columns-repeated="2"/>
          <table:table-cell office:value-type="string" calcext:value-type="string">
            <text:p>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36446891352534" calcext:value-type="float">
            <text:p>0.136446891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attle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2"/>
          <table:table-cell office:value-type="string" calcext:value-type="string">
            <text:p>logo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8787882626057" calcext:value-type="float">
            <text:p>0.128787882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quote</text:p>
          </table:table-cell>
          <table:table-cell office:value-type="float" office:value="0.0140845067799091" calcext:value-type="float">
            <text:p>0.0140845068</text:p>
          </table:table-cell>
          <table:table-cell table:number-columns-repeated="2"/>
          <table:table-cell office:value-type="string" calcext:value-type="string">
            <text:p>ministerTit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6811597496271" calcext:value-type="float">
            <text:p>0.126811597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apCaption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2"/>
          <table:table-cell office:value-type="string" calcext:value-type="string">
            <text:p>laterwork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555256381631" calcext:value-type="float">
            <text:p>0.125555256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ffiliation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2"/>
          <table:table-cell office:value-type="string" calcext:value-type="string">
            <text:p>ro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12218952179" calcext:value-type="float">
            <text:p>0.125122189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Groups</text:p>
          </table:table-cell>
          <table:table-cell office:value-type="float" office:value="0.39963892288506" calcext:value-type="float">
            <text:p>0.3996389229</text:p>
          </table:table-cell>
          <table:table-cell table:number-columns-repeated="2"/>
          <table:table-cell office:value-type="string" calcext:value-type="string">
            <text:p>alliance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ppositionParty</text:p>
          </table:table-cell>
          <table:table-cell office:value-type="float" office:value="0.111111113801599" calcext:value-type="float">
            <text:p>0.1111111138</text:p>
          </table:table-cell>
          <table:table-cell table:number-columns-repeated="2"/>
          <table:table-cell office:value-type="string" calcext:value-type="string">
            <text:p>personquot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attles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2"/>
          <table:table-cell office:value-type="string" calcext:value-type="string">
            <text:p>issu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gislatureStatus</text:p>
          </table:table-cell>
          <table:table-cell office:value-type="float" office:value="2.56965398415923" calcext:value-type="float">
            <text:p>2.5696539842</text:p>
          </table:table-cell>
          <table:table-cell table:number-columns-repeated="2"/>
          <table:table-cell office:value-type="string" calcext:value-type="string">
            <text:p>eligib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therParty</text:p>
          </table:table-cell>
          <table:table-cell office:value-type="float" office:value="0.015625" calcext:value-type="float">
            <text:p>0.015625</text:p>
          </table:table-cell>
          <table:table-cell table:number-columns-repeated="2"/>
          <table:table-cell office:value-type="string" calcext:value-type="string">
            <text:p>union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 and Unionist (1)</text:p>
          </table:table-cell>
          <table:table-cell table:number-columns-repeated="4"/>
          <table:table-cell office:value-type="string" calcext:value-type="string">
            <text:p>mapCaption</text:p>
          </table:table-cell>
          <table:table-cell office:value-type="string" calcext:value-type="string">
            <text:p>Coalition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24958325177431" calcext:value-type="float">
            <text:p>0.124958325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arty</text:p>
          </table:table-cell>
          <table:table-cell office:value-type="float" office:value="0.0126582281664014" calcext:value-type="float">
            <text:p>0.0126582282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23894135467708" calcext:value-type="float">
            <text:p>0.123894135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 (367)</text:p>
          </table:table-cell>
          <table:table-cell table:number-columns-repeated="4"/>
          <table:table-cell office:value-type="string" calcext:value-type="string">
            <text:p>militaryBranch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23894135467708" calcext:value-type="float">
            <text:p>0.123894135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ccession</text:p>
          </table:table-cell>
          <table:table-cell office:value-type="float" office:value="0.0466124657541513" calcext:value-type="float">
            <text:p>0.0466124658</text:p>
          </table:table-cell>
          <table:table-cell table:number-columns-repeated="2"/>
          <table:table-cell office:value-type="string" calcext:value-type="string">
            <text:p>parentCompan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0964854955673" calcext:value-type="float">
            <text:p>0.12096485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sident</text:p>
          </table:table-cell>
          <table:table-cell office:value-type="float" office:value="0.522096466273069" calcext:value-type="float">
            <text:p>0.5220964663</text:p>
          </table:table-cell>
          <table:table-cell table:number-columns-repeated="2"/>
          <table:table-cell office:value-type="string" calcext:value-type="string">
            <text:p>militaryCommand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20313730556518" calcext:value-type="float">
            <text:p>0.120313730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esignation</text:p>
          </table:table-cell>
          <table:table-cell office:value-type="float" office:value="0.0655913986265659" calcext:value-type="float">
            <text:p>0.0655913986</text:p>
          </table:table-cell>
          <table:table-cell table:number-columns-repeated="2"/>
          <table:table-cell office:value-type="string" calcext:value-type="string">
            <text:p>child4Agency</text:p>
          </table:table-cell>
          <table:table-cell office:value-type="string" calcext:value-type="string">
            <text:p>Liberal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116799085711439" calcext:value-type="float">
            <text:p>0.116799085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nister2Party</text:p>
          </table:table-cell>
          <table:table-cell office:value-type="float" office:value="0.214285723865032" calcext:value-type="float">
            <text:p>0.2142857239</text:p>
          </table:table-cell>
          <table:table-cell table:number-columns-repeated="2"/>
          <table:table-cell office:value-type="string" calcext:value-type="string">
            <text:p>library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6545571014285" calcext:value-type="float">
            <text:p>0.11654557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rchitecturalStyle</text:p>
          </table:table-cell>
          <table:table-cell office:value-type="float" office:value="0.686817353591323" calcext:value-type="float">
            <text:p>0.6868173536</text:p>
          </table:table-cell>
          <table:table-cell table:number-columns-repeated="2"/>
          <table:table-cell office:value-type="string" calcext:value-type="string">
            <text:p>sealCaption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116239195689559" calcext:value-type="float">
            <text:p>0.116239195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arty</text:p>
          </table:table-cell>
          <table:table-cell office:value-type="float" office:value="27.7971680900082" calcext:value-type="float">
            <text:p>27.79716809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12945694476366" calcext:value-type="float">
            <text:p>0.112945694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verviewbody</text:p>
          </table:table-cell>
          <table:table-cell office:value-type="float" office:value="0.321794878691435" calcext:value-type="float">
            <text:p>0.3217948787</text:p>
          </table:table-cell>
          <table:table-cell table:number-columns-repeated="2"/>
          <table:table-cell office:value-type="string" calcext:value-type="string">
            <text:p>constituencyA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167623847723" calcext:value-type="float">
            <text:p>0.111676238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ventEnd</text:p>
          </table:table-cell>
          <table:table-cell office:value-type="float" office:value="0.0483682993799448" calcext:value-type="float">
            <text:p>0.0483682994</text:p>
          </table:table-cell>
          <table:table-cell table:number-columns-repeated="2"/>
          <table:table-cell office:value-type="string" calcext:value-type="string">
            <text:p>footnotes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11183576285839" calcext:value-type="float">
            <text:p>0.111183576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ree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2"/>
          <table:table-cell office:value-type="string" calcext:value-type="string">
            <text:p>homeStadiu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ssocname</text:p>
          </table:table-cell>
          <table:table-cell office:value-type="float" office:value="0.214285723865032" calcext:value-type="float">
            <text:p>0.2142857239</text:p>
          </table:table-cell>
          <table:table-cell table:number-columns-repeated="2"/>
          <table:table-cell office:value-type="string" calcext:value-type="string">
            <text:p>coac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tenant</text:p>
          </table:table-cell>
          <table:table-cell office:value-type="float" office:value="0.0439613536000252" calcext:value-type="float">
            <text:p>0.0439613536</text:p>
          </table:table-cell>
          <table:table-cell table:number-columns-repeated="2"/>
          <table:table-cell office:value-type="string" calcext:value-type="string">
            <text:p>bank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ormerly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2"/>
          <table:table-cell office:value-type="string" calcext:value-type="string">
            <text:p>div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cceededBy</text:p>
          </table:table-cell>
          <table:table-cell office:value-type="float" office:value="0.205216933041811" calcext:value-type="float">
            <text:p>0.205216933</text:p>
          </table:table-cell>
          <table:table-cell table:number-columns-repeated="2"/>
          <table:table-cell office:value-type="string" calcext:value-type="string">
            <text:p>keydocument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106867354984085" calcext:value-type="float">
            <text:p>0.10686735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ibbon</text:p>
          </table:table-cell>
          <table:table-cell office:value-type="float" office:value="0.206255401484668" calcext:value-type="float">
            <text:p>0.2062554015</text:p>
          </table:table-cell>
          <table:table-cell table:number-columns-repeated="2"/>
          <table:table-cell office:value-type="string" calcext:value-type="string">
            <text:p>structure1Al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03894522413611" calcext:value-type="float">
            <text:p>0.103894522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PartyOfLeader</text:p>
          </table:table-cell>
          <table:table-cell office:value-type="float" office:value="0.587949261069298" calcext:value-type="float">
            <text:p>0.5879492611</text:p>
          </table:table-cell>
          <table:table-cell table:number-columns-repeated="2"/>
          <table:table-cell office:value-type="string" calcext:value-type="string">
            <text:p>logoImag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role</text:p>
          </table:table-cell>
          <table:table-cell office:value-type="float" office:value="0.12512218952179" calcext:value-type="float">
            <text:p>0.1251221895</text:p>
          </table:table-cell>
          <table:table-cell table:number-columns-repeated="2"/>
          <table:table-cell office:value-type="string" calcext:value-type="string">
            <text:p>mottotranslated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overnment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94491521269083" calcext:value-type="float">
            <text:p>0.099449152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fficialName</text:p>
          </table:table-cell>
          <table:table-cell office:value-type="float" office:value="0.0770370364189148" calcext:value-type="float">
            <text:p>0.0770370364</text:p>
          </table:table-cell>
          <table:table-cell table:number-columns-repeated="2"/>
          <table:table-cell office:value-type="string" calcext:value-type="string">
            <text:p>chief2Position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0957557844618956" calcext:value-type="float">
            <text:p>0.095755784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ef1Position</text:p>
          </table:table-cell>
          <table:table-cell office:value-type="float" office:value="0.905696328729391" calcext:value-type="float">
            <text:p>0.9056963287</text:p>
          </table:table-cell>
          <table:table-cell table:number-columns-repeated="2"/>
          <table:table-cell office:value-type="string" calcext:value-type="string">
            <text:p>blank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28400754928589" calcext:value-type="float">
            <text:p>0.092840075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arentAgency</text:p>
          </table:table-cell>
          <table:table-cell office:value-type="float" office:value="1.76688964664936" calcext:value-type="float">
            <text:p>1.7668896466</text:p>
          </table:table-cell>
          <table:table-cell table:number-columns-repeated="2"/>
          <table:table-cell office:value-type="string" calcext:value-type="string">
            <text:p>agencyType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920833330601454" calcext:value-type="float">
            <text:p>0.092083333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ogoWidth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nonProfit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10973101854325" calcext:value-type="float">
            <text:p>0.091097310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ffiliations</text:p>
          </table:table-cell>
          <table:table-cell office:value-type="float" office:value="0.536553617566824" calcext:value-type="float">
            <text:p>0.5365536176</text:p>
          </table:table-cell>
          <table:table-cell table:number-columns-repeated="2"/>
          <table:table-cell office:value-type="string" calcext:value-type="string">
            <text:p>autho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hild4Agency</text:p>
          </table:table-cell>
          <table:table-cell office:value-type="float" office:value="0.204050784930587" calcext:value-type="float">
            <text:p>0.2040507849</text:p>
          </table:table-cell>
          <table:table-cell table:number-columns-repeated="2"/>
          <table:table-cell office:value-type="string" calcext:value-type="string">
            <text:p>formerl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ost</text:p>
          </table:table-cell>
          <table:table-cell office:value-type="float" office:value="0.0217391308397055" calcext:value-type="float">
            <text:p>0.0217391308</text:p>
          </table:table-cell>
          <table:table-cell table:number-columns-repeated="2"/>
          <table:table-cell office:value-type="string" calcext:value-type="string">
            <text:p>league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aPic</text:p>
          </table:table-cell>
          <table:table-cell office:value-type="float" office:value="0.405882542952895" calcext:value-type="float">
            <text:p>0.405882543</text:p>
          </table:table-cell>
          <table:table-cell table:number-columns-repeated="2"/>
          <table:table-cell office:value-type="string" calcext:value-type="string">
            <text:p>nameE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00844670832157" calcext:value-type="float">
            <text:p>0.090084467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uperseding</text:p>
          </table:table-cell>
          <table:table-cell office:value-type="float" office:value="0.377274120226502" calcext:value-type="float">
            <text:p>0.3772741202</text:p>
          </table:table-cell>
          <table:table-cell table:number-columns-repeated="2"/>
          <table:table-cell office:value-type="string" calcext:value-type="string">
            <text:p>seats2Title</text:p>
          </table:table-cell>
          <table:table-cell office:value-type="string" calcext:value-type="string">
            <text:p>Liber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89541731402278" calcext:value-type="float">
            <text:p>0.089541731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2agency</text:p>
          </table:table-cell>
          <table:table-cell office:value-type="float" office:value="0.0710784327238798" calcext:value-type="float">
            <text:p>0.0710784327</text:p>
          </table:table-cell>
          <table:table-cell table:number-columns-repeated="2"/>
          <table:table-cell office:value-type="string" calcext:value-type="string">
            <text:p>leaderTitle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881793657317758" calcext:value-type="float">
            <text:p>0.088179365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ystemType</text:p>
          </table:table-cell>
          <table:table-cell office:value-type="float" office:value="0.340909093618393" calcext:value-type="float">
            <text:p>0.3409090936</text:p>
          </table:table-cell>
          <table:table-cell table:number-columns-repeated="2"/>
          <table:table-cell office:value-type="string" calcext:value-type="string">
            <text:p>date1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81381407380104" calcext:value-type="float">
            <text:p>0.088138140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mageSkyline</text:p>
          </table:table-cell>
          <table:table-cell office:value-type="float" office:value="0.0600358415395022" calcext:value-type="float">
            <text:p>0.0600358415</text:p>
          </table:table-cell>
          <table:table-cell table:number-columns-repeated="2"/>
          <table:table-cell office:value-type="string" calcext:value-type="string">
            <text:p>child7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47573503851891" calcext:value-type="float">
            <text:p>0.084757350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uilder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2"/>
          <table:table-cell office:value-type="string" calcext:value-type="string">
            <text:p>subsi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8618762791157" calcext:value-type="float">
            <text:p>0.083861876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ternational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constitu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oo</text:p>
          </table:table-cell>
          <table:table-cell office:value-type="float" office:value="0.395833343267441" calcext:value-type="float">
            <text:p>0.3958333433</text:p>
          </table:table-cell>
          <table:table-cell table:number-columns-repeated="2"/>
          <table:table-cell office:value-type="string" calcext:value-type="string">
            <text:p>keystaff1posi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ormerTeam</text:p>
          </table:table-cell>
          <table:table-cell office:value-type="float" office:value="0.0138888889923692" calcext:value-type="float">
            <text:p>0.013888889</text:p>
          </table:table-cell>
          <table:table-cell table:number-columns-repeated="2"/>
          <table:table-cell office:value-type="string" calcext:value-type="string">
            <text:p>linking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mage</text:p>
          </table:table-cell>
          <table:table-cell office:value-type="float" office:value="0.201480394229293" calcext:value-type="float">
            <text:p>0.2014803942</text:p>
          </table:table-cell>
          <table:table-cell table:number-columns-repeated="2"/>
          <table:table-cell office:value-type="string" calcext:value-type="string">
            <text:p>aff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arent</text:p>
          </table:table-cell>
          <table:table-cell office:value-type="float" office:value="0.256466211751103" calcext:value-type="float">
            <text:p>0.2564662118</text:p>
          </table:table-cell>
          <table:table-cell table:number-columns-repeated="2"/>
          <table:table-cell office:value-type="string" calcext:value-type="string">
            <text:p>freeTex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vailable</text:p>
          </table:table-cell>
          <table:table-cell office:value-type="float" office:value="0.172345872968435" calcext:value-type="float">
            <text:p>0.172345873</text:p>
          </table:table-cell>
          <table:table-cell table:number-columns-repeated="2"/>
          <table:table-cell office:value-type="string" calcext:value-type="string">
            <text:p>incumbent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mpanyName</text:p>
          </table:table-cell>
          <table:table-cell office:value-type="float" office:value="0.633086049929261" calcext:value-type="float">
            <text:p>0.6330860499</text:p>
          </table:table-cell>
          <table:table-cell table:number-columns-repeated="2"/>
          <table:table-cell office:value-type="string" calcext:value-type="string">
            <text:p>candidate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fterColour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2"/>
          <table:table-cell office:value-type="string" calcext:value-type="string">
            <text:p>hea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2"/>
          <table:table-cell office:value-type="string" calcext:value-type="string">
            <text:p>offic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ader3Type</text:p>
          </table:table-cell>
          <table:table-cell office:value-type="float" office:value="0.0717948749661446" calcext:value-type="float">
            <text:p>0.071794875</text:p>
          </table:table-cell>
          <table:table-cell table:number-columns-repeated="2"/>
          <table:table-cell office:value-type="string" calcext:value-type="string">
            <text:p>symbo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15508030354977" calcext:value-type="float">
            <text:p>0.0815508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hild5Agency</text:p>
          </table:table-cell>
          <table:table-cell office:value-type="float" office:value="0.185098633170128" calcext:value-type="float">
            <text:p>0.1850986332</text:p>
          </table:table-cell>
          <table:table-cell table:number-columns-repeated="2"/>
          <table:table-cell office:value-type="string" calcext:value-type="string">
            <text:p>minist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13811253756285" calcext:value-type="float">
            <text:p>0.081381125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ister4Part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0289039760828" calcext:value-type="float">
            <text:p>0.080289039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unction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2"/>
          <table:table-cell office:value-type="string" calcext:value-type="string">
            <text:p>institu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99999982118607" calcext:value-type="float">
            <text:p>0.079999998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ditor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2"/>
          <table:table-cell office:value-type="string" calcext:value-type="string">
            <text:p>managerclub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88018414750695" calcext:value-type="float">
            <text:p>0.078801841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wnership</text:p>
          </table:table-cell>
          <table:table-cell office:value-type="float" office:value="0.0718568842858076" calcext:value-type="float">
            <text:p>0.0718568843</text:p>
          </table:table-cell>
          <table:table-cell table:number-columns-repeated="2"/>
          <table:table-cell office:value-type="string" calcext:value-type="string">
            <text:p>managerClub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88018414750695" calcext:value-type="float">
            <text:p>0.078801841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cceding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2"/>
          <table:table-cell office:value-type="string" calcext:value-type="string">
            <text:p>battles</text:p>
          </table:table-cell>
          <table:table-cell office:value-type="string" calcext:value-type="string">
            <text:p>Liberal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0770909373338024" calcext:value-type="float">
            <text:p>0.07709093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hortDescription</text:p>
          </table:table-cell>
          <table:table-cell office:value-type="float" office:value="2.6195974489674" calcext:value-type="float">
            <text:p>2.619597449</text:p>
          </table:table-cell>
          <table:table-cell table:number-columns-repeated="2"/>
          <table:table-cell office:value-type="string" calcext:value-type="string">
            <text:p>official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70370364189148" calcext:value-type="float">
            <text:p>0.077037036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ormerBroadcastNetwork</text:p>
          </table:table-cell>
          <table:table-cell office:value-type="float" office:value="0.0566612100228667" calcext:value-type="float">
            <text:p>0.05666121</text:p>
          </table:table-cell>
          <table:table-cell table:number-columns-repeated="2"/>
          <table:table-cell office:value-type="string" calcext:value-type="string">
            <text:p>nationalparalympicco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efix</text:p>
          </table:table-cell>
          <table:table-cell office:value-type="float" office:value="2.51183916069567" calcext:value-type="float">
            <text:p>2.5118391607</text:p>
          </table:table-cell>
          <table:table-cell table:number-columns-repeated="2"/>
          <table:table-cell office:value-type="string" calcext:value-type="string">
            <text:p>amendment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hild9Agenc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nstituencyAm</text:p>
          </table:table-cell>
          <table:table-cell office:value-type="float" office:value="0.11167623847723" calcext:value-type="float">
            <text:p>0.1116762385</text:p>
          </table:table-cell>
          <table:table-cell table:number-columns-repeated="2"/>
          <table:table-cell office:value-type="string" calcext:value-type="string">
            <text:p>keypoint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eforeParty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2"/>
          <table:table-cell office:value-type="string" calcext:value-type="string">
            <text:p>allegianc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55555555224419" calcext:value-type="float">
            <text:p>0.075555555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mageCoat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2"/>
          <table:table-cell office:value-type="string" calcext:value-type="string">
            <text:p>predecessor</text:p>
          </table:table-cell>
          <table:table-cell office:value-type="string" calcext:value-type="string">
            <text:p>Liberal; Labour; Coalition; National; </text:p>
          </table:table-cell>
          <table:table-cell office:value-type="float" office:value="4" calcext:value-type="float">
            <text:p>4</text:p>
          </table:table-cell>
          <table:table-cell office:value-type="float" office:value="0.0725207948125899" calcext:value-type="float">
            <text:p>0.072520794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8Agenc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broadcastArea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9826277345419" calcext:value-type="float">
            <text:p>0.071982627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ouse1Type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2"/>
          <table:table-cell office:value-type="string" calcext:value-type="string">
            <text:p>ownershi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8568842858076" calcext:value-type="float">
            <text:p>0.071856884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cededBy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2"/>
          <table:table-cell office:value-type="string" calcext:value-type="string">
            <text:p>leader3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7948749661446" calcext:value-type="float">
            <text:p>0.07179487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reaServed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minister3Party</text:p>
          </table:table-cell>
          <table:table-cell office:value-type="string" calcext:value-type="string">
            <text:p>Labour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lank3Name</text:p>
          </table:table-cell>
          <table:table-cell office:value-type="float" office:value="0.066025641746819" calcext:value-type="float">
            <text:p>0.0660256417</text:p>
          </table:table-cell>
          <table:table-cell table:number-columns-repeated="2"/>
          <table:table-cell office:value-type="string" calcext:value-type="string">
            <text:p>speciali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ormerNames</text:p>
          </table:table-cell>
          <table:table-cell office:value-type="float" office:value="0.0192307699471712" calcext:value-type="float">
            <text:p>0.0192307699</text:p>
          </table:table-cell>
          <table:table-cell table:number-columns-repeated="2"/>
          <table:table-cell office:value-type="string" calcext:value-type="string">
            <text:p>child2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0784327238798" calcext:value-type="float">
            <text:p>0.071078432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efore</text:p>
          </table:table-cell>
          <table:table-cell office:value-type="float" office:value="0.232478637248278" calcext:value-type="float">
            <text:p>0.2324786372</text:p>
          </table:table-cell>
          <table:table-cell table:number-columns-repeated="2"/>
          <table:table-cell office:value-type="string" calcext:value-type="string">
            <text:p>child1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0784327238798" calcext:value-type="float">
            <text:p>0.071078432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ata</text:p>
          </table:table-cell>
          <table:table-cell office:value-type="float" office:value="1.25397938583046" calcext:value-type="float">
            <text:p>1.2539793858</text:p>
          </table:table-cell>
          <table:table-cell table:number-columns-repeated="2"/>
          <table:table-cell office:value-type="string" calcext:value-type="string">
            <text:p>parentDepartme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941176392138" calcext:value-type="float">
            <text:p>0.069411763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earestCity</text:p>
          </table:table-cell>
          <table:table-cell office:value-type="float" office:value="0.257456429302692" calcext:value-type="float">
            <text:p>0.2574564293</text:p>
          </table:table-cell>
          <table:table-cell table:number-columns-repeated="2"/>
          <table:table-cell office:value-type="string" calcext:value-type="string">
            <text:p>allies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ader3Title</text:p>
          </table:table-cell>
          <table:table-cell office:value-type="float" office:value="0.0192307699471712" calcext:value-type="float">
            <text:p>0.0192307699</text:p>
          </table:table-cell>
          <table:table-cell table:number-columns-repeated="2"/>
          <table:table-cell office:value-type="string" calcext:value-type="string">
            <text:p>abbrevi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decessor</text:p>
          </table:table-cell>
          <table:table-cell office:value-type="float" office:value="0.183080904185772" calcext:value-type="float">
            <text:p>0.1830809042</text:p>
          </table:table-cell>
          <table:table-cell table:number-columns-repeated="2"/>
          <table:table-cell office:value-type="string" calcext:value-type="string">
            <text:p>sessionRoo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hn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2"/>
          <table:table-cell office:value-type="string" calcext:value-type="string">
            <text:p>seats1Title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0689537469297648" calcext:value-type="float">
            <text:p>0.068953746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lank1Name</text:p>
          </table:table-cell>
          <table:table-cell office:value-type="float" office:value="0.0498019233345985" calcext:value-type="float">
            <text:p>0.0498019233</text:p>
          </table:table-cell>
          <table:table-cell table:number-columns-repeated="2"/>
          <table:table-cell office:value-type="string" calcext:value-type="string">
            <text:p>cent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79723508656025" calcext:value-type="float">
            <text:p>0.067972350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ogoFilename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2"/>
          <table:table-cell office:value-type="string" calcext:value-type="string">
            <text:p>seats3Title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679723508656025" calcext:value-type="float">
            <text:p>0.067972350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nsigniacaption</text:p>
          </table:table-cell>
          <table:table-cell office:value-type="float" office:value="1.17738097906113" calcext:value-type="float">
            <text:p>1.1773809791</text:p>
          </table:table-cell>
          <table:table-cell table:number-columns-repeated="2"/>
          <table:table-cell office:value-type="string" calcext:value-type="string">
            <text:p>chamber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69642873108387" calcext:value-type="float">
            <text:p>0.066964287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ap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industry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666666701436043" calcext:value-type="float">
            <text:p>0.066666670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wningOrganisation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2"/>
          <table:table-cell office:value-type="string" calcext:value-type="string">
            <text:p>battle</text:p>
          </table:table-cell>
          <table:table-cell office:value-type="string" calcext:value-type="string">
            <text:p>Liberal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0663382494822145" calcext:value-type="float">
            <text:p>0.066338249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Groups</text:p>
          </table:table-cell>
          <table:table-cell office:value-type="float" office:value="1.71003014221787" calcext:value-type="float">
            <text:p>1.7100301422</text:p>
          </table:table-cell>
          <table:table-cell table:number-columns-repeated="2"/>
          <table:table-cell office:value-type="string" calcext:value-type="string">
            <text:p>architectOrBuilder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663031153380871" calcext:value-type="float">
            <text:p>0.066303115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ationalteam</text:p>
          </table:table-cell>
          <table:table-cell office:value-type="float" office:value="0.149787581525743" calcext:value-type="float">
            <text:p>0.1497875815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0661855442449451" calcext:value-type="float">
            <text:p>0.066185544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ndlord</text:p>
          </table:table-cell>
          <table:table-cell office:value-type="float" office:value="0.105751482769847" calcext:value-type="float">
            <text:p>0.1057514828</text:p>
          </table:table-cell>
          <table:table-cell table:number-columns-repeated="2"/>
          <table:table-cell office:value-type="string" calcext:value-type="string">
            <text:p>blank3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6025641746819" calcext:value-type="float">
            <text:p>0.066025641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nactedBy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design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55913986265659" calcext:value-type="float">
            <text:p>0.065591398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ationalMotto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2"/>
          <table:table-cell office:value-type="string" calcext:value-type="string">
            <text:p>leader1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peciality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2"/>
          <table:table-cell office:value-type="string" calcext:value-type="string">
            <text:p>landlord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639868527650833" calcext:value-type="float">
            <text:p>0.063986852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ameEn</text:p>
          </table:table-cell>
          <table:table-cell office:value-type="float" office:value="0.0900844670832157" calcext:value-type="float">
            <text:p>0.0900844671</text:p>
          </table:table-cell>
          <table:table-cell table:number-columns-repeated="2"/>
          <table:table-cell office:value-type="string" calcext:value-type="string">
            <text:p>nominat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38888906687498" calcext:value-type="float">
            <text:p>0.063888890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</text:p>
          </table:table-cell>
          <table:table-cell office:value-type="float" office:value="0.333333343267441" calcext:value-type="float">
            <text:p>0.3333333433</text:p>
          </table:table-cell>
          <table:table-cell table:number-columns-repeated="2"/>
          <table:table-cell office:value-type="string" calcext:value-type="string">
            <text:p>long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onProfitType</text:p>
          </table:table-cell>
          <table:table-cell office:value-type="float" office:value="0.0910973101854325" calcext:value-type="float">
            <text:p>0.0910973102</text:p>
          </table:table-cell>
          <table:table-cell table:number-columns-repeated="2"/>
          <table:table-cell office:value-type="string" calcext:value-type="string">
            <text:p>nonProfitName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614450136199594" calcext:value-type="float">
            <text:p>0.061445013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ominatedBy</text:p>
          </table:table-cell>
          <table:table-cell office:value-type="float" office:value="0.0638888906687498" calcext:value-type="float">
            <text:p>0.0638888907</text:p>
          </table:table-cell>
          <table:table-cell table:number-columns-repeated="2"/>
          <table:table-cell office:value-type="string" calcext:value-type="string">
            <text:p>long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07985481619835" calcext:value-type="float">
            <text:p>0.060798548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bbreviation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beforeParty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606617648154497" calcext:value-type="float">
            <text:p>0.060661764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arentOrganization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2"/>
          <table:table-cell office:value-type="string" calcext:value-type="string">
            <text:p>afterParty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606617648154497" calcext:value-type="float">
            <text:p>0.060661764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office:value-type="float" office:value="0.0483682993799448" calcext:value-type="float">
            <text:p>0.0483682994</text:p>
          </table:table-cell>
          <table:table-cell table:number-columns-repeated="2"/>
          <table:table-cell office:value-type="string" calcext:value-type="string">
            <text:p>imageSkylin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00358415395022" calcext:value-type="float">
            <text:p>0.060035841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relegation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zoo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</text:p>
          </table:table-cell>
          <table:table-cell office:value-type="float" office:value="0.430303037166595" calcext:value-type="float">
            <text:p>0.4303030372</text:p>
          </table:table-cell>
          <table:table-cell table:number-columns-repeated="2"/>
          <table:table-cell office:value-type="string" calcext:value-type="string">
            <text:p>afterColou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outh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beforeColou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ader1Type</text:p>
          </table:table-cell>
          <table:table-cell office:value-type="float" office:value="0.758374011144042" calcext:value-type="float">
            <text:p>0.7583740111</text:p>
          </table:table-cell>
          <table:table-cell table:number-columns-repeated="2"/>
          <table:table-cell office:value-type="string" calcext:value-type="string">
            <text:p>after</text:p>
          </table:table-cell>
          <table:table-cell office:value-type="string" calcext:value-type="string">
            <text:p>Liberal; Labour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0581285922477643" calcext:value-type="float">
            <text:p>0.058128592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refLegalMandate</text:p>
          </table:table-cell>
          <table:table-cell office:value-type="float" office:value="0.0348722683265805" calcext:value-type="float">
            <text:p>0.0348722683</text:p>
          </table:table-cell>
          <table:table-cell table:number-columns-repeated="2"/>
          <table:table-cell office:value-type="string" calcext:value-type="string">
            <text:p>formerBroadcastNetwork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66612100228667" calcext:value-type="float">
            <text:p>0.0566612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onorificSuffix</text:p>
          </table:table-cell>
          <table:table-cell office:value-type="float" office:value="0.441296201199293" calcext:value-type="float">
            <text:p>0.4412962012</text:p>
          </table:table-cell>
          <table:table-cell table:number-columns-repeated="2"/>
          <table:table-cell office:value-type="string" calcext:value-type="string">
            <text:p>symbol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55984564125538" calcext:value-type="float">
            <text:p>0.055598456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y</text:p>
          </table:table-cell>
          <table:table-cell office:value-type="float" office:value="0.405555557459593" calcext:value-type="float">
            <text:p>0.4055555575</text:p>
          </table:table-cell>
          <table:table-cell table:number-columns-repeated="2"/>
          <table:table-cell office:value-type="string" calcext:value-type="string">
            <text:p>streng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combatant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ister1Party</text:p>
          </table:table-cell>
          <table:table-cell office:value-type="float" office:value="0.967391308397055" calcext:value-type="float">
            <text:p>0.9673913084</text:p>
          </table:table-cell>
          <table:table-cell table:number-columns-repeated="2"/>
          <table:table-cell office:value-type="string" calcext:value-type="string">
            <text:p>visitor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47499349340797" calcext:value-type="float">
            <text:p>0.054749934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ogoImage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2"/>
          <table:table-cell office:value-type="string" calcext:value-type="string">
            <text:p>garris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30303046107292" calcext:value-type="float">
            <text:p>0.053030304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uccessor</text:p>
          </table:table-cell>
          <table:table-cell office:value-type="float" office:value="0.656464556232095" calcext:value-type="float">
            <text:p>0.6564645562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26315793395042" calcext:value-type="float">
            <text:p>0.052631579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arentCompany</text:p>
          </table:table-cell>
          <table:table-cell office:value-type="float" office:value="0.120964854955673" calcext:value-type="float">
            <text:p>0.120964855</text:p>
          </table:table-cell>
          <table:table-cell table:number-columns-repeated="2"/>
          <table:table-cell office:value-type="string" calcext:value-type="string">
            <text:p>nameEnglish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524926697835326" calcext:value-type="float">
            <text:p>0.052492669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hild7Agency</text:p>
          </table:table-cell>
          <table:table-cell office:value-type="float" office:value="0.0847573503851891" calcext:value-type="float">
            <text:p>0.0847573504</text:p>
          </table:table-cell>
          <table:table-cell table:number-columns-repeated="2"/>
          <table:table-cell office:value-type="string" calcext:value-type="string">
            <text:p>publish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12820519506931" calcext:value-type="float">
            <text:p>0.05128205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entre</text:p>
          </table:table-cell>
          <table:table-cell office:value-type="float" office:value="0.0679723508656025" calcext:value-type="float">
            <text:p>0.0679723509</text:p>
          </table:table-cell>
          <table:table-cell table:number-columns-repeated="2"/>
          <table:table-cell office:value-type="string" calcext:value-type="string">
            <text:p>educ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08578438311815" calcext:value-type="float">
            <text:p>0.050857843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zooName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502873575314879" calcext:value-type="float">
            <text:p>0.050287357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anagedBy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2"/>
          <table:table-cell office:value-type="string" calcext:value-type="string">
            <text:p>products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501831518486142" calcext:value-type="float">
            <text:p>0.050183151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ward</text:p>
          </table:table-cell>
          <table:table-cell office:value-type="float" office:value="0.263513528741896" calcext:value-type="float">
            <text:p>0.2635135287</text:p>
          </table:table-cell>
          <table:table-cell table:number-columns-repeated="2"/>
          <table:table-cell office:value-type="string" calcext:value-type="string">
            <text:p>perps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rchitecture</text:p>
          </table:table-cell>
          <table:table-cell office:value-type="float" office:value="0.512372339144349" calcext:value-type="float">
            <text:p>0.5123723391</text:p>
          </table:table-cell>
          <table:table-cell table:number-columns-repeated="2"/>
          <table:table-cell office:value-type="string" calcext:value-type="string">
            <text:p>restingPlac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9888608045876" calcext:value-type="float">
            <text:p>0.04988860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ativename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2"/>
          <table:table-cell office:value-type="string" calcext:value-type="string">
            <text:p>placeofburia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9888608045876" calcext:value-type="float">
            <text:p>0.04988860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ationalAnthem</text:p>
          </table:table-cell>
          <table:table-cell office:value-type="float" office:value="0.03125" calcext:value-type="float">
            <text:p>0.03125</text:p>
          </table:table-cell>
          <table:table-cell table:number-columns-repeated="2"/>
          <table:table-cell office:value-type="string" calcext:value-type="string">
            <text:p>blank1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98019233345985" calcext:value-type="float">
            <text:p>0.049801923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nstituencyMp</text:p>
          </table:table-cell>
          <table:table-cell office:value-type="float" office:value="0.352697473019361" calcext:value-type="float">
            <text:p>0.35269747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83682993799448" calcext:value-type="float">
            <text:p>0.048368299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ligible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eventEn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83682993799448" calcext:value-type="float">
            <text:p>0.048368299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fter</text:p>
          </table:table-cell>
          <table:table-cell office:value-type="float" office:value="0.10967989359051" calcext:value-type="float">
            <text:p>0.1096798936</text:p>
          </table:table-cell>
          <table:table-cell table:number-columns-repeated="2"/>
          <table:table-cell office:value-type="string" calcext:value-type="string">
            <text:p>airlin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81997672468424" calcext:value-type="float">
            <text:p>0.048199767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ityServed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2"/>
          <table:table-cell office:value-type="string" calcext:value-type="string">
            <text:p>miss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ormerName</text:p>
          </table:table-cell>
          <table:table-cell office:value-type="float" office:value="0.144230769947171" calcext:value-type="float">
            <text:p>0.1442307699</text:p>
          </table:table-cell>
          <table:table-cell table:number-columns-repeated="2"/>
          <table:table-cell office:value-type="string" calcext:value-type="string">
            <text:p>m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nthem</text:p>
          </table:table-cell>
          <table:table-cell office:value-type="float" office:value="0.03125" calcext:value-type="float">
            <text:p>0.03125</text:p>
          </table:table-cell>
          <table:table-cell table:number-columns-repeated="2"/>
          <table:table-cell office:value-type="string" calcext:value-type="string">
            <text:p>parentOrganiz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ppointer</text:p>
          </table:table-cell>
          <table:table-cell office:value-type="float" office:value="2.10501256585121" calcext:value-type="float">
            <text:p>2.1050125659</text:p>
          </table:table-cell>
          <table:table-cell table:number-columns-repeated="2"/>
          <table:table-cell office:value-type="string" calcext:value-type="string">
            <text:p>partyName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470270272344351" calcext:value-type="float">
            <text:p>0.047027027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office:value-type="float" office:value="0.230472355149686" calcext:value-type="float">
            <text:p>0.2304723551</text:p>
          </table:table-cell>
          <table:table-cell table:number-columns-repeated="2"/>
          <table:table-cell office:value-type="string" calcext:value-type="string">
            <text:p>success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66124657541513" calcext:value-type="float">
            <text:p>0.046612465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ate1Name</text:p>
          </table:table-cell>
          <table:table-cell office:value-type="float" office:value="0.0881381407380104" calcext:value-type="float">
            <text:p>0.0881381407</text:p>
          </table:table-cell>
          <table:table-cell table:number-columns-repeated="2"/>
          <table:table-cell office:value-type="string" calcext:value-type="string">
            <text:p>1blank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65116277337074" calcext:value-type="float">
            <text:p>0.046511627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bbr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2"/>
          <table:table-cell office:value-type="string" calcext:value-type="string">
            <text:p>charg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56882733851671" calcext:value-type="float">
            <text:p>0.045688273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0.153631065040827" calcext:value-type="float">
            <text:p>0.153631065</text:p>
          </table:table-cell>
          <table:table-cell table:number-columns-repeated="2"/>
          <table:table-cell office:value-type="string" calcext:value-type="string">
            <text:p>resul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placed</text:p>
          </table:table-cell>
          <table:table-cell office:value-type="float" office:value="0.23989899456501" calcext:value-type="float">
            <text:p>0.2398989946</text:p>
          </table:table-cell>
          <table:table-cell table:number-columns-repeated="2"/>
          <table:table-cell office:value-type="string" calcext:value-type="string">
            <text:p>tena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9613536000252" calcext:value-type="float">
            <text:p>0.043961353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ootnotes</text:p>
          </table:table-cell>
          <table:table-cell office:value-type="float" office:value="0.203848633915186" calcext:value-type="float">
            <text:p>0.2038486339</text:p>
          </table:table-cell>
          <table:table-cell table:number-columns-repeated="2"/>
          <table:table-cell office:value-type="string" calcext:value-type="string">
            <text:p>currentTenant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9613536000252" calcext:value-type="float">
            <text:p>0.043961353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augural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2"/>
          <table:table-cell office:value-type="string" calcext:value-type="string">
            <text:p>minister4Par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untry</text:p>
          </table:table-cell>
          <table:table-cell office:value-type="float" office:value="0.0994491521269083" calcext:value-type="float">
            <text:p>0.0994491521</text:p>
          </table:table-cell>
          <table:table-cell table:number-columns-repeated="2"/>
          <table:table-cell office:value-type="string" calcext:value-type="string">
            <text:p>child9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chitect</text:p>
          </table:table-cell>
          <table:table-cell office:value-type="float" office:value="0.787166254594922" calcext:value-type="float">
            <text:p>0.7871662546</text:p>
          </table:table-cell>
          <table:table-cell table:number-columns-repeated="2"/>
          <table:table-cell office:value-type="string" calcext:value-type="string">
            <text:p>child10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attle</text:p>
          </table:table-cell>
          <table:table-cell office:value-type="float" office:value="0.0384615389630199" calcext:value-type="float">
            <text:p>0.038461539</text:p>
          </table:table-cell>
          <table:table-cell table:number-columns-repeated="2"/>
          <table:table-cell office:value-type="string" calcext:value-type="string">
            <text:p>child11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eetingPlace</text:p>
          </table:table-cell>
          <table:table-cell office:value-type="float" office:value="0.569572573527694" calcext:value-type="float">
            <text:p>0.5695725735</text:p>
          </table:table-cell>
          <table:table-cell table:number-columns-repeated="2"/>
          <table:table-cell office:value-type="string" calcext:value-type="string">
            <text:p>focus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rds</text:p>
          </table:table-cell>
          <table:table-cell office:value-type="float" office:value="0.318289034068584" calcext:value-type="float">
            <text:p>0.3182890341</text:p>
          </table:table-cell>
          <table:table-cell table:number-columns-repeated="2"/>
          <table:table-cell office:value-type="string" calcext:value-type="string">
            <text:p>builder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429789358749986" calcext:value-type="float">
            <text:p>0.042978935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apCaption</text:p>
          </table:table-cell>
          <table:table-cell office:value-type="float" office:value="0.149916648864746" calcext:value-type="float">
            <text:p>0.1499166489</text:p>
          </table:table-cell>
          <table:table-cell table:number-columns-repeated="2"/>
          <table:table-cell office:value-type="string" calcext:value-type="string">
            <text:p>chief1posi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ubAirport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2"/>
          <table:table-cell office:value-type="string" calcext:value-type="string">
            <text:p>formerAffiliation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12765946239233" calcext:value-type="float">
            <text:p>0.041276594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uildingType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2"/>
          <table:table-cell office:value-type="string" calcext:value-type="string">
            <text:p>religion</text:p>
          </table:table-cell>
          <table:table-cell office:value-type="string" calcext:value-type="string">
            <text:p>Liber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41013584472239" calcext:value-type="float">
            <text:p>0.041013584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ffstyle</text:p>
          </table:table-cell>
          <table:table-cell office:value-type="float" office:value="0.014492753893137" calcext:value-type="float">
            <text:p>0.0144927539</text:p>
          </table:table-cell>
          <table:table-cell table:number-columns-repeated="2"/>
          <table:table-cell office:value-type="string" calcext:value-type="string">
            <text:p>child8Agency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409699007868767" calcext:value-type="float">
            <text:p>0.040969900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sPartOf</text:p>
          </table:table-cell>
          <table:table-cell office:value-type="float" office:value="0.0349924592301249" calcext:value-type="float">
            <text:p>0.0349924592</text:p>
          </table:table-cell>
          <table:table-cell table:number-columns-repeated="2"/>
          <table:table-cell office:value-type="string" calcext:value-type="string">
            <text:p>leaderParty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400641039013863" calcext:value-type="float">
            <text:p>0.040064103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ubsidiary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2"/>
          <table:table-cell office:value-type="string" calcext:value-type="string">
            <text:p>house1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attles</text:p>
          </table:table-cell>
          <table:table-cell office:value-type="float" office:value="0.0707196025177836" calcext:value-type="float">
            <text:p>0.0707196025</text:p>
          </table:table-cell>
          <table:table-cell table:number-columns-repeated="2"/>
          <table:table-cell office:value-type="string" calcext:value-type="string">
            <text:p>sessionAl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nstitution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2"/>
          <table:table-cell office:value-type="string" calcext:value-type="string">
            <text:p>stateOfOrigi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97571492940187" calcext:value-type="float">
            <text:p>0.039757149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eystaff1position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sult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1Agency</text:p>
          </table:table-cell>
          <table:table-cell office:value-type="float" office:value="0.893157759681344" calcext:value-type="float">
            <text:p>0.8931577597</text:p>
          </table:table-cell>
          <table:table-cell table:number-columns-repeated="2"/>
          <table:table-cell office:value-type="string" calcext:value-type="string">
            <text:p>pushpinMap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embership</text:p>
          </table:table-cell>
          <table:table-cell office:value-type="float" office:value="1.38225500285625" calcext:value-type="float">
            <text:p>1.3822550029</text:p>
          </table:table-cell>
          <table:table-cell table:number-columns-repeated="2"/>
          <table:table-cell office:value-type="string" calcext:value-type="string">
            <text:p>chief1Name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ttachedAgencies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1stparty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mployer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2"/>
          <table:table-cell office:value-type="string" calcext:value-type="string">
            <text:p>seats4Title</text:p>
          </table:table-cell>
          <table:table-cell office:value-type="string" calcext:value-type="string">
            <text:p>Liberal; Labour; </text:p>
          </table:table-cell>
          <table:table-cell office:value-type="float" office:value="2" calcext:value-type="float">
            <text:p>2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remarks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2ndparty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office:value-type="float" office:value="0.0508578438311815" calcext:value-type="float">
            <text:p>0.0508578438</text:p>
          </table:table-cell>
          <table:table-cell table:number-columns-repeated="2"/>
          <table:table-cell office:value-type="string" calcext:value-type="string">
            <text:p>child15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owerHouse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2"/>
          <table:table-cell office:value-type="string" calcext:value-type="string">
            <text:p>subdivision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termlength</text:p>
          </table:table-cell>
          <table:table-cell office:value-type="float" office:value="0.604458462446928" calcext:value-type="float">
            <text:p>0.6044584624</text:p>
          </table:table-cell>
          <table:table-cell table:number-columns-repeated="2"/>
          <table:table-cell office:value-type="string" calcext:value-type="string">
            <text:p>responsibiliti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Organisation</text:p>
          </table:table-cell>
          <table:table-cell office:value-type="float" office:value="2.21786697953939" calcext:value-type="float">
            <text:p>2.2178669795</text:p>
          </table:table-cell>
          <table:table-cell table:number-columns-repeated="2"/>
          <table:table-cell office:value-type="string" calcext:value-type="string">
            <text:p>3rdparty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urrentTenants</text:p>
          </table:table-cell>
          <table:table-cell office:value-type="float" office:value="0.0439613536000252" calcext:value-type="float">
            <text:p>0.0439613536</text:p>
          </table:table-cell>
          <table:table-cell table:number-columns-repeated="2"/>
          <table:table-cell office:value-type="string" calcext:value-type="string">
            <text:p>company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2"/>
          <table:table-cell office:value-type="string" calcext:value-type="string">
            <text:p>junc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rganization</text:p>
          </table:table-cell>
          <table:table-cell office:value-type="float" office:value="0.366666674613953" calcext:value-type="float">
            <text:p>0.3666666746</text:p>
          </table:table-cell>
          <table:table-cell table:number-columns-repeated="2"/>
          <table:table-cell office:value-type="string" calcext:value-type="string">
            <text:p>routeJunc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ister1Pfo</text:p>
          </table:table-cell>
          <table:table-cell office:value-type="float" office:value="0.248197382315993" calcext:value-type="float">
            <text:p>0.2481973823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litaryUnit</text:p>
          </table:table-cell>
          <table:table-cell office:value-type="float" office:value="0.0142857143655419" calcext:value-type="float">
            <text:p>0.0142857144</text:p>
          </table:table-cell>
          <table:table-cell table:number-columns-repeated="2"/>
          <table:table-cell office:value-type="string" calcext:value-type="string">
            <text:p>areaServ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routeJunction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2"/>
          <table:table-cell office:value-type="string" calcext:value-type="string">
            <text:p>releg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tyle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2"/>
          <table:table-cell office:value-type="string" calcext:value-type="string">
            <text:p>logoWid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lmaMater</text:p>
          </table:table-cell>
          <table:table-cell office:value-type="float" office:value="3.41290768329054" calcext:value-type="float">
            <text:p>3.4129076833</text:p>
          </table:table-cell>
          <table:table-cell table:number-columns-repeated="2"/>
          <table:table-cell office:value-type="string" calcext:value-type="string">
            <text:p>attachedAgenci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knownFor</text:p>
          </table:table-cell>
          <table:table-cell office:value-type="float" office:value="0.299978755414486" calcext:value-type="float">
            <text:p>0.2999787554</text:p>
          </table:table-cell>
          <table:table-cell table:number-columns-repeated="2"/>
          <table:table-cell office:value-type="string" calcext:value-type="string">
            <text:p>staticImage2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lank2Name</text:p>
          </table:table-cell>
          <table:table-cell office:value-type="float" office:value="6.5966701740399" calcext:value-type="float">
            <text:p>6.596670174</text:p>
          </table:table-cell>
          <table:table-cell table:number-columns-repeated="2"/>
          <table:table-cell office:value-type="string" calcext:value-type="string">
            <text:p>regionServ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ame</text:p>
          </table:table-cell>
          <table:table-cell office:value-type="float" office:value="23.5812445329502" calcext:value-type="float">
            <text:p>23.581244533</text:p>
          </table:table-cell>
          <table:table-cell table:number-columns-repeated="2"/>
          <table:table-cell office:value-type="string" calcext:value-type="string">
            <text:p>isPartOf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49924592301249" calcext:value-type="float">
            <text:p>0.034992459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ationalparalympiccom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2"/>
          <table:table-cell office:value-type="string" calcext:value-type="string">
            <text:p>refLegalMandat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48722683265805" calcext:value-type="float">
            <text:p>0.034872268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ormed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railroad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44173442572355" calcext:value-type="float">
            <text:p>0.03441734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eadquarter</text:p>
          </table:table-cell>
          <table:table-cell office:value-type="float" office:value="0.274037707597017" calcext:value-type="float">
            <text:p>0.2740377076</text:p>
          </table:table-cell>
          <table:table-cell table:number-columns-repeated="2"/>
          <table:table-cell office:value-type="string" calcext:value-type="string">
            <text:p>servic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11Agenc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internationalAffili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therParty</text:p>
          </table:table-cell>
          <table:table-cell office:value-type="float" office:value="0.74283872358501" calcext:value-type="float">
            <text:p>0.7428387236</text:p>
          </table:table-cell>
          <table:table-cell table:number-columns-repeated="2"/>
          <table:table-cell office:value-type="string" calcext:value-type="string">
            <text:p>staticImageCaption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stitution</text:p>
          </table:table-cell>
          <table:table-cell office:value-type="float" office:value="0.0799999982118607" calcext:value-type="float">
            <text:p>0.0799999982</text:p>
          </table:table-cell>
          <table:table-cell table:number-columns-repeated="2"/>
          <table:table-cell office:value-type="string" calcext:value-type="string">
            <text:p>internationa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onProfitName</text:p>
          </table:table-cell>
          <table:table-cell office:value-type="float" office:value="0.093478262424469" calcext:value-type="float">
            <text:p>0.0934782624</text:p>
          </table:table-cell>
          <table:table-cell table:number-columns-repeated="2"/>
          <table:table-cell office:value-type="string" calcext:value-type="string">
            <text:p>minister2Name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ouses</text:p>
          </table:table-cell>
          <table:table-cell office:value-type="float" office:value="0.333332993090153" calcext:value-type="float">
            <text:p>0.3333329931</text:p>
          </table:table-cell>
          <table:table-cell table:number-columns-repeated="2"/>
          <table:table-cell office:value-type="string" calcext:value-type="string">
            <text:p>quotetex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roadcastArea</text:p>
          </table:table-cell>
          <table:table-cell office:value-type="float" office:value="0.0719826277345419" calcext:value-type="float">
            <text:p>0.0719826277</text:p>
          </table:table-cell>
          <table:table-cell table:number-columns-repeated="2"/>
          <table:table-cell office:value-type="string" calcext:value-type="string">
            <text:p>budge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ormerAffiliations</text:p>
          </table:table-cell>
          <table:table-cell office:value-type="float" office:value="0.0412765946239233" calcext:value-type="float">
            <text:p>0.0412765946</text:p>
          </table:table-cell>
          <table:table-cell table:number-columns-repeated="2"/>
          <table:table-cell office:value-type="string" calcext:value-type="string">
            <text:p>domestCu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rength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2"/>
          <table:table-cell office:value-type="string" calcext:value-type="string">
            <text:p>opponents</text:p>
          </table:table-cell>
          <table:table-cell office:value-type="string" calcext:value-type="string">
            <text:p>Liberal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0329307274272045" calcext:value-type="float">
            <text:p>0.032930727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binet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2"/>
          <table:table-cell office:value-type="string" calcext:value-type="string">
            <text:p>remark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s</text:p>
          </table:table-cell>
          <table:table-cell office:value-type="float" office:value="0.10322652477771" calcext:value-type="float">
            <text:p>0.1032265248</text:p>
          </table:table-cell>
          <table:table-cell table:number-columns-repeated="2"/>
          <table:table-cell office:value-type="string" calcext:value-type="string">
            <text:p>form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aderTitle</text:p>
          </table:table-cell>
          <table:table-cell office:value-type="float" office:value="0.123727152124047" calcext:value-type="float">
            <text:p>0.1237271521</text:p>
          </table:table-cell>
          <table:table-cell table:number-columns-repeated="2"/>
          <table:table-cell office:value-type="string" calcext:value-type="string">
            <text:p>designation1Off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ponsor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2"/>
          <table:table-cell office:value-type="string" calcext:value-type="string">
            <text:p>deputyminister1Pfo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ats1Title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2"/>
          <table:table-cell office:value-type="string" calcext:value-type="string">
            <text:p>sou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eadquarters</text:p>
          </table:table-cell>
          <table:table-cell office:value-type="float" office:value="1.47731351479888" calcext:value-type="float">
            <text:p>1.4773135148</text:p>
          </table:table-cell>
          <table:table-cell table:number-columns-repeated="2"/>
          <table:table-cell office:value-type="string" calcext:value-type="string">
            <text:p>pushpinLabe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endments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2"/>
          <table:table-cell office:value-type="string" calcext:value-type="string">
            <text:p>wes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arge</text:p>
          </table:table-cell>
          <table:table-cell office:value-type="float" office:value="0.0456882733851671" calcext:value-type="float">
            <text:p>0.0456882734</text:p>
          </table:table-cell>
          <table:table-cell table:number-columns-repeated="2"/>
          <table:table-cell office:value-type="string" calcext:value-type="string">
            <text:p>nativename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319472616538405" calcext:value-type="float">
            <text:p>0.03194726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ationality</text:p>
          </table:table-cell>
          <table:table-cell office:value-type="float" office:value="0.539799752645195" calcext:value-type="float">
            <text:p>0.5397997526</text:p>
          </table:table-cell>
          <table:table-cell table:number-columns-repeated="2"/>
          <table:table-cell office:value-type="string" calcext:value-type="string">
            <text:p>blank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8518523126841" calcext:value-type="float">
            <text:p>0.031851852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ource</text:p>
          </table:table-cell>
          <table:table-cell office:value-type="float" office:value="0.341732900589705" calcext:value-type="float">
            <text:p>0.3417329006</text:p>
          </table:table-cell>
          <table:table-cell table:number-columns-repeated="2"/>
          <table:table-cell office:value-type="string" calcext:value-type="string">
            <text:p>nationalAnthe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ssion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2"/>
          <table:table-cell office:value-type="string" calcext:value-type="string">
            <text:p>anthe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fterParty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2"/>
          <table:table-cell office:value-type="string" calcext:value-type="string">
            <text:p>political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mageCaption</text:p>
          </table:table-cell>
          <table:table-cell office:value-type="float" office:value="0.344114292412996" calcext:value-type="float">
            <text:p>0.3441142924</text:p>
          </table:table-cell>
          <table:table-cell table:number-columns-repeated="2"/>
          <table:table-cell office:value-type="string" calcext:value-type="string">
            <text:p>eventStar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igibility</text:p>
          </table:table-cell>
          <table:table-cell office:value-type="float" office:value="8.28571431338787" calcext:value-type="float">
            <text:p>8.2857143134</text:p>
          </table:table-cell>
          <table:table-cell table:number-columns-repeated="2"/>
          <table:table-cell office:value-type="string" calcext:value-type="string">
            <text:p>chief3Posi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governingBody</text:p>
          </table:table-cell>
          <table:table-cell office:value-type="float" office:value="4.90449408628047" calcext:value-type="float">
            <text:p>4.9044940863</text:p>
          </table:table-cell>
          <table:table-cell table:number-columns-repeated="2"/>
          <table:table-cell office:value-type="string" calcext:value-type="string">
            <text:p>unit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essionAlt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2"/>
          <table:table-cell office:value-type="string" calcext:value-type="string">
            <text:p>minister1Name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305555565282702" calcext:value-type="float">
            <text:p>0.030555556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ppositionParty</text:p>
          </table:table-cell>
          <table:table-cell office:value-type="float" office:value="0.483333341777325" calcext:value-type="float">
            <text:p>0.4833333418</text:p>
          </table:table-cell>
          <table:table-cell table:number-columns-repeated="2"/>
          <table:table-cell office:value-type="string" calcext:value-type="string">
            <text:p>badge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ymbolType</text:p>
          </table:table-cell>
          <table:table-cell office:value-type="float" office:value="0.0555984564125538" calcext:value-type="float">
            <text:p>0.0555984564</text:p>
          </table:table-cell>
          <table:table-cell table:number-columns-repeated="2"/>
          <table:table-cell office:value-type="string" calcext:value-type="string">
            <text:p>club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mageTitle</text:p>
          </table:table-cell>
          <table:table-cell office:value-type="float" office:value="0.15656565874815" calcext:value-type="float">
            <text:p>0.1565656587</text:p>
          </table:table-cell>
          <table:table-cell table:number-columns-repeated="2"/>
          <table:table-cell office:value-type="string" calcext:value-type="string">
            <text:p>chief5Posi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ushpinLabel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era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anagerclubs</text:p>
          </table:table-cell>
          <table:table-cell office:value-type="float" office:value="0.0788018414750695" calcext:value-type="float">
            <text:p>0.0788018415</text:p>
          </table:table-cell>
          <table:table-cell table:number-columns-repeated="2"/>
          <table:table-cell office:value-type="string" calcext:value-type="string">
            <text:p>nonProfitSlogan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nister1Name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flag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tructure1Alt</text:p>
          </table:table-cell>
          <table:table-cell office:value-type="float" office:value="0.103894522413611" calcext:value-type="float">
            <text:p>0.1038945224</text:p>
          </table:table-cell>
          <table:table-cell table:number-columns-repeated="2"/>
          <table:table-cell office:value-type="string" calcext:value-type="string">
            <text:p>preced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ef2Position</text:p>
          </table:table-cell>
          <table:table-cell office:value-type="float" office:value="0.175297655165195" calcext:value-type="float">
            <text:p>0.1752976552</text:p>
          </table:table-cell>
          <table:table-cell table:number-columns-repeated="2"/>
          <table:table-cell office:value-type="string" calcext:value-type="string">
            <text:p>coa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ouse</text:p>
          </table:table-cell>
          <table:table-cell office:value-type="float" office:value="0.718675550073385" calcext:value-type="float">
            <text:p>0.7186755501</text:p>
          </table:table-cell>
          <table:table-cell table:number-columns-repeated="2"/>
          <table:table-cell office:value-type="string" calcext:value-type="string">
            <text:p>keyPerson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railroadName</text:p>
          </table:table-cell>
          <table:table-cell office:value-type="float" office:value="0.0344173442572355" calcext:value-type="float">
            <text:p>0.0344173443</text:p>
          </table:table-cell>
          <table:table-cell table:number-columns-repeated="2"/>
          <table:table-cell office:value-type="string" calcext:value-type="string">
            <text:p>abb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ader1Name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2"/>
          <table:table-cell office:value-type="string" calcext:value-type="string">
            <text:p>keyPeople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gislature</text:p>
          </table:table-cell>
          <table:table-cell office:value-type="float" office:value="0.190048469230533" calcext:value-type="float">
            <text:p>0.1900484692</text:p>
          </table:table-cell>
          <table:table-cell table:number-columns-repeated="2"/>
          <table:table-cell office:value-type="string" calcext:value-type="string">
            <text:p>lowerHous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ity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2"/>
          <table:table-cell office:value-type="string" calcext:value-type="string">
            <text:p>mps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ongtype</text:p>
          </table:table-cell>
          <table:table-cell office:value-type="float" office:value="0.0625" calcext:value-type="float">
            <text:p>0.0625</text:p>
          </table:table-cell>
          <table:table-cell table:number-columns-repeated="2"/>
          <table:table-cell office:value-type="string" calcext:value-type="string">
            <text:p>succeding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logan</text:p>
          </table:table-cell>
          <table:table-cell office:value-type="float" office:value="0.147459778934717" calcext:value-type="float">
            <text:p>0.1474597789</text:p>
          </table:table-cell>
          <table:table-cell table:number-columns-repeated="2"/>
          <table:table-cell office:value-type="string" calcext:value-type="string">
            <text:p>partyColour</text:p>
          </table:table-cell>
          <table:table-cell office:value-type="string" calcext:value-type="string">
            <text:p>Liberal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0267631703366836" calcext:value-type="float">
            <text:p>0.026763170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aguename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2"/>
          <table:table-cell office:value-type="string" calcext:value-type="string">
            <text:p>militaryData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keydocument</text:p>
          </table:table-cell>
          <table:table-cell office:value-type="float" office:value="0.253261996433139" calcext:value-type="float">
            <text:p>0.2532619964</text:p>
          </table:table-cell>
          <table:table-cell table:number-columns-repeated="2"/>
          <table:table-cell office:value-type="string" calcext:value-type="string">
            <text:p>imageCoa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gencyname</text:p>
          </table:table-cell>
          <table:table-cell office:value-type="float" office:value="1.00663595087826" calcext:value-type="float">
            <text:p>1.0066359509</text:p>
          </table:table-cell>
          <table:table-cell table:number-columns-repeated="2"/>
          <table:table-cell office:value-type="string" calcext:value-type="string">
            <text:p>edito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litaryBlank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2"/>
          <table:table-cell office:value-type="string" calcext:value-type="string">
            <text:p>credit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signia</text:p>
          </table:table-cell>
          <table:table-cell office:value-type="float" office:value="0.500000007450581" calcext:value-type="float">
            <text:p>0.5000000075</text:p>
          </table:table-cell>
          <table:table-cell table:number-columns-repeated="2"/>
          <table:table-cell office:value-type="string" calcext:value-type="string">
            <text:p>caus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ffiliation</text:p>
          </table:table-cell>
          <table:table-cell office:value-type="float" office:value="0.564516181126237" calcext:value-type="float">
            <text:p>0.5645161811</text:p>
          </table:table-cell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ranches</text:p>
          </table:table-cell>
          <table:table-cell office:value-type="float" office:value="0.206666670739651" calcext:value-type="float">
            <text:p>0.2066666707</text:p>
          </table:table-cell>
          <table:table-cell table:number-columns-repeated="2"/>
          <table:table-cell office:value-type="string" calcext:value-type="string">
            <text:p>owningOrganis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esignation2Offname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2"/>
          <table:table-cell office:value-type="string" calcext:value-type="string">
            <text:p>cabine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ccessorLine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2"/>
          <table:table-cell office:value-type="string" calcext:value-type="string">
            <text:p>callsig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bmittedTo</text:p>
          </table:table-cell>
          <table:table-cell office:value-type="float" office:value="0.33333333581686" calcext:value-type="float">
            <text:p>0.3333333358</text:p>
          </table:table-cell>
          <table:table-cell table:number-columns-repeated="2"/>
          <table:table-cell office:value-type="string" calcext:value-type="string">
            <text:p>loser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rvices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ructure</text:p>
          </table:table-cell>
          <table:table-cell office:value-type="float" office:value="0.343388604000211" calcext:value-type="float">
            <text:p>0.343388604</text:p>
          </table:table-cell>
          <table:table-cell table:number-columns-repeated="2"/>
          <table:table-cell office:value-type="string" calcext:value-type="string">
            <text:p>subsidiar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astNames</text:p>
          </table:table-cell>
          <table:table-cell office:value-type="float" office:value="0.0204081628471613" calcext:value-type="float">
            <text:p>0.0204081628</text:p>
          </table:table-cell>
          <table:table-cell table:number-columns-repeated="2"/>
          <table:table-cell office:value-type="string" calcext:value-type="string">
            <text:p>designation2Off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oliticalParty</text:p>
          </table:table-cell>
          <table:table-cell office:value-type="float" office:value="0.822324428707361" calcext:value-type="float">
            <text:p>0.8223244287</text:p>
          </table:table-cell>
          <table:table-cell table:number-columns-repeated="2"/>
          <table:table-cell office:value-type="string" calcext:value-type="string">
            <text:p>designation3Off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15Agency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successorLin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nister</text:p>
          </table:table-cell>
          <table:table-cell office:value-type="float" office:value="0.0813811253756285" calcext:value-type="float">
            <text:p>0.0813811254</text:p>
          </table:table-cell>
          <table:table-cell table:number-columns-repeated="2"/>
          <table:table-cell office:value-type="string" calcext:value-type="string">
            <text:p>casu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mps</text:p>
          </table:table-cell>
          <table:table-cell office:value-type="float" office:value="0.385714299976826" calcext:value-type="float">
            <text:p>0.3857143</text:p>
          </table:table-cell>
          <table:table-cell table:number-columns-repeated="2"/>
          <table:table-cell office:value-type="string" calcext:value-type="string">
            <text:p>logoFile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bdivisionTyp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manag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ankName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2"/>
          <table:table-cell office:value-type="string" calcext:value-type="string">
            <text:p>officialSchoolColou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irector</text:p>
          </table:table-cell>
          <table:table-cell office:value-type="float" office:value="0.0103092780336738" calcext:value-type="float">
            <text:p>0.010309278</text:p>
          </table:table-cell>
          <table:table-cell table:number-columns-repeated="2"/>
          <table:table-cell office:value-type="string" calcext:value-type="string">
            <text:p>militaryBlank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aCaption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2"/>
          <table:table-cell office:value-type="string" calcext:value-type="string">
            <text:p>colour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ictureCaption</text:p>
          </table:table-cell>
          <table:table-cell office:value-type="float" office:value="0.309935869649053" calcext:value-type="float">
            <text:p>0.3099358696</text:p>
          </table:table-cell>
          <table:table-cell table:number-columns-repeated="2"/>
          <table:table-cell office:value-type="string" calcext:value-type="string">
            <text:p>hos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7391308397055" calcext:value-type="float">
            <text:p>0.021739130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restingPlace</text:p>
          </table:table-cell>
          <table:table-cell office:value-type="float" office:value="0.049888608045876" calcext:value-type="float">
            <text:p>0.049888608</text:p>
          </table:table-cell>
          <table:table-cell table:number-columns-repeated="2"/>
          <table:table-cell office:value-type="string" calcext:value-type="string">
            <text:p>leagu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5053763240576" calcext:value-type="float">
            <text:p>0.021505376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aticImage2Caption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quotetext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hubAirpor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ogoCaption</text:p>
          </table:table-cell>
          <table:table-cell office:value-type="float" office:value="1.24004237540066" calcext:value-type="float">
            <text:p>1.2400423754</text:p>
          </table:table-cell>
          <table:table-cell table:number-columns-repeated="2"/>
          <table:table-cell office:value-type="string" calcext:value-type="string">
            <text:p>hub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ongTitle</text:p>
          </table:table-cell>
          <table:table-cell office:value-type="float" office:value="0.230332173407078" calcext:value-type="float">
            <text:p>0.2303321734</text:p>
          </table:table-cell>
          <table:table-cell table:number-columns-repeated="2"/>
          <table:table-cell office:value-type="string" calcext:value-type="string">
            <text:p>alternateNam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hief3Position</text:p>
          </table:table-cell>
          <table:table-cell office:value-type="float" office:value="0.03125" calcext:value-type="float">
            <text:p>0.03125</text:p>
          </table:table-cell>
          <table:table-cell table:number-columns-repeated="2"/>
          <table:table-cell office:value-type="string" calcext:value-type="string">
            <text:p>designation2Partof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ranch</text:p>
          </table:table-cell>
          <table:table-cell office:value-type="float" office:value="0.200779723003507" calcext:value-type="float">
            <text:p>0.200779723</text:p>
          </table:table-cell>
          <table:table-cell table:number-columns-repeated="2"/>
          <table:table-cell office:value-type="string" calcext:value-type="string">
            <text:p>nationalMotto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otto</text:p>
          </table:table-cell>
          <table:table-cell office:value-type="float" office:value="1.05737992934883" calcext:value-type="float">
            <text:p>1.0573799293</text:p>
          </table:table-cell>
          <table:table-cell table:number-columns-repeated="2"/>
          <table:table-cell office:value-type="string" calcext:value-type="string">
            <text:p>pastNam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04081628471613" calcext:value-type="float">
            <text:p>0.020408162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regionServed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ruNationaltea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gion</text:p>
          </table:table-cell>
          <table:table-cell office:value-type="float" office:value="0.192275568842888" calcext:value-type="float">
            <text:p>0.1922755688</text:p>
          </table:table-cell>
          <table:table-cell table:number-columns-repeated="2"/>
          <table:table-cell office:value-type="string" calcext:value-type="string">
            <text:p>healthca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udget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building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orkplaces</text:p>
          </table:table-cell>
          <table:table-cell office:value-type="float" office:value="0.141561858355999" calcext:value-type="float">
            <text:p>0.1415618584</text:p>
          </table:table-cell>
          <table:table-cell table:number-columns-repeated="2"/>
          <table:table-cell office:value-type="string" calcext:value-type="string">
            <text:p>employ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ssembly</text:p>
          </table:table-cell>
          <table:table-cell office:value-type="float" office:value="0.609271366149187" calcext:value-type="float">
            <text:p>0.6092713661</text:p>
          </table:table-cell>
          <table:table-cell table:number-columns-repeated="2"/>
          <table:table-cell office:value-type="string" calcext:value-type="string">
            <text:p>controll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ceding</text:p>
          </table:table-cell>
          <table:table-cell office:value-type="float" office:value="1.83131496608257" calcext:value-type="float">
            <text:p>1.8313149661</text:p>
          </table:table-cell>
          <table:table-cell table:number-columns-repeated="2"/>
          <table:table-cell office:value-type="string" calcext:value-type="string">
            <text:p>formerNam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2307699471712" calcext:value-type="float">
            <text:p>0.019230769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redits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2"/>
          <table:table-cell office:value-type="string" calcext:value-type="string">
            <text:p>leader3Tit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2307699471712" calcext:value-type="float">
            <text:p>0.019230769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llegiance</text:p>
          </table:table-cell>
          <table:table-cell office:value-type="float" office:value="0.0755555555224419" calcext:value-type="float">
            <text:p>0.0755555555</text:p>
          </table:table-cell>
          <table:table-cell table:number-columns-repeated="2"/>
          <table:table-cell office:value-type="string" calcext:value-type="string">
            <text:p>cityServ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ublisher</text:p>
          </table:table-cell>
          <table:table-cell office:value-type="float" office:value="0.0512820519506931" calcext:value-type="float">
            <text:p>0.051282052</text:p>
          </table:table-cell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ild1agency</text:p>
          </table:table-cell>
          <table:table-cell office:value-type="float" office:value="0.0710784327238798" calcext:value-type="float">
            <text:p>0.0710784327</text:p>
          </table:table-cell>
          <table:table-cell table:number-columns-repeated="2"/>
          <table:table-cell office:value-type="string" calcext:value-type="string">
            <text:p>ah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title</text:p>
          </table:table-cell>
          <table:table-cell office:value-type="float" office:value="13.0250613391399" calcext:value-type="float">
            <text:p>13.0250613391</text:p>
          </table:table-cell>
          <table:table-cell table:number-columns-repeated="2"/>
          <table:table-cell office:value-type="string" calcext:value-type="string">
            <text:p>mai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lankName</text:p>
          </table:table-cell>
          <table:table-cell office:value-type="float" office:value="0.0928400754928589" calcext:value-type="float">
            <text:p>0.0928400755</text:p>
          </table:table-cell>
          <table:table-cell table:number-columns-repeated="2"/>
          <table:table-cell office:value-type="string" calcext:value-type="string">
            <text:p>placeOfDea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78571436554194" calcext:value-type="float">
            <text:p>0.017857143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adgecaption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2"/>
          <table:table-cell office:value-type="string" calcext:value-type="string">
            <text:p>constituency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166712971404195" calcext:value-type="float">
            <text:p>0.016671297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ogocaption</text:p>
          </table:table-cell>
          <table:table-cell office:value-type="float" office:value="0.128787882626057" calcext:value-type="float">
            <text:p>0.1287878826</text:p>
          </table:table-cell>
          <table:table-cell table:number-columns-repeated="2"/>
          <table:table-cell office:value-type="string" calcext:value-type="string">
            <text:p>notableIdea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ameEnglish</text:p>
          </table:table-cell>
          <table:table-cell office:value-type="float" office:value="0.0655913986265659" calcext:value-type="float">
            <text:p>0.0655913986</text:p>
          </table:table-cell>
          <table:table-cell table:number-columns-repeated="2"/>
          <table:table-cell office:value-type="string" calcext:value-type="string">
            <text:p>notableIdea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eader2Type</text:p>
          </table:table-cell>
          <table:table-cell office:value-type="float" office:value="0.145425826311111" calcext:value-type="float">
            <text:p>0.1454258263</text:p>
          </table:table-cell>
          <table:table-cell table:number-columns-repeated="2"/>
          <table:table-cell office:value-type="string" calcext:value-type="string">
            <text:p>dipsty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4492753893137" calcext:value-type="float">
            <text:p>0.014492753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ivtype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2"/>
          <table:table-cell office:value-type="string" calcext:value-type="string">
            <text:p>offsty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4492753893137" calcext:value-type="float">
            <text:p>0.014492753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ruNationalteam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2"/>
          <table:table-cell office:value-type="string" calcext:value-type="string">
            <text:p>militaryUni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42857143655419" calcext:value-type="float">
            <text:p>0.014285714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ocumentName</text:p>
          </table:table-cell>
          <table:table-cell office:value-type="float" office:value="0.61904764175415" calcext:value-type="float">
            <text:p>0.6190476418</text:p>
          </table:table-cell>
          <table:table-cell table:number-columns-repeated="2"/>
          <table:table-cell office:value-type="string" calcext:value-type="string">
            <text:p>formerTea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38888889923692" calcext:value-type="float">
            <text:p>0.01388888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hild6Agency</text:p>
          </table:table-cell>
          <table:table-cell office:value-type="float" office:value="0.144436463713646" calcext:value-type="float">
            <text:p>0.1444364637</text:p>
          </table:table-cell>
          <table:table-cell table:number-columns-repeated="2"/>
          <table:table-cell office:value-type="string" calcext:value-type="string">
            <text:p>lis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23456791043282" calcext:value-type="float">
            <text:p>0.012345679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hild2Agency</text:p>
          </table:table-cell>
          <table:table-cell office:value-type="float" office:value="0.560989994555712" calcext:value-type="float">
            <text:p>0.5609899946</text:p>
          </table:table-cell>
          <table:table-cell table:number-columns-repeated="2"/>
          <table:table-cell office:value-type="string" calcext:value-type="string">
            <text:p>directo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03092780336738" calcext:value-type="float">
            <text:p>0.01030927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ushpinMapCapti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0775193795561791" calcext:value-type="float">
            <text:p>0.00775193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caption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ts</text:p>
          </table:table-cell>
          <table:table-cell office:value-type="float" office:value="0.0670329686254263" calcext:value-type="float">
            <text:p>0.067032968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ote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irline</text:p>
          </table:table-cell>
          <table:table-cell office:value-type="float" office:value="0.0481997672468424" calcext:value-type="float">
            <text:p>0.04819976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go</text:p>
          </table:table-cell>
          <table:table-cell office:value-type="float" office:value="2.86543874070048" calcext:value-type="float">
            <text:p>2.865438740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float" office:value="0.400000005960465" calcext:value-type="float">
            <text:p>0.40000000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ank</text:p>
          </table:table-cell>
          <table:table-cell office:value-type="float" office:value="0.0318518523126841" calcext:value-type="float">
            <text:p>0.031851852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pponents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tiveName</text:p>
          </table:table-cell>
          <table:table-cell office:value-type="float" office:value="0.147234082221985" calcext:value-type="float">
            <text:p>0.147234082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2.51635591406375" calcext:value-type="float">
            <text:p>2.516355914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therparty</text:p>
          </table:table-cell>
          <table:table-cell office:value-type="float" office:value="0.722536243498325" calcext:value-type="float">
            <text:p>0.722536243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pstyle</text:p>
          </table:table-cell>
          <table:table-cell office:value-type="float" office:value="0.014492753893137" calcext:value-type="float">
            <text:p>0.01449275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derInOffice</text:p>
          </table:table-cell>
          <table:table-cell office:value-type="float" office:value="1.71987070050091" calcext:value-type="float">
            <text:p>1.719870700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agerClub</text:p>
          </table:table-cell>
          <table:table-cell office:value-type="float" office:value="0.0788018414750695" calcext:value-type="float">
            <text:p>0.078801841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rrison</text:p>
          </table:table-cell>
          <table:table-cell office:value-type="float" office:value="0.0530303046107292" calcext:value-type="float">
            <text:p>0.05303030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sidence</text:p>
          </table:table-cell>
          <table:table-cell office:value-type="float" office:value="0.533333346247673" calcext:value-type="float">
            <text:p>0.533333346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nitName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ub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bsid</text:p>
          </table:table-cell>
          <table:table-cell office:value-type="float" office:value="0.0838618762791157" calcext:value-type="float">
            <text:p>0.083861876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eypoints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islativePeriodName</text:p>
          </table:table-cell>
          <table:table-cell office:value-type="float" office:value="0.236666668206453" calcext:value-type="float">
            <text:p>0.236666668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ign</text:p>
          </table:table-cell>
          <table:table-cell office:value-type="float" office:value="0.400000005960465" calcext:value-type="float">
            <text:p>0.40000000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sus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use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ocumentType</text:p>
          </table:table-cell>
          <table:table-cell office:value-type="float" office:value="0.16666667163372" calcext:value-type="float">
            <text:p>0.166666671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ef5Position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st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inkingName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rtof</text:p>
          </table:table-cell>
          <table:table-cell office:value-type="float" office:value="0.257435869425535" calcext:value-type="float">
            <text:p>0.257435869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cation</text:p>
          </table:table-cell>
          <table:table-cell office:value-type="float" office:value="2.90622370876372" calcext:value-type="float">
            <text:p>2.906223708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ff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ibraryName</text:p>
          </table:table-cell>
          <table:table-cell office:value-type="float" office:value="0.116545571014285" calcext:value-type="float">
            <text:p>0.11654557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reeText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llsign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risdiction</text:p>
          </table:table-cell>
          <table:table-cell office:value-type="float" office:value="4.48396018333733" calcext:value-type="float">
            <text:p>4.483960183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float" office:value="1.75498872064054" calcext:value-type="float">
            <text:p>1.754988720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liticalPartyInLegislature</text:p>
          </table:table-cell>
          <table:table-cell office:value-type="float" office:value="2.84196177124977" calcext:value-type="float">
            <text:p>2.841961771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rentOrganisation</text:p>
          </table:table-cell>
          <table:table-cell office:value-type="float" office:value="1.84218291565776" calcext:value-type="float">
            <text:p>1.842182915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unction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ubs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ignation1Offname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litaryCommand</text:p>
          </table:table-cell>
          <table:table-cell office:value-type="float" office:value="0.22175953630358" calcext:value-type="float">
            <text:p>0.221759536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nventionalLongName</text:p>
          </table:table-cell>
          <table:table-cell office:value-type="float" office:value="0.207653757184744" calcext:value-type="float">
            <text:p>0.20765375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fficialSchoolColour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ad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omestCup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ignation3Offname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teOfOrigin</text:p>
          </table:table-cell>
          <table:table-cell office:value-type="float" office:value="0.0397571492940187" calcext:value-type="float">
            <text:p>0.039757149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ef1position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ccupation</text:p>
          </table:table-cell>
          <table:table-cell office:value-type="float" office:value="0.319238898344338" calcext:value-type="float">
            <text:p>0.319238898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mbol</text:p>
          </table:table-cell>
          <table:table-cell office:value-type="float" office:value="0.0815508030354977" calcext:value-type="float">
            <text:p>0.08155080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ternationalAffiliation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tus</text:p>
          </table:table-cell>
          <table:table-cell office:value-type="float" office:value="0.0172413792461157" calcext:value-type="float">
            <text:p>0.017241379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nister1pfo</text:p>
          </table:table-cell>
          <table:table-cell office:value-type="float" office:value="0.183823529630899" calcext:value-type="float">
            <text:p>0.183823529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nstituency</text:p>
          </table:table-cell>
          <table:table-cell office:value-type="float" office:value="0.0163934417068958" calcext:value-type="float">
            <text:p>0.01639344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litaryBranch</text:p>
          </table:table-cell>
          <table:table-cell office:value-type="float" office:value="0.200779723003507" calcext:value-type="float">
            <text:p>0.20077972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isitors</text:p>
          </table:table-cell>
          <table:table-cell office:value-type="float" office:value="0.0547499349340797" calcext:value-type="float">
            <text:p>0.054749934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ld10Agenc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psub</text:p>
          </table:table-cell>
          <table:table-cell office:value-type="float" office:value="1.94549111090601" calcext:value-type="float">
            <text:p>1.945491110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laceofburial</text:p>
          </table:table-cell>
          <table:table-cell office:value-type="float" office:value="0.049888608045876" calcext:value-type="float">
            <text:p>0.04988860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eam</text:p>
          </table:table-cell>
          <table:table-cell office:value-type="float" office:value="0.143703417852521" calcext:value-type="float">
            <text:p>0.143703417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ague</text:p>
          </table:table-cell>
          <table:table-cell office:value-type="float" office:value="0.0215053763240576" calcext:value-type="float">
            <text:p>0.021505376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lagType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tionalolympiccom</text:p>
          </table:table-cell>
          <table:table-cell office:value-type="float" office:value="0.515685714781284" calcext:value-type="float">
            <text:p>0.515685714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lours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gencyType</text:p>
          </table:table-cell>
          <table:table-cell office:value-type="float" office:value="0.142499998211861" calcext:value-type="float">
            <text:p>0.142499998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icture</text:p>
          </table:table-cell>
          <table:table-cell office:value-type="float" office:value="0.326269771903753" calcext:value-type="float">
            <text:p>0.326269771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otableIdeas</text:p>
          </table:table-cell>
          <table:table-cell office:value-type="float" office:value="0.015625" calcext:value-type="float">
            <text:p>0.0156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ersonquoted</text:p>
          </table:table-cell>
          <table:table-cell office:value-type="float" office:value="0.125" calcext:value-type="float">
            <text:p>0.1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mpanySlogan</text:p>
          </table:table-cell>
          <table:table-cell office:value-type="float" office:value="0.186386585235596" calcext:value-type="float">
            <text:p>0.186386585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ssuer</text:p>
          </table:table-cell>
          <table:table-cell office:value-type="float" office:value="0.125" calcext:value-type="float">
            <text:p>0.1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sponsibilities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1blankname</text:p>
          </table:table-cell>
          <table:table-cell office:value-type="float" office:value="0.0465116277337074" calcext:value-type="float">
            <text:p>0.046511627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wner</text:p>
          </table:table-cell>
          <table:table-cell office:value-type="float" office:value="0.243678070604801" calcext:value-type="float">
            <text:p>0.243678070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rtyColour</text:p>
          </table:table-cell>
          <table:table-cell office:value-type="float" office:value="0.0175438597798348" calcext:value-type="float">
            <text:p>0.017543859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est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rentDepartment</text:p>
          </table:table-cell>
          <table:table-cell office:value-type="float" office:value="0.06941176392138" calcext:value-type="float">
            <text:p>0.06941176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overnmentType</text:p>
          </table:table-cell>
          <table:table-cell office:value-type="float" office:value="0.247354501858354" calcext:value-type="float">
            <text:p>0.247354501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lternateNames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aljuris</text:p>
          </table:table-cell>
          <table:table-cell office:value-type="float" office:value="0.495988741517067" calcext:value-type="float">
            <text:p>0.495988741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omeStadium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terwork</text:p>
          </table:table-cell>
          <table:table-cell office:value-type="float" office:value="0.125555256381631" calcext:value-type="float">
            <text:p>0.125555256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mmands</text:p>
          </table:table-cell>
          <table:table-cell office:value-type="float" office:value="0.188070428557694" calcext:value-type="float">
            <text:p>0.188070428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itizenship</text:p>
          </table:table-cell>
          <table:table-cell office:value-type="float" office:value="0.205847926437855" calcext:value-type="float">
            <text:p>0.205847926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urpose</text:p>
          </table:table-cell>
          <table:table-cell office:value-type="float" office:value="1.29077500477433" calcext:value-type="float">
            <text:p>1.290775004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Groups</text:p>
          </table:table-cell>
          <table:table-cell office:value-type="float" office:value="0.217391308397055" calcext:value-type="float">
            <text:p>0.217391308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ambers</text:p>
          </table:table-cell>
          <table:table-cell office:value-type="float" office:value="0.0669642873108387" calcext:value-type="float">
            <text:p>0.06696428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der</text:p>
          </table:table-cell>
          <table:table-cell office:value-type="float" office:value="1.0962837934494" calcext:value-type="float">
            <text:p>1.096283793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ssionRoom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ffices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l</text:p>
          </table:table-cell>
          <table:table-cell office:value-type="float" office:value="0.412191173061729" calcext:value-type="float">
            <text:p>0.412191173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uote</text:p>
          </table:table-cell>
          <table:table-cell office:value-type="float" office:value="0.479697609320283" calcext:value-type="float">
            <text:p>0.479697609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ader</text:p>
          </table:table-cell>
          <table:table-cell office:value-type="float" office:value="0.157973246648908" calcext:value-type="float">
            <text:p>0.157973246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deology</text:p>
          </table:table-cell>
          <table:table-cell office:value-type="float" office:value="1.09121334180236" calcext:value-type="float">
            <text:p>1.091213341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nionname</text:p>
          </table:table-cell>
          <table:table-cell office:value-type="float" office:value="0.125" calcext:value-type="float">
            <text:p>0.1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ast</text:p>
          </table:table-cell>
          <table:table-cell office:value-type="float" office:value="0.162464993074536" calcext:value-type="float">
            <text:p>0.162464993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ignation2Partof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althcare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ffice</text:p>
          </table:table-cell>
          <table:table-cell office:value-type="float" office:value="8.95784157980233" calcext:value-type="float">
            <text:p>8.957841579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ith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ventStart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ach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litaryData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aderPart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ntrolledby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gency</text:p>
          </table:table-cell>
          <table:table-cell office:value-type="float" office:value="0.136446891352534" calcext:value-type="float">
            <text:p>0.136446891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office:value-type="float" office:value="0.0123456791043282" calcext:value-type="float">
            <text:p>0.012345679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ld3Agency</text:p>
          </table:table-cell>
          <table:table-cell office:value-type="float" office:value="0.473532743752003" calcext:value-type="float">
            <text:p>0.473532743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gencyName</text:p>
          </table:table-cell>
          <table:table-cell office:value-type="float" office:value="8.75557985343039" calcext:value-type="float">
            <text:p>8.755579853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int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office:value-type="float" office:value="0.080289039760828" calcext:value-type="float">
            <text:p>0.080289039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ngName</text:p>
          </table:table-cell>
          <table:table-cell office:value-type="float" office:value="0.0607985481619835" calcext:value-type="float">
            <text:p>0.060798548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mbatant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nisterTitle</text:p>
          </table:table-cell>
          <table:table-cell office:value-type="float" office:value="0.126811597496271" calcext:value-type="float">
            <text:p>0.126811597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mpanyTyp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foreColour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rentagency</text:p>
          </table:table-cell>
          <table:table-cell office:value-type="float" office:value="0.266154194250703" calcext:value-type="float">
            <text:p>0.266154194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oup</text:p>
          </table:table-cell>
          <table:table-cell office:value-type="float" office:value="0.0526315793395042" calcext:value-type="float">
            <text:p>0.052631579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otableIdea</text:p>
          </table:table-cell>
          <table:table-cell office:value-type="float" office:value="0.015625" calcext:value-type="float">
            <text:p>0.0156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laceOfDeath</text:p>
          </table:table-cell>
          <table:table-cell office:value-type="float" office:value="0.0178571436554194" calcext:value-type="float">
            <text:p>0.017857143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lCaption</text:p>
          </table:table-cell>
          <table:table-cell office:value-type="float" office:value="0.232050916180015" calcext:value-type="float">
            <text:p>0.23205091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ervative (70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lliance</text:p>
          </table:table-cell>
          <table:table-cell office:value-type="float" office:value="0.125" calcext:value-type="float">
            <text:p>0.1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nister1Party</text:p>
          </table:table-cell>
          <table:table-cell office:value-type="float" office:value="0.642857171595097" calcext:value-type="float">
            <text:p>0.642857171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cation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ef2Position</text:p>
          </table:table-cell>
          <table:table-cell office:value-type="float" office:value="0.0719696991145611" calcext:value-type="float">
            <text:p>0.071969699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inner</text:p>
          </table:table-cell>
          <table:table-cell office:value-type="float" office:value="0.123809525743127" calcext:value-type="float">
            <text:p>0.123809525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nister2Party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tivename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rty</text:p>
          </table:table-cell>
          <table:table-cell office:value-type="float" office:value="55.1796632725745" calcext:value-type="float">
            <text:p>55.179663272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float" office:value="0.0816666670143604" calcext:value-type="float">
            <text:p>0.08166666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liticalPartyInLegislature</text:p>
          </table:table-cell>
          <table:table-cell office:value-type="float" office:value="0.595205817371607" calcext:value-type="float">
            <text:p>0.595205817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rentOrganisation</text:p>
          </table:table-cell>
          <table:table-cell office:value-type="float" office:value="0.155384618788958" calcext:value-type="float">
            <text:p>0.155384618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aderName</text:p>
          </table:table-cell>
          <table:table-cell office:value-type="float" office:value="1.61043365858495" calcext:value-type="float">
            <text:p>1.610433658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ligion</text:p>
          </table:table-cell>
          <table:table-cell office:value-type="float" office:value="0.0517241377383471" calcext:value-type="float">
            <text:p>0.051724137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eyPerson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eydocument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ps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liticalPartyOfLeader</text:p>
          </table:table-cell>
          <table:table-cell office:value-type="float" office:value="0.523199064657092" calcext:value-type="float">
            <text:p>0.523199064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cus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dustry</text:p>
          </table:table-cell>
          <table:table-cell office:value-type="float" office:value="0.0666666701436043" calcext:value-type="float">
            <text:p>0.066666670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ef1Position</text:p>
          </table:table-cell>
          <table:table-cell office:value-type="float" office:value="0.1060173176229" calcext:value-type="float">
            <text:p>0.106017317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rentAgency</text:p>
          </table:table-cell>
          <table:table-cell office:value-type="float" office:value="0.155384618788958" calcext:value-type="float">
            <text:p>0.155384618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ld4Agency</text:p>
          </table:table-cell>
          <table:table-cell office:value-type="float" office:value="0.0773809552192688" calcext:value-type="float">
            <text:p>0.077380955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rchitectOrBuilder</text:p>
          </table:table-cell>
          <table:table-cell office:value-type="float" office:value="0.0663031153380871" calcext:value-type="float">
            <text:p>0.066303115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tus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liticalParty</text:p>
          </table:table-cell>
          <table:table-cell office:value-type="float" office:value="0.262500002980232" calcext:value-type="float">
            <text:p>0.26250000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uilder</text:p>
          </table:table-cell>
          <table:table-cell office:value-type="float" office:value="0.065957872197032" calcext:value-type="float">
            <text:p>0.065957872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gencyType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nister1name</text:p>
          </table:table-cell>
          <table:table-cell office:value-type="float" office:value="0.207792215049267" calcext:value-type="float">
            <text:p>0.20779221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rchitect</text:p>
          </table:table-cell>
          <table:table-cell office:value-type="float" office:value="0.644699422642589" calcext:value-type="float">
            <text:p>0.644699422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goCaption</text:p>
          </table:table-cell>
          <table:table-cell office:value-type="float" office:value="0.111450612545013" calcext:value-type="float">
            <text:p>0.11145061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ticImageCaption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ortDescription</text:p>
          </table:table-cell>
          <table:table-cell office:value-type="float" office:value="0.108173079788685" calcext:value-type="float">
            <text:p>0.108173079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otto</text:p>
          </table:table-cell>
          <table:table-cell office:value-type="float" office:value="0.251111112535" calcext:value-type="float">
            <text:p>0.25111111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foreParty</text:p>
          </table:table-cell>
          <table:table-cell office:value-type="float" office:value="0.0625" calcext:value-type="float">
            <text:p>0.06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rtyColour</text:p>
          </table:table-cell>
          <table:table-cell office:value-type="float" office:value="0.0455042719841003" calcext:value-type="float">
            <text:p>0.0455042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ld8Agenc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ld1Agenc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eceding</text:p>
          </table:table-cell>
          <table:table-cell office:value-type="float" office:value="0.160822024568915" calcext:value-type="float">
            <text:p>0.16082202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ata</text:p>
          </table:table-cell>
          <table:table-cell office:value-type="float" office:value="0.117647059261799" calcext:value-type="float">
            <text:p>0.117647059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urpose</text:p>
          </table:table-cell>
          <table:table-cell office:value-type="float" office:value="0.223939396440983" calcext:value-type="float">
            <text:p>0.223939396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ldOrganisation</text:p>
          </table:table-cell>
          <table:table-cell office:value-type="float" office:value="0.187179494649172" calcext:value-type="float">
            <text:p>0.18717949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ts2Titl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eyPeople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nister1Pfo</text:p>
          </table:table-cell>
          <table:table-cell office:value-type="float" office:value="0.100230414420366" calcext:value-type="float">
            <text:p>0.100230414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float" office:value="0.262490431778133" calcext:value-type="float">
            <text:p>0.262490431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l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1.01238269545138" calcext:value-type="float">
            <text:p>1.012382695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putyminister1Pfo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ader</text:p>
          </table:table-cell>
          <table:table-cell office:value-type="float" office:value="0.139492146670818" calcext:value-type="float">
            <text:p>0.139492146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ld2Agency</text:p>
          </table:table-cell>
          <table:table-cell office:value-type="float" office:value="0.185970701277256" calcext:value-type="float">
            <text:p>0.185970701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adquarter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liticalGroups</text:p>
          </table:table-cell>
          <table:table-cell office:value-type="float" office:value="0.518767857924104" calcext:value-type="float">
            <text:p>0.518767857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ts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therParty</text:p>
          </table:table-cell>
          <table:table-cell office:value-type="float" office:value="0.0612480882555246" calcext:value-type="float">
            <text:p>0.061248088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ffice</text:p>
          </table:table-cell>
          <table:table-cell office:value-type="float" office:value="0.386470785364509" calcext:value-type="float">
            <text:p>0.386470785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ndlord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go</text:p>
          </table:table-cell>
          <table:table-cell office:value-type="float" office:value="0.176236402243376" calcext:value-type="float">
            <text:p>0.176236402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litical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ottotranslated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therparty</text:p>
          </table:table-cell>
          <table:table-cell office:value-type="float" office:value="0.0612480882555246" calcext:value-type="float">
            <text:p>0.061248088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gencyName</text:p>
          </table:table-cell>
          <table:table-cell office:value-type="float" office:value="0.682933947071433" calcext:value-type="float">
            <text:p>0.682933947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nister3Party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adquarters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derInOffice</text:p>
          </table:table-cell>
          <table:table-cell office:value-type="float" office:value="0.0175438597798348" calcext:value-type="float">
            <text:p>0.017543859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ts1Title</text:p>
          </table:table-cell>
          <table:table-cell office:value-type="float" office:value="0.142046425491571" calcext:value-type="float">
            <text:p>0.142046425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fterParty</text:p>
          </table:table-cell>
          <table:table-cell office:value-type="float" office:value="0.0625" calcext:value-type="float">
            <text:p>0.06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overningBody</text:p>
          </table:table-cell>
          <table:table-cell office:value-type="float" office:value="0.117647062987089" calcext:value-type="float">
            <text:p>0.11764706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ppositionParty</text:p>
          </table:table-cell>
          <table:table-cell office:value-type="float" office:value="0.200000002980232" calcext:value-type="float">
            <text:p>0.20000000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lCaption</text:p>
          </table:table-cell>
          <table:table-cell office:value-type="float" office:value="0.0750000029802322" calcext:value-type="float">
            <text:p>0.075000003</text:p>
          </table:table-cell>
          <table:table-cell table:number-columns-repeated="1021"/>
        </table:table-row>
        <table:table-row table:style-name="ro2" table:number-rows-repeated="10479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ylum" table:style-name="ta1"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5" table:default-cell-style-name="Default"/>
        <table:table-row table:style-name="ro2">
          <table:table-cell table:style-name="ce3" office:value-type="string" calcext:value-type="string">
            <text:p>wikipedia_animals_phylum_List_of_animal_phyla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 calcext:value-type="string">
            <text:p>Value (Number of predicates)</text:p>
          </table:table-cell>
          <table:table-cell table:style-name="ce1" office:value-type="string" calcext:value-type="string">
            <text:p>Predicates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2"/>
          <table:table-cell table:style-name="ce1" office:value-type="string" calcext:value-type="string">
            <text:p>Predicat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Number of values</text:p>
          </table:table-cell>
          <table:table-cell table:style-name="ce1" office:value-type="string" calcext:value-type="string">
            <text:p>Average scor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orifera (8)</text:p>
          </table:table-cell>
          <table:table-cell table:number-columns-repeated="4"/>
          <table:table-cell table:style-name="ce2" office:value-type="string" calcext:value-type="string">
            <text:p>phylum</text:p>
          </table:table-cell>
          <table:table-cell office:value-type="string" calcext:value-type="string">
            <text:p>Porifera; Bryozoa; Hemichordata; Nematomorpha; Onychophora; Platyhelminthes; Annelida; Echinodermata; Brachiopoda; Sipuncula; Mollusca; Rotifera; Nematoda; Chaetognatha; Chordata; Loricifera; Nemertea; Acoelomorpha; Acanthocephala; Arthropoda; Ctenophora; Placozoa; Cnidaria; </text:p>
          </table:table-cell>
          <table:table-cell office:value-type="float" office:value="23" calcext:value-type="float">
            <text:p>23</text:p>
          </table:table-cell>
          <table:table-cell office:value-type="float" office:value="186.827708662447" calcext:value-type="float">
            <text:p>186.827708662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bdivision</text:p>
          </table:table-cell>
          <table:table-cell office:value-type="float" office:value="0.0784615390002728" calcext:value-type="float">
            <text:p>0.078461539</text:p>
          </table:table-cell>
          <table:table-cell table:number-columns-repeated="2"/>
          <table:table-cell office:value-type="string" calcext:value-type="string">
            <text:p>divisio</text:p>
          </table:table-cell>
          <table:table-cell office:value-type="string" calcext:value-type="string">
            <text:p>Kinorhyncha; Hemichordata; Echinodermata; Mollusca; Arthropoda; Cnidaria; </text:p>
          </table:table-cell>
          <table:table-cell office:value-type="float" office:value="6" calcext:value-type="float">
            <text:p>6</text:p>
          </table:table-cell>
          <table:table-cell office:value-type="float" office:value="0.167103114227454" calcext:value-type="float">
            <text:p>0.167103114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hylum</text:p>
          </table:table-cell>
          <table:table-cell office:value-type="float" office:value="0.0638945233076811" calcext:value-type="float">
            <text:p>0.0638945233</text:p>
          </table:table-cell>
          <table:table-cell table:number-columns-repeated="2"/>
          <table:table-cell office:value-type="string" calcext:value-type="string">
            <text:p>subdivision</text:p>
          </table:table-cell>
          <table:table-cell office:value-type="string" calcext:value-type="string">
            <text:p>Porifera; Bryozoa; Kinorhyncha; Hemichordata; Nematomorpha; Onychophora; Xenoturbellida; Platyhelminthes; Annelida; Echinodermata; Rhombozoa; Brachiopoda; Gastrotricha; Entoprocta; Sipuncula; Priapulida; Mollusca; Tardigrada; Rotifera; Nematoda; Chaetognatha; Orthonectida; Chordata; Loricifera; Micrognathozoa; Nemertea; Phoronida; Acoelomorpha; Acanthocephala; Cycliophora; Arthropoda; Ctenophora; Gnathostomulida; Placozoa; Cnidaria; </text:p>
          </table:table-cell>
          <table:table-cell office:value-type="float" office:value="35" calcext:value-type="float">
            <text:p>35</text:p>
          </table:table-cell>
          <table:table-cell office:value-type="float" office:value="0.158612529401268" calcext:value-type="float">
            <text:p>0.158612529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inomial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office:value-type="string" calcext:value-type="string">
            <text:p>Kinorhyncha; Onychophora; </text:p>
          </table:table-cell>
          <table:table-cell office:value-type="float" office:value="2" calcext:value-type="float">
            <text:p>2</text:p>
          </table:table-cell>
          <table:table-cell office:value-type="float" office:value="0.145313885062933" calcext:value-type="float">
            <text:p>0.14531388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pecies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2"/>
          <table:table-cell office:value-type="string" calcext:value-type="string">
            <text:p>ordo</text:p>
          </table:table-cell>
          <table:table-cell office:value-type="string" calcext:value-type="string">
            <text:p>Kinorhyncha; Onychophora; </text:p>
          </table:table-cell>
          <table:table-cell office:value-type="float" office:value="2" calcext:value-type="float">
            <text:p>2</text:p>
          </table:table-cell>
          <table:table-cell office:value-type="float" office:value="0.145313885062933" calcext:value-type="float">
            <text:p>0.145313885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ynonym</text:p>
          </table:table-cell>
          <table:table-cell office:value-type="float" office:value="0.126069158315659" calcext:value-type="float">
            <text:p>0.1260691583</text:p>
          </table:table-cell>
          <table:table-cell table:number-columns-repeated="2"/>
          <table:table-cell office:value-type="string" calcext:value-type="string">
            <text:p>division</text:p>
          </table:table-cell>
          <table:table-cell office:value-type="string" calcext:value-type="string">
            <text:p>Kinorhyncha; Hemichordata; Mollusca; Cnidaria; </text:p>
          </table:table-cell>
          <table:table-cell office:value-type="float" office:value="4" calcext:value-type="float">
            <text:p>4</text:p>
          </table:table-cell>
          <table:table-cell office:value-type="float" office:value="0.140950153581798" calcext:value-type="float">
            <text:p>0.140950153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ame</text:p>
          </table:table-cell>
          <table:table-cell office:value-type="float" office:value="0.129032254219055" calcext:value-type="float">
            <text:p>0.129032254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Porifera; Platyhelminthes; Rhombozoa; Brachiopoda; Entoprocta; Rotifera; Chordata; Acanthocephala; Ctenophora; Cnidaria; </text:p>
          </table:table-cell>
          <table:table-cell office:value-type="float" office:value="10" calcext:value-type="float">
            <text:p>10</text:p>
          </table:table-cell>
          <table:table-cell office:value-type="float" office:value="0.0973225753754377" calcext:value-type="float">
            <text:p>0.097322575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ynonyms</text:p>
          </table:table-cell>
          <table:table-cell office:value-type="float" office:value="0.0625610947608948" calcext:value-type="float">
            <text:p>0.0625610948</text:p>
          </table:table-cell>
          <table:table-cell table:number-columns-repeated="2"/>
          <table:table-cell office:value-type="string" calcext:value-type="string">
            <text:p>genus</text:p>
          </table:table-cell>
          <table:table-cell office:value-type="string" calcext:value-type="string">
            <text:p>Acanthocephala; Ctenophora; </text:p>
          </table:table-cell>
          <table:table-cell office:value-type="float" office:value="2" calcext:value-type="float">
            <text:p>2</text:p>
          </table:table-cell>
          <table:table-cell office:value-type="float" office:value="0.0916396118700505" calcext:value-type="float">
            <text:p>0.091639611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taxon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Onychophora; Brachiopoda; </text:p>
          </table:table-cell>
          <table:table-cell office:value-type="float" office:value="2" calcext:value-type="float">
            <text:p>2</text:p>
          </table:table-cell>
          <table:table-cell office:value-type="float" office:value="0.0826765196397901" calcext:value-type="float">
            <text:p>0.082676519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ryozoa (4)</text:p>
          </table:table-cell>
          <table:table-cell table:number-columns-repeated="4"/>
          <table:table-cell office:value-type="string" calcext:value-type="string">
            <text:p>classis</text:p>
          </table:table-cell>
          <table:table-cell office:value-type="string" calcext:value-type="string">
            <text:p>Onychophora; Brachiopoda; </text:p>
          </table:table-cell>
          <table:table-cell office:value-type="float" office:value="2" calcext:value-type="float">
            <text:p>2</text:p>
          </table:table-cell>
          <table:table-cell office:value-type="float" office:value="0.0826765196397901" calcext:value-type="float">
            <text:p>0.082676519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2"/>
          <table:table-cell office:value-type="string" calcext:value-type="string">
            <text:p>rangeMapCaption</text:p>
          </table:table-cell>
          <table:table-cell office:value-type="string" calcext:value-type="string">
            <text:p>Onychophora; </text:p>
          </table:table-cell>
          <table:table-cell office:value-type="float" office:value="1" calcext:value-type="float">
            <text:p>1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hylum</text:p>
          </table:table-cell>
          <table:table-cell office:value-type="float" office:value="4.36870878562331" calcext:value-type="float">
            <text:p>4.3687087856</text:p>
          </table:table-cell>
          <table:table-cell table:number-columns-repeated="2"/>
          <table:table-cell office:value-type="string" calcext:value-type="string">
            <text:p>synonym</text:p>
          </table:table-cell>
          <table:table-cell office:value-type="string" calcext:value-type="string">
            <text:p>Porifera; Annelida; Echinodermata; Entoprocta; Chordata; Cnidaria; </text:p>
          </table:table-cell>
          <table:table-cell office:value-type="float" office:value="6" calcext:value-type="float">
            <text:p>6</text:p>
          </table:table-cell>
          <table:table-cell office:value-type="float" office:value="0.0695778336375952" calcext:value-type="float">
            <text:p>0.069577833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mageCapti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imageCaption</text:p>
          </table:table-cell>
          <table:table-cell office:value-type="string" calcext:value-type="string">
            <text:p>Bryozoa; Onychophora; Mollusca; Tardigrada; Acanthocephala; Ctenophora; </text:p>
          </table:table-cell>
          <table:table-cell office:value-type="float" office:value="6" calcext:value-type="float">
            <text:p>6</text:p>
          </table:table-cell>
          <table:table-cell office:value-type="float" office:value="0.0529299030701319" calcext:value-type="float">
            <text:p>0.052929903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binomial</text:p>
          </table:table-cell>
          <table:table-cell office:value-type="string" calcext:value-type="string">
            <text:p>Porifera; Entoprocta; Chordata; Acanthocephala; Ctenophora; </text:p>
          </table:table-cell>
          <table:table-cell office:value-type="float" office:value="5" calcext:value-type="float">
            <text:p>5</text:p>
          </table:table-cell>
          <table:table-cell office:value-type="float" office:value="0.0506874036043882" calcext:value-type="float">
            <text:p>0.05068740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inorhyncha (5)</text:p>
          </table:table-cell>
          <table:table-cell table:number-columns-repeated="4"/>
          <table:table-cell office:value-type="string" calcext:value-type="string">
            <text:p>species</text:p>
          </table:table-cell>
          <table:table-cell office:value-type="string" calcext:value-type="string">
            <text:p>Porifera; Entoprocta; Chordata; Ctenophora; </text:p>
          </table:table-cell>
          <table:table-cell office:value-type="float" office:value="4" calcext:value-type="float">
            <text:p>4</text:p>
          </table:table-cell>
          <table:table-cell office:value-type="float" office:value="0.0484038973227143" calcext:value-type="float">
            <text:p>0.04840389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2"/>
          <table:table-cell office:value-type="string" calcext:value-type="string">
            <text:p>synonyms</text:p>
          </table:table-cell>
          <table:table-cell office:value-type="string" calcext:value-type="string">
            <text:p>Porifera; Entoprocta; Chordata; </text:p>
          </table:table-cell>
          <table:table-cell office:value-type="float" office:value="3" calcext:value-type="float">
            <text:p>3</text:p>
          </table:table-cell>
          <table:table-cell office:value-type="float" office:value="0.0427174977958202" calcext:value-type="float">
            <text:p>0.0427174978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ivision</text:p>
          </table:table-cell>
          <table:table-cell office:value-type="float" office:value="0.15384615957737" calcext:value-type="float">
            <text:p>0.1538461596</text:p>
          </table:table-cell>
          <table:table-cell table:number-columns-repeated="2"/>
          <table:table-cell office:value-type="string" calcext:value-type="string">
            <text:p>stemGroup</text:p>
          </table:table-cell>
          <table:table-cell office:value-type="string" calcext:value-type="string">
            <text:p>Arthropoda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rder</text:p>
          </table:table-cell>
          <table:table-cell office:value-type="float" office:value="0.15384615957737" calcext:value-type="float">
            <text:p>0.1538461596</text:p>
          </table:table-cell>
          <table:table-cell table:number-columns-repeated="2"/>
          <table:table-cell office:value-type="string" calcext:value-type="string">
            <text:p>subphylum</text:p>
          </table:table-cell>
          <table:table-cell office:value-type="string" calcext:value-type="string">
            <text:p>Xenoturbellida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ivisio</text:p>
          </table:table-cell>
          <table:table-cell office:value-type="float" office:value="0.15384615957737" calcext:value-type="float">
            <text:p>0.1538461596</text:p>
          </table:table-cell>
          <table:table-cell table:number-columns-repeated="2"/>
          <table:table-cell office:value-type="string" calcext:value-type="string">
            <text:p>familia</text:p>
          </table:table-cell>
          <table:table-cell office:value-type="string" calcext:value-type="string">
            <text:p>Xenoturbellida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rdo</text:p>
          </table:table-cell>
          <table:table-cell office:value-type="float" office:value="0.15384615957737" calcext:value-type="float">
            <text:p>0.1538461596</text:p>
          </table:table-cell>
          <table:table-cell table:number-columns-repeated="2"/>
          <table:table-cell office:value-type="string" calcext:value-type="string">
            <text:p>includes</text:p>
          </table:table-cell>
          <table:table-cell office:value-type="string" calcext:value-type="string">
            <text:p>Onychophora; Tardigrada; </text:p>
          </table:table-cell>
          <table:table-cell office:value-type="float" office:value="2" calcext:value-type="float">
            <text:p>2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emichordata (4)</text:p>
          </table:table-cell>
          <table:table-cell table:number-columns-repeated="4"/>
          <table:table-cell office:value-type="string" calcext:value-type="string">
            <text:p>fossilRange</text:p>
          </table:table-cell>
          <table:table-cell office:value-type="string" calcext:value-type="string">
            <text:p>Onychophora; Tardigrada; </text:p>
          </table:table-cell>
          <table:table-cell office:value-type="float" office:value="2" calcext:value-type="float">
            <text:p>2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bdivision</text:p>
          </table:table-cell>
          <table:table-cell office:value-type="float" office:value="0.196923077106476" calcext:value-type="float">
            <text:p>0.1969230771</text:p>
          </table:table-cell>
          <table:table-cell table:number-columns-repeated="2"/>
          <table:table-cell office:value-type="string" calcext:value-type="string">
            <text:p>taxon</text:p>
          </table:table-cell>
          <table:table-cell office:value-type="string" calcext:value-type="string">
            <text:p>Porifera; Bryozoa; Platyhelminthes; Annelida; Rhombozoa; Brachiopoda; Rotifera; Nematoda; Chordata; </text:p>
          </table:table-cell>
          <table:table-cell office:value-type="float" office:value="9" calcext:value-type="float">
            <text:p>9</text:p>
          </table:table-cell>
          <table:table-cell office:value-type="float" office:value="0.0358739778813389" calcext:value-type="float">
            <text:p>0.035873977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hylum</text:p>
          </table:table-cell>
          <table:table-cell office:value-type="float" office:value="0.976400569081306" calcext:value-type="float">
            <text:p>0.9764005691</text:p>
          </table:table-cell>
          <table:table-cell table:number-columns-repeated="2"/>
          <table:table-cell office:value-type="string" calcext:value-type="string">
            <text:p>diversityLink</text:p>
          </table:table-cell>
          <table:table-cell office:value-type="string" calcext:value-type="string">
            <text:p>Mollusca; </text:p>
          </table:table-cell>
          <table:table-cell office:value-type="float" office:value="1" calcext:value-type="float">
            <text:p>1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ivisi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typeSpecies</text:p>
          </table:table-cell>
          <table:table-cell office:value-type="string" calcext:value-type="string">
            <text:p>Ctenophora; </text:p>
          </table:table-cell>
          <table:table-cell office:value-type="float" office:value="1" calcext:value-type="float">
            <text:p>1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ivisio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matomorpha (2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195698924362659" calcext:value-type="float">
            <text:p>0.19569892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ychophora (10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231794871389866" calcext:value-type="float">
            <text:p>0.231794871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673859849572182" calcext:value-type="float">
            <text:p>0.673859849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der</text:p>
          </table:table-cell>
          <table:table-cell office:value-type="float" office:value="0.136781610548496" calcext:value-type="float">
            <text:p>0.136781610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angeMapCaption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ssilRang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mageCaption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ass</text:p>
          </table:table-cell>
          <table:table-cell office:value-type="float" office:value="0.136781610548496" calcext:value-type="float">
            <text:p>0.136781610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cludes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do</text:p>
          </table:table-cell>
          <table:table-cell office:value-type="float" office:value="0.136781610548496" calcext:value-type="float">
            <text:p>0.136781610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assis</text:p>
          </table:table-cell>
          <table:table-cell office:value-type="float" office:value="0.136781610548496" calcext:value-type="float">
            <text:p>0.1367816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enoturbellida (3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96923077106476" calcext:value-type="float">
            <text:p>0.196923077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milia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bphylum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yhelminthes (4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654217626899481" calcext:value-type="float">
            <text:p>0.654217626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nelida (4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96923077106476" calcext:value-type="float">
            <text:p>0.196923077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2.27349186502397" calcext:value-type="float">
            <text:p>2.27349186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nonym</text:p>
          </table:table-cell>
          <table:table-cell office:value-type="float" office:value="0.0967741906642914" calcext:value-type="float">
            <text:p>0.096774190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chinodermata (4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96923077106476" calcext:value-type="float">
            <text:p>0.196923077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3.86602609418333" calcext:value-type="float">
            <text:p>3.866026094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nonym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visio</text:p>
          </table:table-cell>
          <table:table-cell office:value-type="float" office:value="0.320719614624977" calcext:value-type="float">
            <text:p>0.32071961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ombozoa (3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571428462863" calcext:value-type="float">
            <text:p>0.1557142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xon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achiopoda (6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1.1834323387593" calcext:value-type="float">
            <text:p>1.183432338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139423079788685" calcext:value-type="float">
            <text:p>0.139423079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ass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assis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strotricha (1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oprocta (6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inomial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ecies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nonym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0666666701436043" calcext:value-type="float">
            <text:p>0.066666670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nonyms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puncula (2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19999997317791" calcext:value-type="float">
            <text:p>0.11999999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450549468398094" calcext:value-type="float">
            <text:p>0.45054946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apulida (1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llusca (6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1727.32502184249" calcext:value-type="float">
            <text:p>1727.32502184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0.220394007861614" calcext:value-type="float">
            <text:p>0.220394007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mageCaption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versityLink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visio</text:p>
          </table:table-cell>
          <table:table-cell office:value-type="float" office:value="0.220394007861614" calcext:value-type="float">
            <text:p>0.22039400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digrada (4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236923076212406" calcext:value-type="float">
            <text:p>0.236923076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ssilRang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mageCapti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cludes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tifera (4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188328918069601" calcext:value-type="float">
            <text:p>0.188328918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matoda (3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xon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etognatha (2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19999997317791" calcext:value-type="float">
            <text:p>0.11999999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117037035524845" calcext:value-type="float">
            <text:p>0.11703703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thonectida (1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571428462863" calcext:value-type="float">
            <text:p>0.15571428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rdata (8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55275522172451" calcext:value-type="float">
            <text:p>0.55275522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inomial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ecies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nonym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167493794113398" calcext:value-type="float">
            <text:p>0.167493794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nonyms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ricifera (2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127016127109528" calcext:value-type="float">
            <text:p>0.12701612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rognathozoa (1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mertea (2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943771947175264" calcext:value-type="float">
            <text:p>0.94377194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oronida (1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oelomorpha (2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19999997317791" calcext:value-type="float">
            <text:p>0.11999999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1.64358980581164" calcext:value-type="float">
            <text:p>1.64358980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nthocephala (6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2.82554636895657" calcext:value-type="float">
            <text:p>2.82554636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inomial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0969697013497353" calcext:value-type="float">
            <text:p>0.0969697013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mageCaption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enus</text:p>
          </table:table-cell>
          <table:table-cell office:value-type="float" office:value="0.0904761925339699" calcext:value-type="float">
            <text:p>0.09047619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ycliophora (1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thropoda (4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2503.7745635584" calcext:value-type="float">
            <text:p>2503.77456355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temGroup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ivisio</text:p>
          </table:table-cell>
          <table:table-cell office:value-type="float" office:value="0.118098456412554" calcext:value-type="float">
            <text:p>0.11809845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tenophora (8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4601731672883" calcext:value-type="float">
            <text:p>0.146017316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747766677290201" calcext:value-type="float">
            <text:p>0.7477666773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ypeSpecies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inomial</text:p>
          </table:table-cell>
          <table:table-cell office:value-type="float" office:value="0.0625" calcext:value-type="float">
            <text:p>0.06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ecies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185606062412262" calcext:value-type="float">
            <text:p>0.185606062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mageCaption</text:p>
          </table:table-cell>
          <table:table-cell office:value-type="float" office:value="0.135064940899611" calcext:value-type="float">
            <text:p>0.135064940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enus</text:p>
          </table:table-cell>
          <table:table-cell office:value-type="float" office:value="0.092803031206131" calcext:value-type="float">
            <text:p>0.0928030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nathostomulida (1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cozoa (2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14175826311111" calcext:value-type="float">
            <text:p>0.114175826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nidaria (6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ubdivision</text:p>
          </table:table-cell>
          <table:table-cell office:value-type="float" office:value="0.115714285522699" calcext:value-type="float">
            <text:p>0.115714285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ylum</text:p>
          </table:table-cell>
          <table:table-cell office:value-type="float" office:value="43.9781946316361" calcext:value-type="float">
            <text:p>43.978194631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0.151098906993866" calcext:value-type="float">
            <text:p>0.15109890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nonym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0740740746259689" calcext:value-type="float">
            <text:p>0.07407407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visio</text:p>
          </table:table-cell>
          <table:table-cell office:value-type="float" office:value="0.151098906993866" calcext:value-type="float">
            <text:p>0.151098907</text:p>
          </table:table-cell>
          <table:table-cell table:number-columns-repeated="1021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ributor" table:style-name="ta1">
        <table:shapes>
          <draw:frame draw:z-index="0" draw:style-name="gr1" draw:text-style-name="P1" svg:width="6.2996in" svg:height="3.5472in" svg:x="10.728in" svg:y="0.374in">
            <draw:object draw:notify-on-update-of-ranges="distributor.F3:distributor.F3 distributor.F4:distributor.F93 distributor.I3:distributor.I3 distributor.I4:distributor.I9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5" table:default-cell-style-name="Default"/>
        <table:table-row table:style-name="ro4">
          <table:table-cell table:style-name="ce4" office:value-type="string" calcext:value-type="string">
            <text:p>wikipedia_movies_producer_AFI's_100_Years...100_Movies_(10th_Anniversary_Edition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Value (Number of predicates)</text:p>
          </table:table-cell>
          <table:table-cell table:style-name="ce1" office:value-type="string" calcext:value-type="string">
            <text:p>Predicates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2"/>
          <table:table-cell table:style-name="ce1" office:value-type="string" calcext:value-type="string">
            <text:p>Predicat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Number of values</text:p>
          </table:table-cell>
          <table:table-cell table:style-name="ce1" office:value-type="string" calcext:value-type="string">
            <text:p>Average scor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DreamWorks (5)</text:p>
          </table:table-cell>
          <table:table-cell table:number-columns-repeated="4"/>
          <table:table-cell table:style-name="ce2" office:value-type="string" calcext:value-type="string">
            <text:p>distributor</text:p>
          </table:table-cell>
          <table:table-cell office:value-type="string" calcext:value-type="string">
            <text:p>DreamWorks; Paramount; Columbia; Universal; Horizon; New Line Cinema; Warner Brothers; Disney; United Artists; RKO; Metro-Goldwyn-Mayer; Triangle; ITC Entertainment; 20th Century Fox; Orion Pictures; Allied Artists; Columbia Pictures; Miramax; </text:p>
          </table:table-cell>
          <table:table-cell office:value-type="float" office:value="18" calcext:value-type="float">
            <text:p>18</text:p>
          </table:table-cell>
          <table:table-cell office:value-type="float" office:value="54.9266607069617" calcext:value-type="float">
            <text:p>54.9266607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udio</text:p>
          </table:table-cell>
          <table:table-cell office:value-type="float" office:value="2.57478183787316" calcext:value-type="float">
            <text:p>2.5747818379</text:p>
          </table:table-cell>
          <table:table-cell table:number-columns-repeated="2"/>
          <table:table-cell office:value-type="string" calcext:value-type="string">
            <text:p>studio</text:p>
          </table:table-cell>
          <table:table-cell office:value-type="string" calcext:value-type="string">
            <text:p>DreamWorks; Paramount; Columbia; Universal; Horizon; New Line Cinema; Warner Brothers; Disney; United Artists; RKO; Metro-Goldwyn-Mayer; Triangle; ITC Entertainment; 20th Century Fox; Orion Pictures; Allied Artists; Columbia Pictures; Miramax; </text:p>
          </table:table-cell>
          <table:table-cell office:value-type="float" office:value="18" calcext:value-type="float">
            <text:p>18</text:p>
          </table:table-cell>
          <table:table-cell office:value-type="float" office:value="3.531132285121" calcext:value-type="float">
            <text:p>3.53113228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ote</text:p>
          </table:table-cell>
          <table:table-cell office:value-type="float" office:value="0.0217391308397055" calcext:value-type="float">
            <text:p>0.0217391308</text:p>
          </table:table-cell>
          <table:table-cell table:number-columns-repeated="2"/>
          <table:table-cell office:value-type="string" calcext:value-type="string">
            <text:p>producer</text:p>
          </table:table-cell>
          <table:table-cell office:value-type="string" calcext:value-type="string">
            <text:p>Paramount; Columbia; Universal; Horizon; Disney; United Artists; RKO; Metro-Goldwyn-Mayer; Triangle; 20th Century Fox; Columbia Pictures; Miramax; </text:p>
          </table:table-cell>
          <table:table-cell office:value-type="float" office:value="12" calcext:value-type="float">
            <text:p>12</text:p>
          </table:table-cell>
          <table:table-cell office:value-type="float" office:value="1.98407991013179" calcext:value-type="float">
            <text:p>1.984079910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0.0912611670792103" calcext:value-type="float">
            <text:p>0.0912611671</text:p>
          </table:table-cell>
          <table:table-cell table:number-columns-repeated="2"/>
          <table:table-cell office:value-type="string" calcext:value-type="string">
            <text:p>writer</text:p>
          </table:table-cell>
          <table:table-cell office:value-type="string" calcext:value-type="string">
            <text:p>Universal; Disney; Metro-Goldwyn-Mayer; </text:p>
          </table:table-cell>
          <table:table-cell office:value-type="float" office:value="3" calcext:value-type="float">
            <text:p>3</text:p>
          </table:table-cell>
          <table:table-cell office:value-type="float" office:value="1.30280160469313" calcext:value-type="float">
            <text:p>1.302801604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6.17553002294153" calcext:value-type="float">
            <text:p>6.1755300229</text:p>
          </table:table-cell>
          <table:table-cell table:number-columns-repeated="2"/>
          <table:table-cell office:value-type="string" calcext:value-type="string">
            <text:p>network</text:p>
          </table:table-cell>
          <table:table-cell office:value-type="string" calcext:value-type="string">
            <text:p>Universal; Disney; 20th Century Fox; </text:p>
          </table:table-cell>
          <table:table-cell office:value-type="float" office:value="3" calcext:value-type="float">
            <text:p>3</text:p>
          </table:table-cell>
          <table:table-cell office:value-type="float" office:value="0.950843747705221" calcext:value-type="float">
            <text:p>0.95084374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eator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Paramount; Columbia; Universal; Horizon; Disney; United Artists; RKO; Metro-Goldwyn-Mayer; Triangle; Miramax; </text:p>
          </table:table-cell>
          <table:table-cell office:value-type="float" office:value="10" calcext:value-type="float">
            <text:p>10</text:p>
          </table:table-cell>
          <table:table-cell office:value-type="float" office:value="0.78517828406766" calcext:value-type="float">
            <text:p>0.785178284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ramount (23)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Paramount; Columbia; Universal; Horizon; Disney; RKO; Metro-Goldwyn-Mayer; Triangle; Columbia Pictures; </text:p>
          </table:table-cell>
          <table:table-cell office:value-type="float" office:value="9" calcext:value-type="float">
            <text:p>9</text:p>
          </table:table-cell>
          <table:table-cell office:value-type="float" office:value="0.651541707623336" calcext:value-type="float">
            <text:p>0.651541707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usic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viewfinder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7.16931701544672" calcext:value-type="float">
            <text:p>7.1693170154</text:p>
          </table:table-cell>
          <table:table-cell table:number-columns-repeated="2"/>
          <table:table-cell office:value-type="string" calcext:value-type="string">
            <text:p>starring</text:p>
          </table:table-cell>
          <table:table-cell office:value-type="string" calcext:value-type="string">
            <text:p>Paramount; Universal; Disney; RKO; Metro-Goldwyn-Mayer; </text:p>
          </table:table-cell>
          <table:table-cell office:value-type="float" office:value="5" calcext:value-type="float">
            <text:p>5</text:p>
          </table:table-cell>
          <table:table-cell office:value-type="float" office:value="0.493626042455435" calcext:value-type="float">
            <text:p>0.49362604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rmerNames</text:p>
          </table:table-cell>
          <table:table-cell office:value-type="float" office:value="0.0161290317773819" calcext:value-type="float">
            <text:p>0.0161290318</text:p>
          </table:table-cell>
          <table:table-cell table:number-columns-repeated="2"/>
          <table:table-cell office:value-type="string" calcext:value-type="string">
            <text:p>director</text:p>
          </table:table-cell>
          <table:table-cell office:value-type="string" calcext:value-type="string">
            <text:p>Universal; Disney; Metro-Goldwyn-Mayer; </text:p>
          </table:table-cell>
          <table:table-cell office:value-type="float" office:value="3" calcext:value-type="float">
            <text:p>3</text:p>
          </table:table-cell>
          <table:table-cell office:value-type="float" office:value="0.446443527316054" calcext:value-type="float">
            <text:p>0.44644352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entCompany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DreamWorks; Paramount; Columbia; Universal; New Line Cinema; Disney; United Artists; Metro-Goldwyn-Mayer; 20th Century Fox; Columbia Pictures; Miramax; </text:p>
          </table:table-cell>
          <table:table-cell office:value-type="float" office:value="11" calcext:value-type="float">
            <text:p>11</text:p>
          </table:table-cell>
          <table:table-cell office:value-type="float" office:value="0.401665061966262" calcext:value-type="float">
            <text:p>0.40166506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ngs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chronology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287038499489427" calcext:value-type="float">
            <text:p>0.287038499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2"/>
          <table:table-cell office:value-type="string" calcext:value-type="string">
            <text:p>almaMater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223345845937729" calcext:value-type="float">
            <text:p>0.223345845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0.0958511121571064" calcext:value-type="float">
            <text:p>0.0958511122</text:p>
          </table:table-cell>
          <table:table-cell table:number-columns-repeated="2"/>
          <table:table-cell office:value-type="string" calcext:value-type="string">
            <text:p>company</text:p>
          </table:table-cell>
          <table:table-cell office:value-type="string" calcext:value-type="string">
            <text:p>Paramount; Universal; </text:p>
          </table:table-cell>
          <table:table-cell office:value-type="float" office:value="2" calcext:value-type="float">
            <text:p>2</text:p>
          </table:table-cell>
          <table:table-cell office:value-type="float" office:value="0.206915379501879" calcext:value-type="float">
            <text:p>0.206915379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0.0178571436554194" calcext:value-type="float">
            <text:p>0.0178571437</text:p>
          </table:table-cell>
          <table:table-cell table:number-columns-repeated="2"/>
          <table:table-cell office:value-type="string" calcext:value-type="string">
            <text:p>funding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200000010430813" calcext:value-type="float">
            <text:p>0.200000010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aka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192156869918108" calcext:value-type="float">
            <text:p>0.192156869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ux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Columbia; Universal; Disney; </text:p>
          </table:table-cell>
          <table:table-cell office:value-type="float" office:value="3" calcext:value-type="float">
            <text:p>3</text:p>
          </table:table-cell>
          <table:table-cell office:value-type="float" office:value="0.192047111069163" calcext:value-type="float">
            <text:p>0.1920471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ributedBy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basedOn</text:p>
          </table:table-cell>
          <table:table-cell office:value-type="string" calcext:value-type="string">
            <text:p>Horizon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155290983617306" calcext:value-type="float">
            <text:p>0.15529098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ributors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2"/>
          <table:table-cell office:value-type="string" calcext:value-type="string">
            <text:p>shortsummary</text:p>
          </table:table-cell>
          <table:table-cell office:value-type="string" calcext:value-type="string">
            <text:p>Universal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153035989031196" calcext:value-type="float">
            <text:p>0.15303598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cinematography</text:p>
          </table:table-cell>
          <table:table-cell office:value-type="string" calcext:value-type="string">
            <text:p>Metro-Goldwyn-Mayer; </text:p>
          </table:table-cell>
          <table:table-cell office:value-type="float" office:value="1" calcext:value-type="float">
            <text:p>1</text:p>
          </table:table-cell>
          <table:table-cell office:value-type="float" office:value="0.141897082328796" calcext:value-type="float">
            <text:p>0.141897082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riburtor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movieSeries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135431241244078" calcext:value-type="float">
            <text:p>0.135431241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quote</text:p>
          </table:table-cell>
          <table:table-cell office:value-type="float" office:value="0.0863027907907963" calcext:value-type="float">
            <text:p>0.0863027908</text:p>
          </table:table-cell>
          <table:table-cell table:number-columns-repeated="2"/>
          <table:table-cell office:value-type="string" calcext:value-type="string">
            <text:p>cast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133333340287209" calcext:value-type="float">
            <text:p>0.13333334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pany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publisher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128017723560333" calcext:value-type="float">
            <text:p>0.128017723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525985214859247" calcext:value-type="float">
            <text:p>0.5259852149</text:p>
          </table:table-cell>
          <table:table-cell table:number-columns-repeated="2"/>
          <table:table-cell office:value-type="string" calcext:value-type="string">
            <text:p>editing</text:p>
          </table:table-cell>
          <table:table-cell office:value-type="string" calcext:value-type="string">
            <text:p>Universal; United Artists; Metro-Goldwyn-Mayer; </text:p>
          </table:table-cell>
          <table:table-cell office:value-type="float" office:value="3" calcext:value-type="float">
            <text:p>3</text:p>
          </table:table-cell>
          <table:table-cell office:value-type="float" office:value="0.120818169166644" calcext:value-type="float">
            <text:p>0.120818169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ducer</text:p>
          </table:table-cell>
          <table:table-cell office:value-type="float" office:value="0.18588125705719" calcext:value-type="float">
            <text:p>0.1858812571</text:p>
          </table:table-cell>
          <table:table-cell table:number-columns-repeated="2"/>
          <table:table-cell office:value-type="string" calcext:value-type="string">
            <text:p>caption</text:p>
          </table:table-cell>
          <table:table-cell office:value-type="string" calcext:value-type="string">
            <text:p>Paramount; Columbia; Universal; Horizon; Disney; RKO; Metro-Goldwyn-Mayer; Triangle; Miramax; </text:p>
          </table:table-cell>
          <table:table-cell office:value-type="float" office:value="9" calcext:value-type="float">
            <text:p>9</text:p>
          </table:table-cell>
          <table:table-cell office:value-type="float" office:value="0.110844557587471" calcext:value-type="float">
            <text:p>0.11084455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wner</text:p>
          </table:table-cell>
          <table:table-cell office:value-type="float" office:value="0.060606062412262" calcext:value-type="float">
            <text:p>0.0606060624</text:p>
          </table:table-cell>
          <table:table-cell table:number-columns-repeated="2"/>
          <table:table-cell office:value-type="string" calcext:value-type="string">
            <text:p>sttudio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108823530375958" calcext:value-type="float">
            <text:p>0.10882353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verningBody</text:p>
          </table:table-cell>
          <table:table-cell office:value-type="float" office:value="0.0489795915782452" calcext:value-type="float">
            <text:p>0.0489795916</text:p>
          </table:table-cell>
          <table:table-cell table:number-columns-repeated="2"/>
          <table:table-cell office:value-type="string" calcext:value-type="string">
            <text:p>school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967741906642914" calcext:value-type="float">
            <text:p>0.09677419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ributor</text:p>
          </table:table-cell>
          <table:table-cell office:value-type="float" office:value="148.78987155389" calcext:value-type="float">
            <text:p>148.7898715539</text:p>
          </table:table-cell>
          <table:table-cell table:number-columns-repeated="2"/>
          <table:table-cell office:value-type="string" calcext:value-type="string">
            <text:p>lastAlbum</text:p>
          </table:table-cell>
          <table:table-cell office:value-type="string" calcext:value-type="string">
            <text:p>Metro-Goldwyn-Mayer; </text:p>
          </table:table-cell>
          <table:table-cell office:value-type="float" office:value="1" calcext:value-type="float">
            <text:p>1</text:p>
          </table:table-cell>
          <table:table-cell office:value-type="float" office:value="0.0876190476119518" calcext:value-type="float">
            <text:p>0.087619047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arring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office:value-type="string" calcext:value-type="string">
            <text:p>Universal; Warner Brothers; Disney; </text:p>
          </table:table-cell>
          <table:table-cell office:value-type="float" office:value="3" calcext:value-type="float">
            <text:p>3</text:p>
          </table:table-cell>
          <table:table-cell office:value-type="float" office:value="0.0873955208808184" calcext:value-type="float">
            <text:p>0.08739552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wningCompany</text:p>
          </table:table-cell>
          <table:table-cell office:value-type="float" office:value="0.0475444104522467" calcext:value-type="float">
            <text:p>0.0475444105</text:p>
          </table:table-cell>
          <table:table-cell table:number-columns-repeated="2"/>
          <table:table-cell office:value-type="string" calcext:value-type="string">
            <text:p>narrator</text:p>
          </table:table-cell>
          <table:table-cell office:value-type="string" calcext:value-type="string">
            <text:p>Universal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0821018069982529" calcext:value-type="float">
            <text:p>0.0821018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bia (16)</text:p>
          </table:table-cell>
          <table:table-cell table:number-columns-repeated="4"/>
          <table:table-cell office:value-type="string" calcext:value-type="string">
            <text:p>musicComposer</text:p>
          </table:table-cell>
          <table:table-cell office:value-type="string" calcext:value-type="string">
            <text:p>Universal; Disney; Metro-Goldwyn-Mayer; </text:p>
          </table:table-cell>
          <table:table-cell office:value-type="float" office:value="3" calcext:value-type="float">
            <text:p>3</text:p>
          </table:table-cell>
          <table:table-cell office:value-type="float" office:value="0.0814413440724214" calcext:value-type="float">
            <text:p>0.081441344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4.90302911028266" calcext:value-type="float">
            <text:p>4.9030291103</text:p>
          </table:table-cell>
          <table:table-cell table:number-columns-repeated="2"/>
          <table:table-cell office:value-type="string" calcext:value-type="string">
            <text:p>music</text:p>
          </table:table-cell>
          <table:table-cell office:value-type="string" calcext:value-type="string">
            <text:p>Paramount; Universal; Disney; Metro-Goldwyn-Mayer; </text:p>
          </table:table-cell>
          <table:table-cell office:value-type="float" office:value="4" calcext:value-type="float">
            <text:p>4</text:p>
          </table:table-cell>
          <table:table-cell office:value-type="float" office:value="0.0706963930279017" calcext:value-type="float">
            <text:p>0.07069639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udget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Universal; Horizon; Disney; Metro-Goldwyn-Mayer; Triangle; </text:p>
          </table:table-cell>
          <table:table-cell office:value-type="float" office:value="5" calcext:value-type="float">
            <text:p>5</text:p>
          </table:table-cell>
          <table:table-cell office:value-type="float" office:value="0.0616043604910374" calcext:value-type="float">
            <text:p>0.06160436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ductionCompany</text:p>
          </table:table-cell>
          <table:table-cell office:value-type="float" office:value="0.0954545475542545" calcext:value-type="float">
            <text:p>0.0954545476</text:p>
          </table:table-cell>
          <table:table-cell table:number-columns-repeated="2"/>
          <table:table-cell office:value-type="string" calcext:value-type="string">
            <text:p>productionCompany</text:p>
          </table:table-cell>
          <table:table-cell office:value-type="string" calcext:value-type="string">
            <text:p>Columbia; Universal; Disney; RKO; Metro-Goldwyn-Mayer; 20th Century Fox; Columbia Pictures; </text:p>
          </table:table-cell>
          <table:table-cell office:value-type="float" office:value="7" calcext:value-type="float">
            <text:p>7</text:p>
          </table:table-cell>
          <table:table-cell office:value-type="float" office:value="0.0605097854776042" calcext:value-type="float">
            <text:p>0.060509785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ocation</text:p>
          </table:table-cell>
          <table:table-cell office:value-type="float" office:value="0.108518620952964" calcext:value-type="float">
            <text:p>0.108518621</text:p>
          </table:table-cell>
          <table:table-cell table:number-columns-repeated="2"/>
          <table:table-cell office:value-type="string" calcext:value-type="string">
            <text:p>education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556194875389338" calcext:value-type="float">
            <text:p>0.05561948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ordLabel</text:p>
          </table:table-cell>
          <table:table-cell office:value-type="float" office:value="0.0119047621265054" calcext:value-type="float">
            <text:p>0.0119047621</text:p>
          </table:table-cell>
          <table:table-cell table:number-columns-repeated="2"/>
          <table:table-cell office:value-type="string" calcext:value-type="string">
            <text:p>distributedBy</text:p>
          </table:table-cell>
          <table:table-cell office:value-type="string" calcext:value-type="string">
            <text:p>Paramount; Universal; New Line Cinema; United Artists; Metro-Goldwyn-Mayer; </text:p>
          </table:table-cell>
          <table:table-cell office:value-type="float" office:value="5" calcext:value-type="float">
            <text:p>5</text:p>
          </table:table-cell>
          <table:table-cell office:value-type="float" office:value="0.0517502799630165" calcext:value-type="float">
            <text:p>0.051750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ption</text:p>
          </table:table-cell>
          <table:table-cell office:value-type="float" office:value="0.03125" calcext:value-type="float">
            <text:p>0.03125</text:p>
          </table:table-cell>
          <table:table-cell table:number-columns-repeated="2"/>
          <table:table-cell office:value-type="string" calcext:value-type="string">
            <text:p>thisAlbum</text:p>
          </table:table-cell>
          <table:table-cell office:value-type="string" calcext:value-type="string">
            <text:p>Universal; Metro-Goldwyn-Mayer; </text:p>
          </table:table-cell>
          <table:table-cell office:value-type="float" office:value="2" calcext:value-type="float">
            <text:p>2</text:p>
          </table:table-cell>
          <table:table-cell office:value-type="float" office:value="0.0501253139227629" calcext:value-type="float">
            <text:p>0.050125313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0.87414953764528" calcext:value-type="float">
            <text:p>0.8741495376</text:p>
          </table:table-cell>
          <table:table-cell table:number-columns-repeated="2"/>
          <table:table-cell office:value-type="string" calcext:value-type="string">
            <text:p>owner</text:p>
          </table:table-cell>
          <table:table-cell office:value-type="string" calcext:value-type="string">
            <text:p>Paramount; Universal; Metro-Goldwyn-Mayer; </text:p>
          </table:table-cell>
          <table:table-cell office:value-type="float" office:value="3" calcext:value-type="float">
            <text:p>3</text:p>
          </table:table-cell>
          <table:table-cell office:value-type="float" office:value="0.0493901794155439" calcext:value-type="float">
            <text:p>0.049390179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istributors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office:value-type="string" calcext:value-type="string">
            <text:p>Disney; Metro-Goldwyn-Mayer; </text:p>
          </table:table-cell>
          <table:table-cell office:value-type="float" office:value="2" calcext:value-type="float">
            <text:p>2</text:p>
          </table:table-cell>
          <table:table-cell office:value-type="float" office:value="0.0476190494373441" calcext:value-type="float">
            <text:p>0.047619049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eadquarters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float" office:value="1.09910849481821" calcext:value-type="float">
            <text:p>1.0991084948</text:p>
          </table:table-cell>
          <table:table-cell table:number-columns-repeated="2"/>
          <table:table-cell office:value-type="string" calcext:value-type="string">
            <text:p>series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ote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2"/>
          <table:table-cell office:value-type="string" calcext:value-type="string">
            <text:p>episodeList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150000005960464" calcext:value-type="float">
            <text:p>0.15000000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Paramount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ducer</text:p>
          </table:table-cell>
          <table:table-cell office:value-type="float" office:value="0.134387355297804" calcext:value-type="float">
            <text:p>0.1343873553</text:p>
          </table:table-cell>
          <table:table-cell table:number-columns-repeated="2"/>
          <table:table-cell office:value-type="string" calcext:value-type="string">
            <text:p>distributionCompany</text:p>
          </table:table-cell>
          <table:table-cell office:value-type="string" calcext:value-type="string">
            <text:p>20th Century Fox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ributor</text:p>
          </table:table-cell>
          <table:table-cell office:value-type="float" office:value="112.366380965337" calcext:value-type="float">
            <text:p>112.3663809653</text:p>
          </table:table-cell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DreamWorks; Paramount; Columbia; Universal; Horizon; Warner Brothers; United Artists; </text:p>
          </table:table-cell>
          <table:table-cell office:value-type="float" office:value="7" calcext:value-type="float">
            <text:p>7</text:p>
          </table:table-cell>
          <table:table-cell office:value-type="float" office:value="0.0431303874190365" calcext:value-type="float">
            <text:p>0.043130387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bel(s)_</text:p>
          </table:table-cell>
          <table:table-cell office:value-type="float" office:value="0.0119047621265054" calcext:value-type="float">
            <text:p>0.0119047621</text:p>
          </table:table-cell>
          <table:table-cell table:number-columns-repeated="2"/>
          <table:table-cell office:value-type="string" calcext:value-type="string">
            <text:p>creator</text:p>
          </table:table-cell>
          <table:table-cell office:value-type="string" calcext:value-type="string">
            <text:p>DreamWorks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0429292935878038" calcext:value-type="float">
            <text:p>0.04292929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eadquarter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2"/>
          <table:table-cell office:value-type="string" calcext:value-type="string">
            <text:p>owningCompany</text:p>
          </table:table-cell>
          <table:table-cell office:value-type="string" calcext:value-type="string">
            <text:p>Paramount; Universal; Disney; Metro-Goldwyn-Mayer; </text:p>
          </table:table-cell>
          <table:table-cell office:value-type="float" office:value="4" calcext:value-type="float">
            <text:p>4</text:p>
          </table:table-cell>
          <table:table-cell office:value-type="float" office:value="0.042804547585547" calcext:value-type="float">
            <text:p>0.0428045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 (48)</text:p>
          </table:table-cell>
          <table:table-cell table:number-columns-repeated="4"/>
          <table:table-cell office:value-type="string" calcext:value-type="string">
            <text:p>reissueDistributor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9.71445215307176" calcext:value-type="float">
            <text:p>9.7144521531</text:p>
          </table:table-cell>
          <table:table-cell table:number-columns-repeated="2"/>
          <table:table-cell office:value-type="string" calcext:value-type="string">
            <text:p>before</text:p>
          </table:table-cell>
          <table:table-cell office:value-type="string" calcext:value-type="string">
            <text:p>Universal; Metro-Goldwyn-Mayer; </text:p>
          </table:table-cell>
          <table:table-cell office:value-type="float" office:value="2" calcext:value-type="float">
            <text:p>2</text:p>
          </table:table-cell>
          <table:table-cell office:value-type="float" office:value="0.0413725497201085" calcext:value-type="float">
            <text:p>0.041372549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tualQueueImage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2"/>
          <table:table-cell office:value-type="string" calcext:value-type="string">
            <text:p>cover</text:p>
          </table:table-cell>
          <table:table-cell office:value-type="string" calcext:value-type="string">
            <text:p>Metro-Goldwyn-Mayer; </text:p>
          </table:table-cell>
          <table:table-cell office:value-type="float" office:value="1" calcext:value-type="float">
            <text:p>1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ka</text:p>
          </table:table-cell>
          <table:table-cell office:value-type="float" office:value="0.192156869918108" calcext:value-type="float">
            <text:p>0.1921568699</text:p>
          </table:table-cell>
          <table:table-cell table:number-columns-repeated="2"/>
          <table:table-cell office:value-type="string" calcext:value-type="string">
            <text:p>releasedBy</text:p>
          </table:table-cell>
          <table:table-cell office:value-type="string" calcext:value-type="string">
            <text:p>Metro-Goldwyn-Mayer; </text:p>
          </table:table-cell>
          <table:table-cell office:value-type="float" office:value="1" calcext:value-type="float">
            <text:p>1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ocation</text:p>
          </table:table-cell>
          <table:table-cell office:value-type="float" office:value="0.339210798963904" calcext:value-type="float">
            <text:p>0.339210799</text:p>
          </table:table-cell>
          <table:table-cell table:number-columns-repeated="2"/>
          <table:table-cell office:value-type="string" calcext:value-type="string">
            <text:p>screenplay</text:p>
          </table:table-cell>
          <table:table-cell office:value-type="string" calcext:value-type="string">
            <text:p>Disney; Metro-Goldwyn-Mayer; </text:p>
          </table:table-cell>
          <table:table-cell office:value-type="float" office:value="2" calcext:value-type="float">
            <text:p>2</text:p>
          </table:table-cell>
          <table:table-cell office:value-type="float" office:value="0.0395566243678331" calcext:value-type="float">
            <text:p>0.039556624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efore</text:p>
          </table:table-cell>
          <table:table-cell office:value-type="float" office:value="0.0627450998872519" calcext:value-type="float">
            <text:p>0.0627450999</text:p>
          </table:table-cell>
          <table:table-cell table:number-columns-repeated="2"/>
          <table:table-cell office:value-type="string" calcext:value-type="string">
            <text:p>songs</text:p>
          </table:table-cell>
          <table:table-cell office:value-type="string" calcext:value-type="string">
            <text:p>Paramount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ewfinder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governingBody</text:p>
          </table:table-cell>
          <table:table-cell office:value-type="string" calcext:value-type="string">
            <text:p>Paramount; Universal; Disney; </text:p>
          </table:table-cell>
          <table:table-cell office:value-type="float" office:value="3" calcext:value-type="float">
            <text:p>3</text:p>
          </table:table-cell>
          <table:table-cell office:value-type="float" office:value="0.037971551840504" calcext:value-type="float">
            <text:p>0.03797155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ux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0377358496189117" calcext:value-type="float">
            <text:p>0.037735849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office:value-type="float" office:value="0.0556194875389338" calcext:value-type="float">
            <text:p>0.0556194875</text:p>
          </table:table-cell>
          <table:table-cell table:number-columns-repeated="2"/>
          <table:table-cell office:value-type="string" calcext:value-type="string">
            <text:p>col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udio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2"/>
          <table:table-cell office:value-type="string" calcext:value-type="string">
            <text:p>editor</text:p>
          </table:table-cell>
          <table:table-cell office:value-type="string" calcext:value-type="string">
            <text:p>United Artists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etwork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released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leased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officialName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float" office:value="2.19922997429967" calcext:value-type="float">
            <text:p>2.1992299743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Universal; United Artists; </text:p>
          </table:table-cell>
          <table:table-cell office:value-type="float" office:value="2" calcext:value-type="float">
            <text:p>2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ortsummary</text:p>
          </table:table-cell>
          <table:table-cell office:value-type="float" office:value="0.28168173506856" calcext:value-type="float">
            <text:p>0.2816817351</text:p>
          </table:table-cell>
          <table:table-cell table:number-columns-repeated="2"/>
          <table:table-cell office:value-type="string" calcext:value-type="string">
            <text:p>distributors</text:p>
          </table:table-cell>
          <table:table-cell office:value-type="string" calcext:value-type="string">
            <text:p>Paramount; Columbia; Columbia Pictures; </text:p>
          </table:table-cell>
          <table:table-cell office:value-type="float" office:value="3" calcext:value-type="float">
            <text:p>3</text:p>
          </table:table-cell>
          <table:table-cell office:value-type="float" office:value="0.0327332249532143" calcext:value-type="float">
            <text:p>0.0327332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lmaMater</text:p>
          </table:table-cell>
          <table:table-cell office:value-type="float" office:value="0.223345845937729" calcext:value-type="float">
            <text:p>0.2233458459</text:p>
          </table:table-cell>
          <table:table-cell table:number-columns-repeated="2"/>
          <table:table-cell office:value-type="string" calcext:value-type="string">
            <text:p>budget</text:p>
          </table:table-cell>
          <table:table-cell office:value-type="string" calcext:value-type="string">
            <text:p>Columbia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0324999997392297" calcext:value-type="float">
            <text:p>0.032499999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lt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2"/>
          <table:table-cell office:value-type="string" calcext:value-type="string">
            <text:p>distriburtor</text:p>
          </table:table-cell>
          <table:table-cell office:value-type="string" calcext:value-type="string">
            <text:p>Paramount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quote</text:p>
          </table:table-cell>
          <table:table-cell office:value-type="float" office:value="0.0585738532245159" calcext:value-type="float">
            <text:p>0.0585738532</text:p>
          </table:table-cell>
          <table:table-cell table:number-columns-repeated="2"/>
          <table:table-cell office:value-type="string" calcext:value-type="string">
            <text:p>after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float" office:value="3.60113470256329" calcext:value-type="float">
            <text:p>3.6011347026</text:p>
          </table:table-cell>
          <table:table-cell table:number-columns-repeated="2"/>
          <table:table-cell office:value-type="string" calcext:value-type="string">
            <text:p>parentCompany</text:p>
          </table:table-cell>
          <table:table-cell office:value-type="string" calcext:value-type="string">
            <text:p>Paramount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139.318464059383" calcext:value-type="float">
            <text:p>139.3184640594</text:p>
          </table:table-cell>
          <table:table-cell table:number-columns-repeated="2"/>
          <table:table-cell office:value-type="string" calcext:value-type="string">
            <text:p>parent</text:p>
          </table:table-cell>
          <table:table-cell office:value-type="string" calcext:value-type="string">
            <text:p>Paramount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tist</text:p>
          </table:table-cell>
          <table:table-cell office:value-type="float" office:value="0.013513513840735" calcext:value-type="float">
            <text:p>0.0135135138</text:p>
          </table:table-cell>
          <table:table-cell table:number-columns-repeated="2"/>
          <table:table-cell office:value-type="string" calcext:value-type="string">
            <text:p>nextAlbum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riter</text:p>
          </table:table-cell>
          <table:table-cell office:value-type="float" office:value="0.126080587506294" calcext:value-type="float">
            <text:p>0.1260805875</text:p>
          </table:table-cell>
          <table:table-cell table:number-columns-repeated="2"/>
          <table:table-cell office:value-type="string" calcext:value-type="string">
            <text:p>headline</text:p>
          </table:table-cell>
          <table:table-cell office:value-type="string" calcext:value-type="string">
            <text:p>Disney; United Artists; </text:p>
          </table:table-cell>
          <table:table-cell office:value-type="float" office:value="2" calcext:value-type="float">
            <text:p>2</text:p>
          </table:table-cell>
          <table:table-cell office:value-type="float" office:value="0.0298436051234603" calcext:value-type="float">
            <text:p>0.0298436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sicComposer</text:p>
          </table:table-cell>
          <table:table-cell office:value-type="float" office:value="0.154285717755556" calcext:value-type="float">
            <text:p>0.1542857178</text:p>
          </table:table-cell>
          <table:table-cell table:number-columns-repeated="2"/>
          <table:table-cell office:value-type="string" calcext:value-type="string">
            <text:p>recorded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sic</text:p>
          </table:table-cell>
          <table:table-cell office:value-type="float" office:value="0.154285717755556" calcext:value-type="float">
            <text:p>0.1542857178</text:p>
          </table:table-cell>
          <table:table-cell table:number-columns-repeated="2"/>
          <table:table-cell office:value-type="string" calcext:value-type="string">
            <text:p>executiveProducer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extra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ductionCompany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2"/>
          <table:table-cell office:value-type="string" calcext:value-type="string">
            <text:p>section</text:p>
          </table:table-cell>
          <table:table-cell office:value-type="string" calcext:value-type="string">
            <text:p>Universal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027492668479681" calcext:value-type="float">
            <text:p>0.027492668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unding</text:p>
          </table:table-cell>
          <table:table-cell office:value-type="float" office:value="0.200000010430813" calcext:value-type="float">
            <text:p>0.2000000104</text:p>
          </table:table-cell>
          <table:table-cell table:number-columns-repeated="2"/>
          <table:table-cell office:value-type="string" calcext:value-type="string">
            <text:p>years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isAlbum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2"/>
          <table:table-cell office:value-type="string" calcext:value-type="string">
            <text:p>atudio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udio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2"/>
          <table:table-cell office:value-type="string" calcext:value-type="string">
            <text:p>distribution</text:p>
          </table:table-cell>
          <table:table-cell office:value-type="string" calcext:value-type="string">
            <text:p>United Artists; </text:p>
          </table:table-cell>
          <table:table-cell office:value-type="float" office:value="1" calcext:value-type="float">
            <text:p>1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diting</text:p>
          </table:table-cell>
          <table:table-cell office:value-type="float" office:value="0.210720654577017" calcext:value-type="float">
            <text:p>0.2107206546</text:p>
          </table:table-cell>
          <table:table-cell table:number-columns-repeated="2"/>
          <table:table-cell office:value-type="string" calcext:value-type="string">
            <text:p>aux</text:p>
          </table:table-cell>
          <table:table-cell office:value-type="string" calcext:value-type="string">
            <text:p>Paramount; Universal; </text:p>
          </table:table-cell>
          <table:table-cell office:value-type="float" office:value="2" calcext:value-type="float">
            <text:p>2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rrator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virtualQueueImage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xtra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2"/>
          <table:table-cell office:value-type="string" calcext:value-type="string">
            <text:p>designer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signer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2"/>
          <table:table-cell office:value-type="string" calcext:value-type="string">
            <text:p>virtualQueueName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0.1267857151106" calcext:value-type="float">
            <text:p>0.1267857151</text:p>
          </table:table-cell>
          <table:table-cell table:number-columns-repeated="2"/>
          <table:table-cell office:value-type="string" calcext:value-type="string">
            <text:p>headquarter</text:p>
          </table:table-cell>
          <table:table-cell office:value-type="string" calcext:value-type="string">
            <text:p>Columbia; </text:p>
          </table:table-cell>
          <table:table-cell office:value-type="float" office:value="1" calcext:value-type="float">
            <text:p>1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1.6062241550535" calcext:value-type="float">
            <text:p>1.6062241551</text:p>
          </table:table-cell>
          <table:table-cell table:number-columns-repeated="2"/>
          <table:table-cell office:value-type="string" calcext:value-type="string">
            <text:p>headquarters</text:p>
          </table:table-cell>
          <table:table-cell office:value-type="string" calcext:value-type="string">
            <text:p>Columbia; </text:p>
          </table:table-cell>
          <table:table-cell office:value-type="float" office:value="1" calcext:value-type="float">
            <text:p>1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rector</text:p>
          </table:table-cell>
          <table:table-cell office:value-type="float" office:value="0.095238097012043" calcext:value-type="float">
            <text:p>0.095238097</text:p>
          </table:table-cell>
          <table:table-cell table:number-columns-repeated="2"/>
          <table:table-cell office:value-type="string" calcext:value-type="string">
            <text:p>onlineServ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ributedBy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2"/>
          <table:table-cell office:value-type="string" calcext:value-type="string">
            <text:p>cableChan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ction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2"/>
          <table:table-cell office:value-type="string" calcext:value-type="string">
            <text:p>formerName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hool</text:p>
          </table:table-cell>
          <table:table-cell office:value-type="float" office:value="0.0967741906642914" calcext:value-type="float">
            <text:p>0.0967741907</text:p>
          </table:table-cell>
          <table:table-cell table:number-columns-repeated="2"/>
          <table:table-cell office:value-type="string" calcext:value-type="string">
            <text:p>othernames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urce</text:p>
          </table:table-cell>
          <table:table-cell office:value-type="float" office:value="0.0951837152242661" calcext:value-type="float">
            <text:p>0.0951837152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st</text:p>
          </table:table-cell>
          <table:table-cell office:value-type="float" office:value="0.133333340287209" calcext:value-type="float">
            <text:p>0.1333333403</text:p>
          </table:table-cell>
          <table:table-cell table:number-columns-repeated="2"/>
          <table:table-cell office:value-type="string" calcext:value-type="string">
            <text:p>formerNames</text:p>
          </table:table-cell>
          <table:table-cell office:value-type="string" calcext:value-type="string">
            <text:p>Paramount; RKO; </text:p>
          </table:table-cell>
          <table:table-cell office:value-type="float" office:value="2" calcext:value-type="float">
            <text:p>2</text:p>
          </table:table-cell>
          <table:table-cell office:value-type="float" office:value="0.0178684378042817" calcext:value-type="float">
            <text:p>0.017868437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2"/>
          <table:table-cell office:value-type="string" calcext:value-type="string">
            <text:p>artist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13513513840735" calcext:value-type="float">
            <text:p>0.013513513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pany</text:p>
          </table:table-cell>
          <table:table-cell office:value-type="float" office:value="0.381572695448995" calcext:value-type="float">
            <text:p>0.3815726954</text:p>
          </table:table-cell>
          <table:table-cell table:number-columns-repeated="2"/>
          <table:table-cell office:value-type="string" calcext:value-type="string">
            <text:p>label(s)_</text:p>
          </table:table-cell>
          <table:table-cell office:value-type="string" calcext:value-type="string">
            <text:p>Columbia; </text:p>
          </table:table-cell>
          <table:table-cell office:value-type="float" office:value="1" calcext:value-type="float">
            <text:p>1</text:p>
          </table:table-cell>
          <table:table-cell office:value-type="float" office:value="0.0119047621265054" calcext:value-type="float">
            <text:p>0.01190476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wner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2"/>
          <table:table-cell office:value-type="string" calcext:value-type="string">
            <text:p>recordLabel</text:p>
          </table:table-cell>
          <table:table-cell office:value-type="string" calcext:value-type="string">
            <text:p>Columbia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0101896692067385" calcext:value-type="float">
            <text:p>0.010189669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oducer</text:p>
          </table:table-cell>
          <table:table-cell office:value-type="float" office:value="1.4642430767417" calcext:value-type="float">
            <text:p>1.46424307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rtualQueueName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xtAlbum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verningBody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wningCompany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rring</text:p>
          </table:table-cell>
          <table:table-cell office:value-type="float" office:value="0.230769239366055" calcext:value-type="float">
            <text:p>0.23076923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izon (15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0.652380850166082" calcext:value-type="float">
            <text:p>0.652380850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ries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pisodeList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nlineServ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fter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bleChan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float" office:value="0.392268085852265" calcext:value-type="float">
            <text:p>0.392268085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sedOn</text:p>
          </table:table-cell>
          <table:table-cell office:value-type="float" office:value="0.0465116277337074" calcext:value-type="float">
            <text:p>0.046511627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lt</text:p>
          </table:table-cell>
          <table:table-cell office:value-type="float" office:value="0.0662055350840092" calcext:value-type="float">
            <text:p>0.0662055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uote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874846253544092" calcext:value-type="float">
            <text:p>0.874846253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er</text:p>
          </table:table-cell>
          <table:table-cell office:value-type="float" office:value="0.196045752614737" calcext:value-type="float">
            <text:p>0.196045752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0.976534254848957" calcext:value-type="float">
            <text:p>0.976534254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years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 Line Cinema (4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1.38880478963256" calcext:value-type="float">
            <text:p>1.388804789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0.0169491525739431" calcext:value-type="float">
            <text:p>0.016949152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21.451904674992" calcext:value-type="float">
            <text:p>21.4519046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edBy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ner Brothers (4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0.0787878818809986" calcext:value-type="float">
            <text:p>0.078787881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ource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uote</text:p>
          </table:table-cell>
          <table:table-cell office:value-type="float" office:value="0.0172413792461157" calcext:value-type="float">
            <text:p>0.017241379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1.13357688486576" calcext:value-type="float">
            <text:p>1.13357688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ney (35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headline</text:p>
          </table:table-cell>
          <table:table-cell office:value-type="float" office:value="0.0400793664157391" calcext:value-type="float">
            <text:p>0.040079366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9.01341230049729" calcext:value-type="float">
            <text:p>9.013412300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udget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l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cation</text:p>
          </table:table-cell>
          <table:table-cell office:value-type="float" office:value="0.12841191329062" calcext:value-type="float">
            <text:p>0.12841191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ordLabel</text:p>
          </table:table-cell>
          <table:table-cell office:value-type="float" office:value="0.00847457628697157" calcext:value-type="float">
            <text:p>0.008474576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ecutiveProducer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work</text:p>
          </table:table-cell>
          <table:table-cell office:value-type="float" office:value="2.78216087073088" calcext:value-type="float">
            <text:p>2.782160870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reator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ublisher</text:p>
          </table:table-cell>
          <table:table-cell office:value-type="float" office:value="0.128017723560333" calcext:value-type="float">
            <text:p>0.12801772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creenplay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float" office:value="0.452759241685271" calcext:value-type="float">
            <text:p>0.45275924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ronology</text:p>
          </table:table-cell>
          <table:table-cell office:value-type="float" office:value="0.287038499489427" calcext:value-type="float">
            <text:p>0.28703849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rtsummary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sedOn</text:p>
          </table:table-cell>
          <table:table-cell office:value-type="float" office:value="0.264070339500904" calcext:value-type="float">
            <text:p>0.264070339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lt</text:p>
          </table:table-cell>
          <table:table-cell office:value-type="float" office:value="0.110863883048296" calcext:value-type="float">
            <text:p>0.11086388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655929122120142" calcext:value-type="float">
            <text:p>0.655929122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50.8063620021567" calcext:value-type="float">
            <text:p>50.806362002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riter</text:p>
          </table:table-cell>
          <table:table-cell office:value-type="float" office:value="0.344216838479042" calcext:value-type="float">
            <text:p>0.34421683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sicComposer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usic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ductionCompan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rrator</text:p>
          </table:table-cell>
          <table:table-cell office:value-type="float" office:value="0.095238097012043" calcext:value-type="float">
            <text:p>0.09523809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1.54558916948736" calcext:value-type="float">
            <text:p>1.545589169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0.190264550969005" calcext:value-type="float">
            <text:p>0.1902645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rector</text:p>
          </table:table-cell>
          <table:table-cell office:value-type="float" office:value="0.331049490720034" calcext:value-type="float">
            <text:p>0.331049490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untry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ource</text:p>
          </table:table-cell>
          <table:table-cell office:value-type="float" office:value="0.13128856010735" calcext:value-type="float">
            <text:p>0.13128856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ieSeries</text:p>
          </table:table-cell>
          <table:table-cell office:value-type="float" office:value="0.135431241244078" calcext:value-type="float">
            <text:p>0.135431241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corded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er</text:p>
          </table:table-cell>
          <table:table-cell office:value-type="float" office:value="6.08388116396964" calcext:value-type="float">
            <text:p>6.0838811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verningBody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wningCompany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rring</text:p>
          </table:table-cell>
          <table:table-cell office:value-type="float" office:value="0.601155702024698" calcext:value-type="float">
            <text:p>0.6011557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ted Artists (12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headline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1.67313913628459" calcext:value-type="float">
            <text:p>1.673139136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ditor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diting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uote</text:p>
          </table:table-cell>
          <table:table-cell office:value-type="float" office:value="0.0486111119389534" calcext:value-type="float">
            <text:p>0.048611111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0808823555707932" calcext:value-type="float">
            <text:p>0.080882355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er</text:p>
          </table:table-cell>
          <table:table-cell office:value-type="float" office:value="0.102631580084562" calcext:value-type="float">
            <text:p>0.102631580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0.138476451858878" calcext:value-type="float">
            <text:p>0.138476451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74.5591441430152" calcext:value-type="float">
            <text:p>74.55914414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ion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edB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KO (15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5.19113426562399" calcext:value-type="float">
            <text:p>5.19113426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issueDistributor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ductionCompany</text:p>
          </table:table-cell>
          <table:table-cell office:value-type="float" office:value="0.0722580626606941" calcext:value-type="float">
            <text:p>0.07225806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erNames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tudio</text:p>
          </table:table-cell>
          <table:table-cell office:value-type="float" office:value="0.108823530375958" calcext:value-type="float">
            <text:p>0.108823530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0.0192307699471712" calcext:value-type="float">
            <text:p>0.019230769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float" office:value="0.0377358496189117" calcext:value-type="float">
            <text:p>0.037735849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float" office:value="0.0747282616794109" calcext:value-type="float">
            <text:p>0.07472826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erName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228727893903851" calcext:value-type="float">
            <text:p>0.22872789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er</text:p>
          </table:table-cell>
          <table:table-cell office:value-type="float" office:value="0.257692316547036" calcext:value-type="float">
            <text:p>0.257692316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47.8676637718454" calcext:value-type="float">
            <text:p>47.86766377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thernames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fficialName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rring</text:p>
          </table:table-cell>
          <table:table-cell office:value-type="float" office:value="0.0869565233588219" calcext:value-type="float">
            <text:p>0.08695652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tro-Goldwyn-Mayer (26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11.059303865768" calcext:value-type="float">
            <text:p>11.059303865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fore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ver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float" office:value="0.434907516464591" calcext:value-type="float">
            <text:p>0.434907516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creenplay</text:p>
          </table:table-cell>
          <table:table-cell office:value-type="float" office:value="0.0534722227603197" calcext:value-type="float">
            <text:p>0.053472222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lt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880504209548235" calcext:value-type="float">
            <text:p>0.880504209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148.550336226821" calcext:value-type="float">
            <text:p>148.550336226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inematography</text:p>
          </table:table-cell>
          <table:table-cell office:value-type="float" office:value="0.141897082328796" calcext:value-type="float">
            <text:p>0.141897082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riter</text:p>
          </table:table-cell>
          <table:table-cell office:value-type="float" office:value="3.43810738809407" calcext:value-type="float">
            <text:p>3.438107388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sicComposer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stAlbum</text:p>
          </table:table-cell>
          <table:table-cell office:value-type="float" office:value="0.0876190476119518" calcext:value-type="float">
            <text:p>0.087619047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usic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ductionCompan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isAlbum</text:p>
          </table:table-cell>
          <table:table-cell office:value-type="float" office:value="0.0526315793395042" calcext:value-type="float">
            <text:p>0.052631579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diting</text:p>
          </table:table-cell>
          <table:table-cell office:value-type="float" office:value="0.125418063253164" calcext:value-type="float">
            <text:p>0.125418063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0.429001478478313" calcext:value-type="float">
            <text:p>0.429001478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rector</text:p>
          </table:table-cell>
          <table:table-cell office:value-type="float" office:value="0.913042994216084" calcext:value-type="float">
            <text:p>0.91304299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edBy</text:p>
          </table:table-cell>
          <table:table-cell office:value-type="float" office:value="0.0819398015737534" calcext:value-type="float">
            <text:p>0.081939801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untry</text:p>
          </table:table-cell>
          <table:table-cell office:value-type="float" office:value="0.0666666701436043" calcext:value-type="float">
            <text:p>0.066666670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wner</text:p>
          </table:table-cell>
          <table:table-cell office:value-type="float" office:value="0.0421099290251732" calcext:value-type="float">
            <text:p>0.04210992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er</text:p>
          </table:table-cell>
          <table:table-cell office:value-type="float" office:value="14.5634494554251" calcext:value-type="float">
            <text:p>14.563449455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rring</text:p>
          </table:table-cell>
          <table:table-cell office:value-type="float" office:value="1.51353446021676" calcext:value-type="float">
            <text:p>1.51353446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wningCompany</text:p>
          </table:table-cell>
          <table:table-cell office:value-type="float" office:value="0.0593513082712889" calcext:value-type="float">
            <text:p>0.05935130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easedBy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angle (7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0.115842495113611" calcext:value-type="float">
            <text:p>0.11584249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float" office:value="0.111765298992395" calcext:value-type="float">
            <text:p>0.11176529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lt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705340031534433" calcext:value-type="float">
            <text:p>0.705340031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er</text:p>
          </table:table-cell>
          <table:table-cell office:value-type="float" office:value="0.306428667157888" calcext:value-type="float">
            <text:p>0.306428667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4.90940301120281" calcext:value-type="float">
            <text:p>4.9094030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TC Entertainment (2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0.861823294311762" calcext:value-type="float">
            <text:p>0.861823294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1.8949955496937" calcext:value-type="float">
            <text:p>1.894995549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th Century Fox (7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3.00479217339307" calcext:value-type="float">
            <text:p>3.00479217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ductionCompan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er</text:p>
          </table:table-cell>
          <table:table-cell office:value-type="float" office:value="0.366266345605254" calcext:value-type="float">
            <text:p>0.366266345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83.3125317851082" calcext:value-type="float">
            <text:p>83.31253178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work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ionCompan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ion Pictures (2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0.767371626570821" calcext:value-type="float">
            <text:p>0.767371626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10.9121580254287" calcext:value-type="float">
            <text:p>10.91215802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lied Artists (2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1.22229055687785" calcext:value-type="float">
            <text:p>1.22229055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umbia Pictures (7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4.65053459629416" calcext:value-type="float">
            <text:p>4.650534596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float" office:value="1.0556302331388" calcext:value-type="float">
            <text:p>1.05563023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ductionCompany</text:p>
          </table:table-cell>
          <table:table-cell office:value-type="float" office:value="0.0954545475542545" calcext:value-type="float">
            <text:p>0.095454547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er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109.700576458126" calcext:value-type="float">
            <text:p>109.700576458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s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amax (6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tudio</text:p>
          </table:table-cell>
          <table:table-cell office:value-type="float" office:value="0.696019193157554" calcext:value-type="float">
            <text:p>0.696019193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float" office:value="0.148433051072061" calcext:value-type="float">
            <text:p>0.148433051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er</text:p>
          </table:table-cell>
          <table:table-cell office:value-type="float" office:value="0.0571428574621678" calcext:value-type="float">
            <text:p>0.057142857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ption</text:p>
          </table:table-cell>
          <table:table-cell office:value-type="float" office:value="0.0217391308397055" calcext:value-type="float">
            <text:p>0.021739130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bel</text:p>
          </table:table-cell>
          <table:table-cell office:value-type="float" office:value="0.061904763802886" calcext:value-type="float">
            <text:p>0.061904763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or</text:p>
          </table:table-cell>
          <table:table-cell office:value-type="float" office:value="24.7321687787771" calcext:value-type="float">
            <text:p>24.73216877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xal (0)</text:p>
          </table:table-cell>
          <table:table-cell table:number-columns-repeated="1023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arty.F3:party.I406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phylum.F3:phylum.I27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distributor.F3:distributor.I93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T00:00:03.248709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5-12T15:09:37.868529921</meta:creation-date>
    <dc:date>2014-05-12T17:17:44.103705582</dc:date>
    <dc:creator>Brando Preda</dc:creator>
    <meta:editing-duration>PT27M47S</meta:editing-duration>
    <meta:editing-cycles>3</meta:editing-cycles>
    <meta:generator>LibreOffice/4.1.3.2$Linux_X86_64 LibreOffice_project/70feb7d99726f064edab4605a8ab840c50ec57a</meta:generator>
    <meta:document-statistic meta:table-count="3" meta:cell-count="40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11cm" xlink:href=".." xlink:type="simple" chart:class="chart:bar" chart:style-name="ch1">
        <chart:legend svg:x="6.257cm" svg:y="0.285cm" style:legend-expansion="custom" chartooo:width="2.741cm" chartooo:height="0.598cm" style:legend-expansion-aspect-ratio="4.58361204013378" chart:style-name="ch2"/>
        <chart:plot-area chart:style-name="ch3" table:cell-range-address="distributor.F3:distributor.F93 distributor.I3:distributor.I93" chart:data-source-has-labels="both" svg:x="0.789cm" svg:y="0.856cm" svg:width="14.6cm" svg:height="8.038cm">
          <chartooo:coordinate-region svg:x="1.923cm" svg:y="1.055cm" svg:width="13.466cm" svg:height="5.55cm"/>
          <chart:axis chart:dimension="x" chart:name="primary-x" chart:style-name="ch4" chartooo:axis-type="auto">
            <chartooo:date-scale/>
            <chart:categories table:cell-range-address="distributor.F4:distributor.F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tributor.I4:distributor.I93" chart:label-cell-address="distributor.I3:distributor.I3" chart:class="chart:bar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</text:p>
                <draw:g>
                  <svg:desc>distributor.I3:distributor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ributor</text:p>
                <draw:g>
                  <svg:desc>distributor.F4:distributor.F93</svg:desc>
                </draw:g>
              </table:table-cell>
              <table:table-cell office:value-type="float" office:value="54.9266607069617">
                <text:p>54.9266607069617</text:p>
                <draw:g>
                  <svg:desc>distributor.I4:distributor.I93</svg:desc>
                </draw:g>
              </table:table-cell>
            </table:table-row>
            <table:table-row>
              <table:table-cell office:value-type="string">
                <text:p>studio</text:p>
              </table:table-cell>
              <table:table-cell office:value-type="float" office:value="3.531132285121">
                <text:p>3.531132285121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1.98407991013179">
                <text:p>1.98407991013179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1.30280160469313">
                <text:p>1.30280160469313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950843747705221">
                <text:p>0.950843747705221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0.78517828406766">
                <text:p>0.78517828406766</text:p>
              </table:table-cell>
            </table:table-row>
            <table:table-row>
              <table:table-cell office:value-type="string">
                <text:p>title</text:p>
              </table:table-cell>
              <table:table-cell office:value-type="float" office:value="0.651541707623336">
                <text:p>0.651541707623336</text:p>
              </table:table-cell>
            </table:table-row>
            <table:table-row>
              <table:table-cell office:value-type="string">
                <text:p>viewfinder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0.493626042455435">
                <text:p>0.493626042455435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446443527316054">
                <text:p>0.446443527316054</text:p>
              </table:table-cell>
            </table:table-row>
            <table:table-row>
              <table:table-cell office:value-type="string">
                <text:p>label</text:p>
              </table:table-cell>
              <table:table-cell office:value-type="float" office:value="0.401665061966262">
                <text:p>0.401665061966262</text:p>
              </table:table-cell>
            </table:table-row>
            <table:table-row>
              <table:table-cell office:value-type="string">
                <text:p>chronology</text:p>
              </table:table-cell>
              <table:table-cell office:value-type="float" office:value="0.287038499489427">
                <text:p>0.287038499489427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0.223345845937729">
                <text:p>0.223345845937729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0.206915379501879">
                <text:p>0.206915379501879</text:p>
              </table:table-cell>
            </table:table-row>
            <table:table-row>
              <table:table-cell office:value-type="string">
                <text:p>funding</text:p>
              </table:table-cell>
              <table:table-cell office:value-type="float" office:value="0.200000010430813">
                <text:p>0.200000010430813</text:p>
              </table:table-cell>
            </table:table-row>
            <table:table-row>
              <table:table-cell office:value-type="string">
                <text:p>aka</text:p>
              </table:table-cell>
              <table:table-cell office:value-type="float" office:value="0.192156869918108">
                <text:p>0.192156869918108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0.192047111069163">
                <text:p>0.192047111069163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0.155290983617306">
                <text:p>0.155290983617306</text:p>
              </table:table-cell>
            </table:table-row>
            <table:table-row>
              <table:table-cell office:value-type="string">
                <text:p>shortsummary</text:p>
              </table:table-cell>
              <table:table-cell office:value-type="float" office:value="0.153035989031196">
                <text:p>0.153035989031196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0.141897082328796">
                <text:p>0.141897082328796</text:p>
              </table:table-cell>
            </table:table-row>
            <table:table-row>
              <table:table-cell office:value-type="string">
                <text:p>movieSeries</text:p>
              </table:table-cell>
              <table:table-cell office:value-type="float" office:value="0.135431241244078">
                <text:p>0.135431241244078</text:p>
              </table:table-cell>
            </table:table-row>
            <table:table-row>
              <table:table-cell office:value-type="string">
                <text:p>cast</text:p>
              </table:table-cell>
              <table:table-cell office:value-type="float" office:value="0.133333340287209">
                <text:p>0.133333340287209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128017723560333">
                <text:p>0.128017723560333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0.120818169166644">
                <text:p>0.120818169166644</text:p>
              </table:table-cell>
            </table:table-row>
            <table:table-row>
              <table:table-cell office:value-type="string">
                <text:p>caption</text:p>
              </table:table-cell>
              <table:table-cell office:value-type="float" office:value="0.110844557587471">
                <text:p>0.110844557587471</text:p>
              </table:table-cell>
            </table:table-row>
            <table:table-row>
              <table:table-cell office:value-type="string">
                <text:p>sttudio</text:p>
              </table:table-cell>
              <table:table-cell office:value-type="float" office:value="0.108823530375958">
                <text:p>0.108823530375958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.0967741906642914">
                <text:p>0.0967741906642914</text:p>
              </table:table-cell>
            </table:table-row>
            <table:table-row>
              <table:table-cell office:value-type="string">
                <text:p>lastAlbum</text:p>
              </table:table-cell>
              <table:table-cell office:value-type="float" office:value="0.0876190476119518">
                <text:p>0.0876190476119518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0873955208808184">
                <text:p>0.0873955208808184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0.0821018069982529">
                <text:p>0.0821018069982529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0.0814413440724214">
                <text:p>0.0814413440724214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0.0706963930279017">
                <text:p>0.0706963930279017</text:p>
              </table:table-cell>
            </table:table-row>
            <table:table-row>
              <table:table-cell office:value-type="string">
                <text:p>alt</text:p>
              </table:table-cell>
              <table:table-cell office:value-type="float" office:value="0.0616043604910374">
                <text:p>0.0616043604910374</text:p>
              </table:table-cell>
            </table:table-row>
            <table:table-row>
              <table:table-cell office:value-type="string">
                <text:p>productionCompany</text:p>
              </table:table-cell>
              <table:table-cell office:value-type="float" office:value="0.0605097854776042">
                <text:p>0.0605097854776042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556194875389338">
                <text:p>0.0556194875389338</text:p>
              </table:table-cell>
            </table:table-row>
            <table:table-row>
              <table:table-cell office:value-type="string">
                <text:p>distributedBy</text:p>
              </table:table-cell>
              <table:table-cell office:value-type="float" office:value="0.0517502799630165">
                <text:p>0.0517502799630165</text:p>
              </table:table-cell>
            </table:table-row>
            <table:table-row>
              <table:table-cell office:value-type="string">
                <text:p>thisAlbum</text:p>
              </table:table-cell>
              <table:table-cell office:value-type="float" office:value="0.0501253139227629">
                <text:p>0.0501253139227629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0493901794155439">
                <text:p>0.0493901794155439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0476190494373441">
                <text:p>0.0476190494373441</text:p>
              </table:table-cell>
            </table:table-row>
            <table:table-row>
              <table:table-cell office:value-type="string">
                <text:p>audio</text:p>
              </table:table-cell>
              <table:table-cell office:value-type="float" office:value="0.0476190485060215">
                <text:p>0.0476190485060215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0.0454545468091965">
                <text:p>0.0454545468091965</text:p>
              </table:table-cell>
            </table:table-row>
            <table:table-row>
              <table:table-cell office:value-type="string">
                <text:p>episodeList</text:p>
              </table:table-cell>
              <table:table-cell office:value-type="float" office:value="0.0454545468091965">
                <text:p>0.045454546809196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distributionCompany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quote</text:p>
              </table:table-cell>
              <table:table-cell office:value-type="float" office:value="0.0431303874190365">
                <text:p>0.0431303874190365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0.0429292935878038">
                <text:p>0.0429292935878038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0.042804547585547">
                <text:p>0.042804547585547</text:p>
              </table:table-cell>
            </table:table-row>
            <table:table-row>
              <table:table-cell office:value-type="string">
                <text:p>reissueDistributor</text:p>
              </table:table-cell>
              <table:table-cell office:value-type="float" office:value="0.0416666679084301">
                <text:p>0.0416666679084301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0.0413725497201085">
                <text:p>0.0413725497201085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0.0399999991059303">
                <text:p>0.0399999991059303</text:p>
              </table:table-cell>
            </table:table-row>
            <table:table-row>
              <table:table-cell office:value-type="string">
                <text:p>releasedBy</text:p>
              </table:table-cell>
              <table:table-cell office:value-type="float" office:value="0.0399999991059303">
                <text:p>0.0399999991059303</text:p>
              </table:table-cell>
            </table:table-row>
            <table:table-row>
              <table:table-cell office:value-type="string">
                <text:p>screenplay</text:p>
              </table:table-cell>
              <table:table-cell office:value-type="float" office:value="0.0395566243678331">
                <text:p>0.0395566243678331</text:p>
              </table:table-cell>
            </table:table-row>
            <table:table-row>
              <table:table-cell office:value-type="string">
                <text:p>songs</text:p>
              </table:table-cell>
              <table:table-cell office:value-type="float" office:value="0.0384615398943424">
                <text:p>0.0384615398943424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0.037971551840504">
                <text:p>0.037971551840504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0377358496189117">
                <text:p>0.0377358496189117</text:p>
              </table:table-cell>
            </table:table-row>
            <table:table-row>
              <table:table-cell office:value-type="string">
                <text:p>col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released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officialName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distributors</text:p>
              </table:table-cell>
              <table:table-cell office:value-type="float" office:value="0.0327332249532143">
                <text:p>0.0327332249532143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0.0324999997392297">
                <text:p>0.0324999997392297</text:p>
              </table:table-cell>
            </table:table-row>
            <table:table-row>
              <table:table-cell office:value-type="string">
                <text:p>distriburtor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nextAlbum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headline</text:p>
              </table:table-cell>
              <table:table-cell office:value-type="float" office:value="0.0298436051234603">
                <text:p>0.0298436051234603</text:p>
              </table:table-cell>
            </table:table-row>
            <table:table-row>
              <table:table-cell office:value-type="string">
                <text:p>recorded</text:p>
              </table:table-cell>
              <table:table-cell office:value-type="float" office:value="0.0294117648154497">
                <text:p>0.0294117648154497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0.0285714287310839">
                <text:p>0.0285714287310839</text:p>
              </table:table-cell>
            </table:table-row>
            <table:table-row>
              <table:table-cell office:value-type="string">
                <text:p>extra</text:p>
              </table:table-cell>
              <table:table-cell office:value-type="float" office:value="0.0277777779847384">
                <text:p>0.0277777779847384</text:p>
              </table:table-cell>
            </table:table-row>
            <table:table-row>
              <table:table-cell office:value-type="string">
                <text:p>section</text:p>
              </table:table-cell>
              <table:table-cell office:value-type="float" office:value="0.027492668479681">
                <text:p>0.027492668479681</text:p>
              </table:table-cell>
            </table:table-row>
            <table:table-row>
              <table:table-cell office:value-type="string">
                <text:p>years</text:p>
              </table:table-cell>
              <table:table-cell office:value-type="float" office:value="0.0263157896697521">
                <text:p>0.0263157896697521</text:p>
              </table:table-cell>
            </table:table-row>
            <table:table-row>
              <table:table-cell office:value-type="string">
                <text:p>atudio</text:p>
              </table:table-cell>
              <table:table-cell office:value-type="float" office:value="0.0256410259753466">
                <text:p>0.0256410259753466</text:p>
              </table:table-cell>
            </table:table-row>
            <table:table-row>
              <table:table-cell office:value-type="string">
                <text:p>distribution</text:p>
              </table:table-cell>
              <table:table-cell office:value-type="float" office:value="0.025000000372529">
                <text:p>0.025000000372529</text:p>
              </table:table-cell>
            </table:table-row>
            <table:table-row>
              <table:table-cell office:value-type="string">
                <text:p>aux</text:p>
              </table:table-cell>
              <table:table-cell office:value-type="float" office:value="0.0243902429938316">
                <text:p>0.0243902429938316</text:p>
              </table:table-cell>
            </table:table-row>
            <table:table-row>
              <table:table-cell office:value-type="string">
                <text:p>virtualQueueImage</text:p>
              </table:table-cell>
              <table:table-cell office:value-type="float" office:value="0.0227272734045982">
                <text:p>0.0227272734045982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0227272734045982">
                <text:p>0.0227272734045982</text:p>
              </table:table-cell>
            </table:table-row>
            <table:table-row>
              <table:table-cell office:value-type="string">
                <text:p>virtualQueueName</text:p>
              </table:table-cell>
              <table:table-cell office:value-type="float" office:value="0.0227272734045982">
                <text:p>0.0227272734045982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0208333339542151">
                <text:p>0.0208333339542151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.0208333339542151">
                <text:p>0.0208333339542151</text:p>
              </table:table-cell>
            </table:table-row>
            <table:table-row>
              <table:table-cell office:value-type="string">
                <text:p>onlineServ</text:p>
              </table:table-cell>
              <table:table-cell office:value-type="float" office:value="0.0188679248094559">
                <text:p>0.0188679248094559</text:p>
              </table:table-cell>
            </table:table-row>
            <table:table-row>
              <table:table-cell office:value-type="string">
                <text:p>cableChan</text:p>
              </table:table-cell>
              <table:table-cell office:value-type="float" office:value="0.0188679248094559">
                <text:p>0.0188679248094559</text:p>
              </table:table-cell>
            </table:table-row>
            <table:table-row>
              <table:table-cell office:value-type="string">
                <text:p>formerName</text:p>
              </table:table-cell>
              <table:table-cell office:value-type="float" office:value="0.0181818176060915">
                <text:p>0.0181818176060915</text:p>
              </table:table-cell>
            </table:table-row>
            <table:table-row>
              <table:table-cell office:value-type="string">
                <text:p>othernames</text:p>
              </table:table-cell>
              <table:table-cell office:value-type="float" office:value="0.0181818176060915">
                <text:p>0.0181818176060915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0.0181818176060915">
                <text:p>0.0181818176060915</text:p>
              </table:table-cell>
            </table:table-row>
            <table:table-row>
              <table:table-cell office:value-type="string">
                <text:p>formerNames</text:p>
              </table:table-cell>
              <table:table-cell office:value-type="float" office:value="0.0178684378042817">
                <text:p>0.0178684378042817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013513513840735">
                <text:p>0.013513513840735</text:p>
              </table:table-cell>
            </table:table-row>
            <table:table-row>
              <table:table-cell office:value-type="string">
                <text:p>label(s)_</text:p>
              </table:table-cell>
              <table:table-cell office:value-type="float" office:value="0.0119047621265054">
                <text:p>0.0119047621265054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0.0101896692067385">
                <text:p>0.0101896692067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bar" chart:style-name="ch1">
        <chart:legend svg:x="6.441cm" svg:y="0.344cm" style:legend-expansion="custom" chartooo:width="2.741cm" chartooo:height="0.598cm" style:legend-expansion-aspect-ratio="4.58361204013378" chart:style-name="ch2"/>
        <chart:plot-area chart:style-name="ch3" table:cell-range-address="party.F4:party.F406 party.I3:party.I406" chart:data-source-has-labels="both" svg:x="0.544cm" svg:y="0.854cm" svg:width="14.943cm" svg:height="7.975cm">
          <chartooo:coordinate-region svg:x="1.444cm" svg:y="1.053cm" svg:width="14.043cm" svg:height="5.356cm"/>
          <chart:axis chart:dimension="x" chart:name="primary-x" chart:style-name="ch4" chartooo:axis-type="auto">
            <chartooo:date-scale/>
            <chart:categories table:cell-range-address="party.F4:party.F4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ty.I4:party.I406" chart:label-cell-address="party.I3:party.I3" chart:class="chart:bar">
            <chart:data-point chart:repeated="4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</text:p>
                <draw:g>
                  <svg:desc>party.I3:party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ty</text:p>
                <draw:g>
                  <svg:desc>party.F4:party.F406</svg:desc>
                </draw:g>
              </table:table-cell>
              <table:table-cell office:value-type="float" office:value="25.1796974277822">
                <text:p>25.1796974277822</text:p>
                <draw:g>
                  <svg:desc>party.I4:party.I406</svg:desc>
                </draw:g>
              </table:table-cell>
            </table:table-row>
            <table:table-row>
              <table:table-cell office:value-type="string">
                <text:p>eligibility</text:p>
              </table:table-cell>
              <table:table-cell office:value-type="float" office:value="8.28571431338787">
                <text:p>8.28571431338787</text:p>
              </table:table-cell>
            </table:table-row>
            <table:table-row>
              <table:table-cell office:value-type="string">
                <text:p>blank2Name</text:p>
              </table:table-cell>
              <table:table-cell office:value-type="float" office:value="6.5966701740399">
                <text:p>6.5966701740399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6.40898024314083">
                <text:p>6.40898024314083</text:p>
              </table:table-cell>
            </table:table-row>
            <table:table-row>
              <table:table-cell office:value-type="string">
                <text:p>title</text:p>
              </table:table-cell>
              <table:table-cell office:value-type="float" office:value="4.03544001989067">
                <text:p>4.03544001989067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3.41290768329054">
                <text:p>3.41290768329054</text:p>
              </table:table-cell>
            </table:table-row>
            <table:table-row>
              <table:table-cell office:value-type="string">
                <text:p>agencyName</text:p>
              </table:table-cell>
              <table:table-cell office:value-type="float" office:value="3.39619008265436">
                <text:p>3.39619008265436</text:p>
              </table:table-cell>
            </table:table-row>
            <table:table-row>
              <table:table-cell office:value-type="string">
                <text:p>legislatureStatus</text:p>
              </table:table-cell>
              <table:table-cell office:value-type="float" office:value="2.56965398415923">
                <text:p>2.56965398415923</text:p>
              </table:table-cell>
            </table:table-row>
            <table:table-row>
              <table:table-cell office:value-type="string">
                <text:p>prefix</text:p>
              </table:table-cell>
              <table:table-cell office:value-type="float" office:value="2.51183916069567">
                <text:p>2.51183916069567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2.51107057463378">
                <text:p>2.51107057463378</text:p>
              </table:table-cell>
            </table:table-row>
            <table:table-row>
              <table:table-cell office:value-type="string">
                <text:p>col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office</text:p>
              </table:table-cell>
              <table:table-cell office:value-type="float" office:value="2.4598343545571">
                <text:p>2.4598343545571</text:p>
              </table:table-cell>
            </table:table-row>
            <table:table-row>
              <table:table-cell office:value-type="string">
                <text:p>jurisdiction</text:p>
              </table:table-cell>
              <table:table-cell office:value-type="float" office:value="2.32761227618903">
                <text:p>2.32761227618903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2.10501256585121">
                <text:p>2.10501256585121</text:p>
              </table:table-cell>
            </table:table-row>
            <table:table-row>
              <table:table-cell office:value-type="string">
                <text:p>mpsub</text:p>
              </table:table-cell>
              <table:table-cell office:value-type="float" office:value="1.94549111090601">
                <text:p>1.94549111090601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1.77246540008734">
                <text:p>1.77246540008734</text:p>
              </table:table-cell>
            </table:table-row>
            <table:table-row>
              <table:table-cell office:value-type="string">
                <text:p>logo</text:p>
              </table:table-cell>
              <table:table-cell office:value-type="float" office:value="1.52083757147193">
                <text:p>1.52083757147193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1.46924088615924">
                <text:p>1.46924088615924</text:p>
              </table:table-cell>
            </table:table-row>
            <table:table-row>
              <table:table-cell office:value-type="string">
                <text:p>politicalPartyInLegislature</text:p>
              </table:table-cell>
              <table:table-cell office:value-type="float" office:value="1.23763079829514">
                <text:p>1.23763079829514</text:p>
              </table:table-cell>
            </table:table-row>
            <table:table-row>
              <table:table-cell office:value-type="string">
                <text:p>minister1Party</text:p>
              </table:table-cell>
              <table:table-cell office:value-type="float" office:value="1.21280744392425">
                <text:p>1.21280744392425</text:p>
              </table:table-cell>
            </table:table-row>
            <table:table-row>
              <table:table-cell office:value-type="string">
                <text:p>insigniacaption</text:p>
              </table:table-cell>
              <table:table-cell office:value-type="float" office:value="1.17738097906113">
                <text:p>1.17738097906113</text:p>
              </table:table-cell>
            </table:table-row>
            <table:table-row>
              <table:table-cell office:value-type="string">
                <text:p>agencyname</text:p>
              </table:table-cell>
              <table:table-cell office:value-type="float" office:value="1.00663595087826">
                <text:p>1.00663595087826</text:p>
              </table:table-cell>
            </table:table-row>
            <table:table-row>
              <table:table-cell office:value-type="string">
                <text:p>caption</text:p>
              </table:table-cell>
              <table:table-cell office:value-type="float" office:value="0.895397469168529">
                <text:p>0.895397469168529</text:p>
              </table:table-cell>
            </table:table-row>
            <table:table-row>
              <table:table-cell office:value-type="string">
                <text:p>shortDescription</text:p>
              </table:table-cell>
              <table:table-cell office:value-type="float" office:value="0.87509719398804">
                <text:p>0.87509719398804</text:p>
              </table:table-cell>
            </table:table-row>
            <table:table-row>
              <table:table-cell office:value-type="string">
                <text:p>politicalGroups</text:p>
              </table:table-cell>
              <table:table-cell office:value-type="float" office:value="0.825396355986595">
                <text:p>0.825396355986595</text:p>
              </table:table-cell>
            </table:table-row>
            <table:table-row>
              <table:table-cell office:value-type="string">
                <text:p>membership</text:p>
              </table:table-cell>
              <table:table-cell office:value-type="float" office:value="0.765201576054096">
                <text:p>0.765201576054096</text:p>
              </table:table-cell>
            </table:table-row>
            <table:table-row>
              <table:table-cell office:value-type="string">
                <text:p>leader1Type</text:p>
              </table:table-cell>
              <table:table-cell office:value-type="float" office:value="0.758374011144042">
                <text:p>0.758374011144042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0.755317246541381">
                <text:p>0.755317246541381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.754785789176822">
                <text:p>0.754785789176822</text:p>
              </table:table-cell>
            </table:table-row>
            <table:table-row>
              <table:table-cell office:value-type="string">
                <text:p>preceding</text:p>
              </table:table-cell>
              <table:table-cell office:value-type="float" office:value="0.737829592699806">
                <text:p>0.737829592699806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0.718675550073385">
                <text:p>0.718675550073385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0.715932838618755">
                <text:p>0.715932838618755</text:p>
              </table:table-cell>
            </table:table-row>
            <table:table-row>
              <table:table-cell office:value-type="string">
                <text:p>architecturalStyle</text:p>
              </table:table-cell>
              <table:table-cell office:value-type="float" office:value="0.686817353591323">
                <text:p>0.686817353591323</text:p>
              </table:table-cell>
            </table:table-row>
            <table:table-row>
              <table:table-cell office:value-type="string">
                <text:p>data</text:p>
              </table:table-cell>
              <table:table-cell office:value-type="float" office:value="0.68581322254613">
                <text:p>0.68581322254613</text:p>
              </table:table-cell>
            </table:table-row>
            <table:table-row>
              <table:table-cell office:value-type="string">
                <text:p>childOrganisation</text:p>
              </table:table-cell>
              <table:table-cell office:value-type="float" office:value="0.681096700951457">
                <text:p>0.681096700951457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0.679744734118382">
                <text:p>0.679744734118382</text:p>
              </table:table-cell>
            </table:table-row>
            <table:table-row>
              <table:table-cell office:value-type="string">
                <text:p>parentAgency</text:p>
              </table:table-cell>
              <table:table-cell office:value-type="float" office:value="0.654646977782249">
                <text:p>0.654646977782249</text:p>
              </table:table-cell>
            </table:table-row>
            <table:table-row>
              <table:table-cell office:value-type="string">
                <text:p>politicalParty</text:p>
              </table:table-cell>
              <table:table-cell office:value-type="float" office:value="0.647058383561671">
                <text:p>0.647058383561671</text:p>
              </table:table-cell>
            </table:table-row>
            <table:table-row>
              <table:table-cell office:value-type="string">
                <text:p>companyName</text:p>
              </table:table-cell>
              <table:table-cell office:value-type="float" office:value="0.633086049929261">
                <text:p>0.633086049929261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624564141655962">
                <text:p>0.624564141655962</text:p>
              </table:table-cell>
            </table:table-row>
            <table:table-row>
              <table:table-cell office:value-type="string">
                <text:p>documentName</text:p>
              </table:table-cell>
              <table:table-cell office:value-type="float" office:value="0.61904764175415">
                <text:p>0.61904764175415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609271366149187">
                <text:p>0.609271366149187</text:p>
              </table:table-cell>
            </table:table-row>
            <table:table-row>
              <table:table-cell office:value-type="string">
                <text:p>termlength</text:p>
              </table:table-cell>
              <table:table-cell office:value-type="float" office:value="0.604458462446928">
                <text:p>0.604458462446928</text:p>
              </table:table-cell>
            </table:table-row>
            <table:table-row>
              <table:table-cell office:value-type="string">
                <text:p>orderInOffice</text:p>
              </table:table-cell>
              <table:table-cell office:value-type="float" office:value="0.578538147499785">
                <text:p>0.578538147499785</text:p>
              </table:table-cell>
            </table:table-row>
            <table:table-row>
              <table:table-cell office:value-type="string">
                <text:p>meetingPlace</text:p>
              </table:table-cell>
              <table:table-cell office:value-type="float" office:value="0.569572573527694">
                <text:p>0.569572573527694</text:p>
              </table:table-cell>
            </table:table-row>
            <table:table-row>
              <table:table-cell office:value-type="string">
                <text:p>purpose</text:p>
              </table:table-cell>
              <table:table-cell office:value-type="float" office:value="0.546571467071772">
                <text:p>0.546571467071772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0.539799752645195">
                <text:p>0.539799752645195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0.533333346247673">
                <text:p>0.533333346247673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0.522096466273069">
                <text:p>0.522096466273069</text:p>
              </table:table-cell>
            </table:table-row>
            <table:table-row>
              <table:table-cell office:value-type="string">
                <text:p>nationalolympiccom</text:p>
              </table:table-cell>
              <table:table-cell office:value-type="float" office:value="0.515685714781284">
                <text:p>0.515685714781284</text:p>
              </table:table-cell>
            </table:table-row>
            <table:table-row>
              <table:table-cell office:value-type="string">
                <text:p>architecture</text:p>
              </table:table-cell>
              <table:table-cell office:value-type="float" office:value="0.512372339144349">
                <text:p>0.512372339144349</text:p>
              </table:table-cell>
            </table:table-row>
            <table:table-row>
              <table:table-cell office:value-type="string">
                <text:p>insignia</text:p>
              </table:table-cell>
              <table:table-cell office:value-type="float" office:value="0.500000007450581">
                <text:p>0.500000007450581</text:p>
              </table:table-cell>
            </table:table-row>
            <table:table-row>
              <table:table-cell office:value-type="string">
                <text:p>motto</text:p>
              </table:table-cell>
              <table:table-cell office:value-type="float" office:value="0.498945636674762">
                <text:p>0.498945636674762</text:p>
              </table:table-cell>
            </table:table-row>
            <table:table-row>
              <table:table-cell office:value-type="string">
                <text:p>legaljuris</text:p>
              </table:table-cell>
              <table:table-cell office:value-type="float" office:value="0.495988741517067">
                <text:p>0.495988741517067</text:p>
              </table:table-cell>
            </table:table-row>
            <table:table-row>
              <table:table-cell office:value-type="string">
                <text:p>oppositionParty</text:p>
              </table:table-cell>
              <table:table-cell office:value-type="float" office:value="0.46361111626029">
                <text:p>0.46361111626029</text:p>
              </table:table-cell>
            </table:table-row>
            <table:table-row>
              <table:table-cell office:value-type="string">
                <text:p>logoCaption</text:p>
              </table:table-cell>
              <table:table-cell office:value-type="float" office:value="0.461991915479302">
                <text:p>0.461991915479302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0.443379083648324">
                <text:p>0.443379083648324</text:p>
              </table:table-cell>
            </table:table-row>
            <table:table-row>
              <table:table-cell office:value-type="string">
                <text:p>honorificSuffix</text:p>
              </table:table-cell>
              <table:table-cell office:value-type="float" office:value="0.441296201199293">
                <text:p>0.441296201199293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0.43809524923563">
                <text:p>0.43809524923563</text:p>
              </table:table-cell>
            </table:table-row>
            <table:table-row>
              <table:table-cell office:value-type="string">
                <text:p>politicalPartyOfLeader</text:p>
              </table:table-cell>
              <table:table-cell office:value-type="float" office:value="0.435408325400203">
                <text:p>0.43540832540020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430303037166595">
                <text:p>0.430303037166595</text:p>
              </table:table-cell>
            </table:table-row>
            <table:table-row>
              <table:table-cell office:value-type="string">
                <text:p>ideology</text:p>
              </table:table-cell>
              <table:table-cell office:value-type="float" office:value="0.412852584694823">
                <text:p>0.412852584694823</text:p>
              </table:table-cell>
            </table:table-row>
            <table:table-row>
              <table:table-cell office:value-type="string">
                <text:p>chief1Position</text:p>
              </table:table-cell>
              <table:table-cell office:value-type="float" office:value="0.410210955888033">
                <text:p>0.410210955888033</text:p>
              </table:table-cell>
            </table:table-row>
            <table:table-row>
              <table:table-cell office:value-type="string">
                <text:p>coaPic</text:p>
              </table:table-cell>
              <table:table-cell office:value-type="float" office:value="0.405882542952895">
                <text:p>0.405882542952895</text:p>
              </table:table-cell>
            </table:table-row>
            <table:table-row>
              <table:table-cell office:value-type="string">
                <text:p>body</text:p>
              </table:table-cell>
              <table:table-cell office:value-type="float" office:value="0.405555557459593">
                <text:p>0.405555557459593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400000005960465">
                <text:p>0.400000005960465</text:p>
              </table:table-cell>
            </table:table-row>
            <table:table-row>
              <table:table-cell office:value-type="string">
                <text:p>moo</text:p>
              </table:table-cell>
              <table:table-cell office:value-type="float" office:value="0.395833343267441">
                <text:p>0.395833343267441</text:p>
              </table:table-cell>
            </table:table-row>
            <table:table-row>
              <table:table-cell office:value-type="string">
                <text:p>comps</text:p>
              </table:table-cell>
              <table:table-cell office:value-type="float" office:value="0.385714299976826">
                <text:p>0.385714299976826</text:p>
              </table:table-cell>
            </table:table-row>
            <table:table-row>
              <table:table-cell office:value-type="string">
                <text:p>minister2Party</text:p>
              </table:table-cell>
              <table:table-cell office:value-type="float" office:value="0.3741883225739">
                <text:p>0.3741883225739</text:p>
              </table:table-cell>
            </table:table-row>
            <table:table-row>
              <table:table-cell office:value-type="string">
                <text:p>organization</text:p>
              </table:table-cell>
              <table:table-cell office:value-type="float" office:value="0.366666674613953">
                <text:p>0.366666674613953</text:p>
              </table:table-cell>
            </table:table-row>
            <table:table-row>
              <table:table-cell office:value-type="string">
                <text:p>imageCaption</text:p>
              </table:table-cell>
              <table:table-cell office:value-type="float" office:value="0.344114292412996">
                <text:p>0.344114292412996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0.343388604000211">
                <text:p>0.343388604000211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341732900589705">
                <text:p>0.341732900589705</text:p>
              </table:table-cell>
            </table:table-row>
            <table:table-row>
              <table:table-cell office:value-type="string">
                <text:p>systemType</text:p>
              </table:table-cell>
              <table:table-cell office:value-type="float" office:value="0.340909093618393">
                <text:p>0.340909093618393</text:p>
              </table:table-cell>
            </table:table-row>
            <table:table-row>
              <table:table-cell office:value-type="string">
                <text:p>child1Agency</text:p>
              </table:table-cell>
              <table:table-cell office:value-type="float" office:value="0.333528272186716">
                <text:p>0.33352827218671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333333343267441">
                <text:p>0.333333343267441</text:p>
              </table:table-cell>
            </table:table-row>
            <table:table-row>
              <table:table-cell office:value-type="string">
                <text:p>submittedTo</text:p>
              </table:table-cell>
              <table:table-cell office:value-type="float" office:value="0.33333333581686">
                <text:p>0.33333333581686</text:p>
              </table:table-cell>
            </table:table-row>
            <table:table-row>
              <table:table-cell office:value-type="string">
                <text:p>houses</text:p>
              </table:table-cell>
              <table:table-cell office:value-type="float" office:value="0.333332993090153">
                <text:p>0.333332993090153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0.326269771903753">
                <text:p>0.326269771903753</text:p>
              </table:table-cell>
            </table:table-row>
            <table:table-row>
              <table:table-cell office:value-type="string">
                <text:p>overviewbody</text:p>
              </table:table-cell>
              <table:table-cell office:value-type="float" office:value="0.321794878691435">
                <text:p>0.321794878691435</text:p>
              </table:table-cell>
            </table:table-row>
            <table:table-row>
              <table:table-cell office:value-type="string">
                <text:p>pictureCaption</text:p>
              </table:table-cell>
              <table:table-cell office:value-type="float" office:value="0.309935869649053">
                <text:p>0.309935869649053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0.301593213652571">
                <text:p>0.301593213652571</text:p>
              </table:table-cell>
            </table:table-row>
            <table:table-row>
              <table:table-cell office:value-type="string">
                <text:p>affiliations</text:p>
              </table:table-cell>
              <table:table-cell office:value-type="float" office:value="0.290015939623117">
                <text:p>0.290015939623117</text:p>
              </table:table-cell>
            </table:table-row>
            <table:table-row>
              <table:table-cell office:value-type="string">
                <text:p>child3Agency</text:p>
              </table:table-cell>
              <table:table-cell office:value-type="float" office:value="0.271249130368233">
                <text:p>0.271249130368233</text:p>
              </table:table-cell>
            </table:table-row>
            <table:table-row>
              <table:table-cell office:value-type="string">
                <text:p>parentagency</text:p>
              </table:table-cell>
              <table:table-cell office:value-type="float" office:value="0.266154194250703">
                <text:p>0.266154194250703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0.257456429302692">
                <text:p>0.257456429302692</text:p>
              </table:table-cell>
            </table:table-row>
            <table:table-row>
              <table:table-cell office:value-type="string">
                <text:p>partof</text:p>
              </table:table-cell>
              <table:table-cell office:value-type="float" office:value="0.257435869425535">
                <text:p>0.257435869425535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256466211751103">
                <text:p>0.256466211751103</text:p>
              </table:table-cell>
            </table:table-row>
            <table:table-row>
              <table:table-cell office:value-type="string">
                <text:p>enactedBy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governmentType</text:p>
              </table:table-cell>
              <table:table-cell office:value-type="float" office:value="0.247354501858354">
                <text:p>0.247354501858354</text:p>
              </table:table-cell>
            </table:table-row>
            <table:table-row>
              <table:table-cell office:value-type="string">
                <text:p>superseding</text:p>
              </table:table-cell>
              <table:table-cell office:value-type="float" office:value="0.244192616082728">
                <text:p>0.244192616082728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243678070604801">
                <text:p>0.243678070604801</text:p>
              </table:table-cell>
            </table:table-row>
            <table:table-row>
              <table:table-cell office:value-type="string">
                <text:p>replaced</text:p>
              </table:table-cell>
              <table:table-cell office:value-type="float" office:value="0.23989899456501">
                <text:p>0.23989899456501</text:p>
              </table:table-cell>
            </table:table-row>
            <table:table-row>
              <table:table-cell office:value-type="string">
                <text:p>legislativePeriodName</text:p>
              </table:table-cell>
              <table:table-cell office:value-type="float" office:value="0.236666668206453">
                <text:p>0.236666668206453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0.230472355149686">
                <text:p>0.230472355149686</text:p>
              </table:table-cell>
            </table:table-row>
            <table:table-row>
              <table:table-cell office:value-type="string">
                <text:p>longTitle</text:p>
              </table:table-cell>
              <table:table-cell office:value-type="float" office:value="0.230332173407078">
                <text:p>0.230332173407078</text:p>
              </table:table-cell>
            </table:table-row>
            <table:table-row>
              <table:table-cell office:value-type="string">
                <text:p>winner</text:p>
              </table:table-cell>
              <table:table-cell office:value-type="float" office:value="0.223809527233243">
                <text:p>0.223809527233243</text:p>
              </table:table-cell>
            </table:table-row>
            <table:table-row>
              <table:table-cell office:value-type="string">
                <text:p>child2Agency</text:p>
              </table:table-cell>
              <table:table-cell office:value-type="float" office:value="0.21485111862421">
                <text:p>0.21485111862421</text:p>
              </table:table-cell>
            </table:table-row>
            <table:table-row>
              <table:table-cell office:value-type="string">
                <text:p>assocname</text:p>
              </table:table-cell>
              <table:table-cell office:value-type="float" office:value="0.214285723865032">
                <text:p>0.214285723865032</text:p>
              </table:table-cell>
            </table:table-row>
            <table:table-row>
              <table:table-cell office:value-type="string">
                <text:p>minister1Pfo</text:p>
              </table:table-cell>
              <table:table-cell office:value-type="float" office:value="0.212862504646182">
                <text:p>0.212862504646182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208599000237882">
                <text:p>0.208599000237882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207986780069768">
                <text:p>0.207986780069768</text:p>
              </table:table-cell>
            </table:table-row>
            <table:table-row>
              <table:table-cell office:value-type="string">
                <text:p>conventionalLongName</text:p>
              </table:table-cell>
              <table:table-cell office:value-type="float" office:value="0.207653757184744">
                <text:p>0.207653757184744</text:p>
              </table:table-cell>
            </table:table-row>
            <table:table-row>
              <table:table-cell office:value-type="string">
                <text:p>branches</text:p>
              </table:table-cell>
              <table:table-cell office:value-type="float" office:value="0.206666670739651">
                <text:p>0.206666670739651</text:p>
              </table:table-cell>
            </table:table-row>
            <table:table-row>
              <table:table-cell office:value-type="string">
                <text:p>ribbon</text:p>
              </table:table-cell>
              <table:table-cell office:value-type="float" office:value="0.206255401484668">
                <text:p>0.206255401484668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0.205847926437855">
                <text:p>0.205847926437855</text:p>
              </table:table-cell>
            </table:table-row>
            <table:table-row>
              <table:table-cell office:value-type="string">
                <text:p>succeededBy</text:p>
              </table:table-cell>
              <table:table-cell office:value-type="float" office:value="0.205216933041811">
                <text:p>0.205216933041811</text:p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201480394229293">
                <text:p>0.201480394229293</text:p>
              </table:table-cell>
            </table:table-row>
            <table:table-row>
              <table:table-cell office:value-type="string">
                <text:p>reason</text:p>
              </table:table-cell>
              <table:table-cell office:value-type="float" office:value="0.200000002980232">
                <text:p>0.200000002980232</text:p>
              </table:table-cell>
            </table:table-row>
            <table:table-row>
              <table:table-cell office:value-type="string">
                <text:p>legislature</text:p>
              </table:table-cell>
              <table:table-cell office:value-type="float" office:value="0.190048469230533">
                <text:p>0.190048469230533</text:p>
              </table:table-cell>
            </table:table-row>
            <table:table-row>
              <table:table-cell office:value-type="string">
                <text:p>commands</text:p>
              </table:table-cell>
              <table:table-cell office:value-type="float" office:value="0.188070428557694">
                <text:p>0.188070428557694</text:p>
              </table:table-cell>
            </table:table-row>
            <table:table-row>
              <table:table-cell office:value-type="string">
                <text:p>companySlogan</text:p>
              </table:table-cell>
              <table:table-cell office:value-type="float" office:value="0.186386585235596">
                <text:p>0.186386585235596</text:p>
              </table:table-cell>
            </table:table-row>
            <table:table-row>
              <table:table-cell office:value-type="string">
                <text:p>child5Agency</text:p>
              </table:table-cell>
              <table:table-cell office:value-type="float" office:value="0.185098633170128">
                <text:p>0.185098633170128</text:p>
              </table:table-cell>
            </table:table-row>
            <table:table-row>
              <table:table-cell office:value-type="string">
                <text:p>constituencyMp</text:p>
              </table:table-cell>
              <table:table-cell office:value-type="float" office:value="0.184682070277631">
                <text:p>0.184682070277631</text:p>
              </table:table-cell>
            </table:table-row>
            <table:table-row>
              <table:table-cell office:value-type="string">
                <text:p>minister1pfo</text:p>
              </table:table-cell>
              <table:table-cell office:value-type="float" office:value="0.183823529630899">
                <text:p>0.183823529630899</text:p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177656505722553">
                <text:p>0.177656505722553</text:p>
              </table:table-cell>
            </table:table-row>
            <table:table-row>
              <table:table-cell office:value-type="string">
                <text:p>header</text:p>
              </table:table-cell>
              <table:table-cell office:value-type="float" office:value="0.177304969169199">
                <text:p>0.177304969169199</text:p>
              </table:table-cell>
            </table:table-row>
            <table:table-row>
              <table:table-cell office:value-type="string">
                <text:p>as</text:p>
              </table:table-cell>
              <table:table-cell office:value-type="float" office:value="0.175266501028091">
                <text:p>0.175266501028091</text:p>
              </table:table-cell>
            </table:table-row>
            <table:table-row>
              <table:table-cell office:value-type="string">
                <text:p>available</text:p>
              </table:table-cell>
              <table:table-cell office:value-type="float" office:value="0.172345872968435">
                <text:p>0.172345872968435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0.172211600467563">
                <text:p>0.172211600467563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0.171814570669085">
                <text:p>0.171814570669085</text:p>
              </table:table-cell>
            </table:table-row>
            <table:table-row>
              <table:table-cell office:value-type="string">
                <text:p>quote</text:p>
              </table:table-cell>
              <table:table-cell office:value-type="float" office:value="0.167239541498323">
                <text:p>0.167239541498323</text:p>
              </table:table-cell>
            </table:table-row>
            <table:table-row>
              <table:table-cell office:value-type="string">
                <text:p>documentType</text:p>
              </table:table-cell>
              <table:table-cell office:value-type="float" office:value="0.16666667163372">
                <text:p>0.16666667163372</text:p>
              </table:table-cell>
            </table:table-row>
            <table:table-row>
              <table:table-cell office:value-type="string">
                <text:p>awards</text:p>
              </table:table-cell>
              <table:table-cell office:value-type="float" office:value="0.16590127395466">
                <text:p>0.16590127395466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0.163686721585691">
                <text:p>0.163686721585691</text:p>
              </table:table-cell>
            </table:table-row>
            <table:table-row>
              <table:table-cell office:value-type="string">
                <text:p>inaugural</text:p>
              </table:table-cell>
              <table:table-cell office:value-type="float" office:value="0.163095243275166">
                <text:p>0.163095243275166</text:p>
              </table:table-cell>
            </table:table-row>
            <table:table-row>
              <table:table-cell office:value-type="string">
                <text:p>east</text:p>
              </table:table-cell>
              <table:table-cell office:value-type="float" office:value="0.162464993074536">
                <text:p>0.162464993074536</text:p>
              </table:table-cell>
            </table:table-row>
            <table:table-row>
              <table:table-cell office:value-type="string">
                <text:p>seal</text:p>
              </table:table-cell>
              <table:table-cell office:value-type="float" office:value="0.162397058680654">
                <text:p>0.162397058680654</text:p>
              </table:table-cell>
            </table:table-row>
            <table:table-row>
              <table:table-cell office:value-type="string">
                <text:p>imageTitle</text:p>
              </table:table-cell>
              <table:table-cell office:value-type="float" office:value="0.15656565874815">
                <text:p>0.15656565874815</text:p>
              </table:table-cell>
            </table:table-row>
            <table:table-row>
              <table:table-cell office:value-type="string">
                <text:p>minister1name</text:p>
              </table:table-cell>
              <table:table-cell office:value-type="float" office:value="0.153896108269692">
                <text:p>0.153896108269692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153147885575891">
                <text:p>0.153147885575891</text:p>
              </table:table-cell>
            </table:table-row>
            <table:table-row>
              <table:table-cell office:value-type="string">
                <text:p>pGroups</text:p>
              </table:table-cell>
              <table:table-cell office:value-type="float" office:value="0.151268118992448">
                <text:p>0.151268118992448</text:p>
              </table:table-cell>
            </table:table-row>
            <table:table-row>
              <table:table-cell office:value-type="string">
                <text:p>nationalteam</text:p>
              </table:table-cell>
              <table:table-cell office:value-type="float" office:value="0.149787581525743">
                <text:p>0.149787581525743</text:p>
              </table:table-cell>
            </table:table-row>
            <table:table-row>
              <table:table-cell office:value-type="string">
                <text:p>slogan</text:p>
              </table:table-cell>
              <table:table-cell office:value-type="float" office:value="0.147459778934717">
                <text:p>0.147459778934717</text:p>
              </table:table-cell>
            </table:table-row>
            <table:table-row>
              <table:table-cell office:value-type="string">
                <text:p>nativeName</text:p>
              </table:table-cell>
              <table:table-cell office:value-type="float" office:value="0.147234082221985">
                <text:p>0.147234082221985</text:p>
              </table:table-cell>
            </table:table-row>
            <table:table-row>
              <table:table-cell office:value-type="string">
                <text:p>leader2Type</text:p>
              </table:table-cell>
              <table:table-cell office:value-type="float" office:value="0.145425826311111">
                <text:p>0.145425826311111</text:p>
              </table:table-cell>
            </table:table-row>
            <table:table-row>
              <table:table-cell office:value-type="string">
                <text:p>child6Agency</text:p>
              </table:table-cell>
              <table:table-cell office:value-type="float" office:value="0.144436463713646">
                <text:p>0.144436463713646</text:p>
              </table:table-cell>
            </table:table-row>
            <table:table-row>
              <table:table-cell office:value-type="string">
                <text:p>formerName</text:p>
              </table:table-cell>
              <table:table-cell office:value-type="float" office:value="0.144230769947171">
                <text:p>0.144230769947171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0.143703417852521">
                <text:p>0.143703417852521</text:p>
              </table:table-cell>
            </table:table-row>
            <table:table-row>
              <table:table-cell office:value-type="string">
                <text:p>sponsor</text:p>
              </table:table-cell>
              <table:table-cell office:value-type="float" office:value="0.142857149243355">
                <text:p>0.142857149243355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0.142857149243355">
                <text:p>0.142857149243355</text:p>
              </table:table-cell>
            </table:table-row>
            <table:table-row>
              <table:table-cell office:value-type="string">
                <text:p>with</text:p>
              </table:table-cell>
              <table:table-cell office:value-type="float" office:value="0.142857149243355">
                <text:p>0.142857149243355</text:p>
              </table:table-cell>
            </table:table-row>
            <table:table-row>
              <table:table-cell office:value-type="string">
                <text:p>workplaces</text:p>
              </table:table-cell>
              <table:table-cell office:value-type="float" office:value="0.141561858355999">
                <text:p>0.141561858355999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0.138513521291316">
                <text:p>0.138513521291316</text:p>
              </table:table-cell>
            </table:table-row>
            <table:table-row>
              <table:table-cell office:value-type="string">
                <text:p>agency</text:p>
              </table:table-cell>
              <table:table-cell office:value-type="float" office:value="0.136446891352534">
                <text:p>0.136446891352534</text:p>
              </table:table-cell>
            </table:table-row>
            <table:table-row>
              <table:table-cell office:value-type="string">
                <text:p>logocaption</text:p>
              </table:table-cell>
              <table:table-cell office:value-type="float" office:value="0.128787882626057">
                <text:p>0.128787882626057</text:p>
              </table:table-cell>
            </table:table-row>
            <table:table-row>
              <table:table-cell office:value-type="string">
                <text:p>ministerTitle</text:p>
              </table:table-cell>
              <table:table-cell office:value-type="float" office:value="0.126811597496271">
                <text:p>0.126811597496271</text:p>
              </table:table-cell>
            </table:table-row>
            <table:table-row>
              <table:table-cell office:value-type="string">
                <text:p>laterwork</text:p>
              </table:table-cell>
              <table:table-cell office:value-type="float" office:value="0.125555256381631">
                <text:p>0.125555256381631</text:p>
              </table:table-cell>
            </table:table-row>
            <table:table-row>
              <table:table-cell office:value-type="string">
                <text:p>role</text:p>
              </table:table-cell>
              <table:table-cell office:value-type="float" office:value="0.12512218952179">
                <text:p>0.12512218952179</text:p>
              </table:table-cell>
            </table:table-row>
            <table:table-row>
              <table:table-cell office:value-type="string">
                <text:p>alliance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personquoted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issuer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eligible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unionname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mapCaption</text:p>
              </table:table-cell>
              <table:table-cell office:value-type="float" office:value="0.124958325177431">
                <text:p>0.124958325177431</text:p>
              </table:table-cell>
            </table:table-row>
            <table:table-row>
              <table:table-cell office:value-type="string">
                <text:p>branch</text:p>
              </table:table-cell>
              <table:table-cell office:value-type="float" office:value="0.123894135467708">
                <text:p>0.123894135467708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0.123894135467708">
                <text:p>0.123894135467708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120964854955673">
                <text:p>0.120964854955673</text:p>
              </table:table-cell>
            </table:table-row>
            <table:table-row>
              <table:table-cell office:value-type="string">
                <text:p>militaryCommand</text:p>
              </table:table-cell>
              <table:table-cell office:value-type="float" office:value="0.120313730556518">
                <text:p>0.120313730556518</text:p>
              </table:table-cell>
            </table:table-row>
            <table:table-row>
              <table:table-cell office:value-type="string">
                <text:p>child4Agency</text:p>
              </table:table-cell>
              <table:table-cell office:value-type="float" office:value="0.116799085711439">
                <text:p>0.116799085711439</text:p>
              </table:table-cell>
            </table:table-row>
            <table:table-row>
              <table:table-cell office:value-type="string">
                <text:p>libraryName</text:p>
              </table:table-cell>
              <table:table-cell office:value-type="float" office:value="0.116545571014285">
                <text:p>0.116545571014285</text:p>
              </table:table-cell>
            </table:table-row>
            <table:table-row>
              <table:table-cell office:value-type="string">
                <text:p>sealCaption</text:p>
              </table:table-cell>
              <table:table-cell office:value-type="float" office:value="0.116239195689559">
                <text:p>0.116239195689559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.112945694476366">
                <text:p>0.112945694476366</text:p>
              </table:table-cell>
            </table:table-row>
            <table:table-row>
              <table:table-cell office:value-type="string">
                <text:p>constituencyAm</text:p>
              </table:table-cell>
              <table:table-cell office:value-type="float" office:value="0.11167623847723">
                <text:p>0.11167623847723</text:p>
              </table:table-cell>
            </table:table-row>
            <table:table-row>
              <table:table-cell office:value-type="string">
                <text:p>footnotes</text:p>
              </table:table-cell>
              <table:table-cell office:value-type="float" office:value="0.111183576285839">
                <text:p>0.111183576285839</text:p>
              </table:table-cell>
            </table:table-row>
            <table:table-row>
              <table:table-cell office:value-type="string">
                <text:p>homeStadium</text:p>
              </table:table-cell>
              <table:table-cell office:value-type="float" office:value="0.111111111938953">
                <text:p>0.111111111938953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111111111938953">
                <text:p>0.111111111938953</text:p>
              </table:table-cell>
            </table:table-row>
            <table:table-row>
              <table:table-cell office:value-type="string">
                <text:p>bankName</text:p>
              </table:table-cell>
              <table:table-cell office:value-type="float" office:value="0.111111111938953">
                <text:p>0.111111111938953</text:p>
              </table:table-cell>
            </table:table-row>
            <table:table-row>
              <table:table-cell office:value-type="string">
                <text:p>divtype</text:p>
              </table:table-cell>
              <table:table-cell office:value-type="float" office:value="0.111111111938953">
                <text:p>0.111111111938953</text:p>
              </table:table-cell>
            </table:table-row>
            <table:table-row>
              <table:table-cell office:value-type="string">
                <text:p>keydocument</text:p>
              </table:table-cell>
              <table:table-cell office:value-type="float" office:value="0.106867354984085">
                <text:p>0.106867354984085</text:p>
              </table:table-cell>
            </table:table-row>
            <table:table-row>
              <table:table-cell office:value-type="string">
                <text:p>structure1Alt</text:p>
              </table:table-cell>
              <table:table-cell office:value-type="float" office:value="0.103894522413611">
                <text:p>0.103894522413611</text:p>
              </table:table-cell>
            </table:table-row>
            <table:table-row>
              <table:table-cell office:value-type="string">
                <text:p>logoImage</text:p>
              </table:table-cell>
              <table:table-cell office:value-type="float" office:value="0.100000001490116">
                <text:p>0.100000001490116</text:p>
              </table:table-cell>
            </table:table-row>
            <table:table-row>
              <table:table-cell office:value-type="string">
                <text:p>mottotranslated</text:p>
              </table:table-cell>
              <table:table-cell office:value-type="float" office:value="0.100000001490116">
                <text:p>0.100000001490116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0994491521269083">
                <text:p>0.0994491521269083</text:p>
              </table:table-cell>
            </table:table-row>
            <table:table-row>
              <table:table-cell office:value-type="string">
                <text:p>chief2Position</text:p>
              </table:table-cell>
              <table:table-cell office:value-type="float" office:value="0.0957557844618956">
                <text:p>0.0957557844618956</text:p>
              </table:table-cell>
            </table:table-row>
            <table:table-row>
              <table:table-cell office:value-type="string">
                <text:p>blankName</text:p>
              </table:table-cell>
              <table:table-cell office:value-type="float" office:value="0.0928400754928589">
                <text:p>0.0928400754928589</text:p>
              </table:table-cell>
            </table:table-row>
            <table:table-row>
              <table:table-cell office:value-type="string">
                <text:p>agencyType</text:p>
              </table:table-cell>
              <table:table-cell office:value-type="float" office:value="0.0920833330601454">
                <text:p>0.0920833330601454</text:p>
              </table:table-cell>
            </table:table-row>
            <table:table-row>
              <table:table-cell office:value-type="string">
                <text:p>nonProfitType</text:p>
              </table:table-cell>
              <table:table-cell office:value-type="float" office:value="0.0910973101854325">
                <text:p>0.0910973101854325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0.0909090936183929">
                <text:p>0.0909090936183929</text:p>
              </table:table-cell>
            </table:table-row>
            <table:table-row>
              <table:table-cell office:value-type="string">
                <text:p>formerly</text:p>
              </table:table-cell>
              <table:table-cell office:value-type="float" office:value="0.0909090936183929">
                <text:p>0.0909090936183929</text:p>
              </table:table-cell>
            </table:table-row>
            <table:table-row>
              <table:table-cell office:value-type="string">
                <text:p>leaguename</text:p>
              </table:table-cell>
              <table:table-cell office:value-type="float" office:value="0.0909090936183929">
                <text:p>0.0909090936183929</text:p>
              </table:table-cell>
            </table:table-row>
            <table:table-row>
              <table:table-cell office:value-type="string">
                <text:p>nameEn</text:p>
              </table:table-cell>
              <table:table-cell office:value-type="float" office:value="0.0900844670832157">
                <text:p>0.0900844670832157</text:p>
              </table:table-cell>
            </table:table-row>
            <table:table-row>
              <table:table-cell office:value-type="string">
                <text:p>seats2Title</text:p>
              </table:table-cell>
              <table:table-cell office:value-type="float" office:value="0.089541731402278">
                <text:p>0.089541731402278</text:p>
              </table:table-cell>
            </table:table-row>
            <table:table-row>
              <table:table-cell office:value-type="string">
                <text:p>leaderTitle</text:p>
              </table:table-cell>
              <table:table-cell office:value-type="float" office:value="0.0881793657317758">
                <text:p>0.0881793657317758</text:p>
              </table:table-cell>
            </table:table-row>
            <table:table-row>
              <table:table-cell office:value-type="string">
                <text:p>date1Name</text:p>
              </table:table-cell>
              <table:table-cell office:value-type="float" office:value="0.0881381407380104">
                <text:p>0.0881381407380104</text:p>
              </table:table-cell>
            </table:table-row>
            <table:table-row>
              <table:table-cell office:value-type="string">
                <text:p>child7Agency</text:p>
              </table:table-cell>
              <table:table-cell office:value-type="float" office:value="0.0847573503851891">
                <text:p>0.0847573503851891</text:p>
              </table:table-cell>
            </table:table-row>
            <table:table-row>
              <table:table-cell office:value-type="string">
                <text:p>subsid</text:p>
              </table:table-cell>
              <table:table-cell office:value-type="float" office:value="0.0838618762791157">
                <text:p>0.0838618762791157</text:p>
              </table:table-cell>
            </table:table-row>
            <table:table-row>
              <table:table-cell office:value-type="string">
                <text:p>constitution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keystaff1position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linkingName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aff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freeText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candidate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offices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symbol</text:p>
              </table:table-cell>
              <table:table-cell office:value-type="float" office:value="0.0815508030354977">
                <text:p>0.0815508030354977</text:p>
              </table:table-cell>
            </table:table-row>
            <table:table-row>
              <table:table-cell office:value-type="string">
                <text:p>minister</text:p>
              </table:table-cell>
              <table:table-cell office:value-type="float" office:value="0.0813811253756285">
                <text:p>0.0813811253756285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0.080289039760828">
                <text:p>0.080289039760828</text:p>
              </table:table-cell>
            </table:table-row>
            <table:table-row>
              <table:table-cell office:value-type="string">
                <text:p>institution</text:p>
              </table:table-cell>
              <table:table-cell office:value-type="float" office:value="0.0799999982118607">
                <text:p>0.0799999982118607</text:p>
              </table:table-cell>
            </table:table-row>
            <table:table-row>
              <table:table-cell office:value-type="string">
                <text:p>managerclubs</text:p>
              </table:table-cell>
              <table:table-cell office:value-type="float" office:value="0.0788018414750695">
                <text:p>0.0788018414750695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0.0788018414750695">
                <text:p>0.0788018414750695</text:p>
              </table:table-cell>
            </table:table-row>
            <table:table-row>
              <table:table-cell office:value-type="string">
                <text:p>battles</text:p>
              </table:table-cell>
              <table:table-cell office:value-type="float" office:value="0.0770909373338024">
                <text:p>0.0770909373338024</text:p>
              </table:table-cell>
            </table:table-row>
            <table:table-row>
              <table:table-cell office:value-type="string">
                <text:p>officialName</text:p>
              </table:table-cell>
              <table:table-cell office:value-type="float" office:value="0.0770370364189148">
                <text:p>0.0770370364189148</text:p>
              </table:table-cell>
            </table:table-row>
            <table:table-row>
              <table:table-cell office:value-type="string">
                <text:p>nationalparalympiccom</text:p>
              </table:table-cell>
              <table:table-cell office:value-type="float" office:value="0.0769230797886848">
                <text:p>0.0769230797886848</text:p>
              </table:table-cell>
            </table:table-row>
            <table:table-row>
              <table:table-cell office:value-type="string">
                <text:p>amendments</text:p>
              </table:table-cell>
              <table:table-cell office:value-type="float" office:value="0.0769230797886848">
                <text:p>0.0769230797886848</text:p>
              </table:table-cell>
            </table:table-row>
            <table:table-row>
              <table:table-cell office:value-type="string">
                <text:p>note</text:p>
              </table:table-cell>
              <table:table-cell office:value-type="float" office:value="0.0769230797886848">
                <text:p>0.0769230797886848</text:p>
              </table:table-cell>
            </table:table-row>
            <table:table-row>
              <table:table-cell office:value-type="string">
                <text:p>keypoints</text:p>
              </table:table-cell>
              <table:table-cell office:value-type="float" office:value="0.0769230797886848">
                <text:p>0.0769230797886848</text:p>
              </table:table-cell>
            </table:table-row>
            <table:table-row>
              <table:table-cell office:value-type="string">
                <text:p>allegiance</text:p>
              </table:table-cell>
              <table:table-cell office:value-type="float" office:value="0.0755555555224419">
                <text:p>0.0755555555224419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0.0725207948125899">
                <text:p>0.0725207948125899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0.0719826277345419">
                <text:p>0.0719826277345419</text:p>
              </table:table-cell>
            </table:table-row>
            <table:table-row>
              <table:table-cell office:value-type="string">
                <text:p>ownership</text:p>
              </table:table-cell>
              <table:table-cell office:value-type="float" office:value="0.0718568842858076">
                <text:p>0.0718568842858076</text:p>
              </table:table-cell>
            </table:table-row>
            <table:table-row>
              <table:table-cell office:value-type="string">
                <text:p>leader3Type</text:p>
              </table:table-cell>
              <table:table-cell office:value-type="float" office:value="0.0717948749661446">
                <text:p>0.0717948749661446</text:p>
              </table:table-cell>
            </table:table-row>
            <table:table-row>
              <table:table-cell office:value-type="string">
                <text:p>minister3Party</text:p>
              </table:table-cell>
              <table:table-cell office:value-type="float" office:value="0.0714285746216774">
                <text:p>0.0714285746216774</text:p>
              </table:table-cell>
            </table:table-row>
            <table:table-row>
              <table:table-cell office:value-type="string">
                <text:p>speciality</text:p>
              </table:table-cell>
              <table:table-cell office:value-type="float" office:value="0.0714285746216774">
                <text:p>0.0714285746216774</text:p>
              </table:table-cell>
            </table:table-row>
            <table:table-row>
              <table:table-cell office:value-type="string">
                <text:p>child2agency</text:p>
              </table:table-cell>
              <table:table-cell office:value-type="float" office:value="0.0710784327238798">
                <text:p>0.0710784327238798</text:p>
              </table:table-cell>
            </table:table-row>
            <table:table-row>
              <table:table-cell office:value-type="string">
                <text:p>child1agency</text:p>
              </table:table-cell>
              <table:table-cell office:value-type="float" office:value="0.0710784327238798">
                <text:p>0.0710784327238798</text:p>
              </table:table-cell>
            </table:table-row>
            <table:table-row>
              <table:table-cell office:value-type="string">
                <text:p>parentDepartment</text:p>
              </table:table-cell>
              <table:table-cell office:value-type="float" office:value="0.06941176392138">
                <text:p>0.06941176392138</text:p>
              </table:table-cell>
            </table:table-row>
            <table:table-row>
              <table:table-cell office:value-type="string">
                <text:p>allies</text:p>
              </table:table-cell>
              <table:table-cell office:value-type="float" office:value="0.0689655169844627">
                <text:p>0.0689655169844627</text:p>
              </table:table-cell>
            </table:table-row>
            <table:table-row>
              <table:table-cell office:value-type="string">
                <text:p>abbreviation</text:p>
              </table:table-cell>
              <table:table-cell office:value-type="float" office:value="0.0689655169844627">
                <text:p>0.0689655169844627</text:p>
              </table:table-cell>
            </table:table-row>
            <table:table-row>
              <table:table-cell office:value-type="string">
                <text:p>sessionRoom</text:p>
              </table:table-cell>
              <table:table-cell office:value-type="float" office:value="0.0689655169844627">
                <text:p>0.0689655169844627</text:p>
              </table:table-cell>
            </table:table-row>
            <table:table-row>
              <table:table-cell office:value-type="string">
                <text:p>seats1Title</text:p>
              </table:table-cell>
              <table:table-cell office:value-type="float" office:value="0.0689537469297648">
                <text:p>0.0689537469297648</text:p>
              </table:table-cell>
            </table:table-row>
            <table:table-row>
              <table:table-cell office:value-type="string">
                <text:p>centre</text:p>
              </table:table-cell>
              <table:table-cell office:value-type="float" office:value="0.0679723508656025">
                <text:p>0.0679723508656025</text:p>
              </table:table-cell>
            </table:table-row>
            <table:table-row>
              <table:table-cell office:value-type="string">
                <text:p>seats3Title</text:p>
              </table:table-cell>
              <table:table-cell office:value-type="float" office:value="0.0679723508656025">
                <text:p>0.0679723508656025</text:p>
              </table:table-cell>
            </table:table-row>
            <table:table-row>
              <table:table-cell office:value-type="string">
                <text:p>chambers</text:p>
              </table:table-cell>
              <table:table-cell office:value-type="float" office:value="0.0669642873108387">
                <text:p>0.0669642873108387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0666666701436043">
                <text:p>0.0666666701436043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0.0663382494822145">
                <text:p>0.0663382494822145</text:p>
              </table:table-cell>
            </table:table-row>
            <table:table-row>
              <table:table-cell office:value-type="string">
                <text:p>architectOrBuilder</text:p>
              </table:table-cell>
              <table:table-cell office:value-type="float" office:value="0.0663031153380871">
                <text:p>0.0663031153380871</text:p>
              </table:table-cell>
            </table:table-row>
            <table:table-row>
              <table:table-cell office:value-type="string">
                <text:p>label</text:p>
              </table:table-cell>
              <table:table-cell office:value-type="float" office:value="0.0661855442449451">
                <text:p>0.0661855442449451</text:p>
              </table:table-cell>
            </table:table-row>
            <table:table-row>
              <table:table-cell office:value-type="string">
                <text:p>blank3Name</text:p>
              </table:table-cell>
              <table:table-cell office:value-type="float" office:value="0.066025641746819">
                <text:p>0.066025641746819</text:p>
              </table:table-cell>
            </table:table-row>
            <table:table-row>
              <table:table-cell office:value-type="string">
                <text:p>designation</text:p>
              </table:table-cell>
              <table:table-cell office:value-type="float" office:value="0.0655913986265659">
                <text:p>0.0655913986265659</text:p>
              </table:table-cell>
            </table:table-row>
            <table:table-row>
              <table:table-cell office:value-type="string">
                <text:p>leader1Name</text:p>
              </table:table-cell>
              <table:table-cell office:value-type="float" office:value="0.0645161271095276">
                <text:p>0.0645161271095276</text:p>
              </table:table-cell>
            </table:table-row>
            <table:table-row>
              <table:table-cell office:value-type="string">
                <text:p>landlord</text:p>
              </table:table-cell>
              <table:table-cell office:value-type="float" office:value="0.0639868527650833">
                <text:p>0.0639868527650833</text:p>
              </table:table-cell>
            </table:table-row>
            <table:table-row>
              <table:table-cell office:value-type="string">
                <text:p>nominatedBy</text:p>
              </table:table-cell>
              <table:table-cell office:value-type="float" office:value="0.0638888906687498">
                <text:p>0.0638888906687498</text:p>
              </table:table-cell>
            </table:table-row>
            <table:table-row>
              <table:table-cell office:value-type="string">
                <text:p>longtype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nonProfitName</text:p>
              </table:table-cell>
              <table:table-cell office:value-type="float" office:value="0.0614450136199594">
                <text:p>0.0614450136199594</text:p>
              </table:table-cell>
            </table:table-row>
            <table:table-row>
              <table:table-cell office:value-type="string">
                <text:p>longName</text:p>
              </table:table-cell>
              <table:table-cell office:value-type="float" office:value="0.0607985481619835">
                <text:p>0.0607985481619835</text:p>
              </table:table-cell>
            </table:table-row>
            <table:table-row>
              <table:table-cell office:value-type="string">
                <text:p>beforeParty</text:p>
              </table:table-cell>
              <table:table-cell office:value-type="float" office:value="0.0606617648154497">
                <text:p>0.0606617648154497</text:p>
              </table:table-cell>
            </table:table-row>
            <table:table-row>
              <table:table-cell office:value-type="string">
                <text:p>afterParty</text:p>
              </table:table-cell>
              <table:table-cell office:value-type="float" office:value="0.0606617648154497">
                <text:p>0.0606617648154497</text:p>
              </table:table-cell>
            </table:table-row>
            <table:table-row>
              <table:table-cell office:value-type="string">
                <text:p>imageSkyline</text:p>
              </table:table-cell>
              <table:table-cell office:value-type="float" office:value="0.0600358415395022">
                <text:p>0.0600358415395022</text:p>
              </table:table-cell>
            </table:table-row>
            <table:table-row>
              <table:table-cell office:value-type="string">
                <text:p>zooName</text:p>
              </table:table-cell>
              <table:table-cell office:value-type="float" office:value="0.0588235296308994">
                <text:p>0.0588235296308994</text:p>
              </table:table-cell>
            </table:table-row>
            <table:table-row>
              <table:table-cell office:value-type="string">
                <text:p>afterColour</text:p>
              </table:table-cell>
              <table:table-cell office:value-type="float" office:value="0.0588235296308994">
                <text:p>0.0588235296308994</text:p>
              </table:table-cell>
            </table:table-row>
            <table:table-row>
              <table:table-cell office:value-type="string">
                <text:p>beforeColour</text:p>
              </table:table-cell>
              <table:table-cell office:value-type="float" office:value="0.0588235296308994">
                <text:p>0.0588235296308994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0.0581285922477643">
                <text:p>0.0581285922477643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0.0566612100228667">
                <text:p>0.0566612100228667</text:p>
              </table:table-cell>
            </table:table-row>
            <table:table-row>
              <table:table-cell office:value-type="string">
                <text:p>symbolType</text:p>
              </table:table-cell>
              <table:table-cell office:value-type="float" office:value="0.0555984564125538">
                <text:p>0.0555984564125538</text:p>
              </table:table-cell>
            </table:table-row>
            <table:table-row>
              <table:table-cell office:value-type="string">
                <text:p>strength</text:p>
              </table:table-cell>
              <table:table-cell office:value-type="float" office:value="0.0555555559694767">
                <text:p>0.0555555559694767</text:p>
              </table:table-cell>
            </table:table-row>
            <table:table-row>
              <table:table-cell office:value-type="string">
                <text:p>combatant</text:p>
              </table:table-cell>
              <table:table-cell office:value-type="float" office:value="0.0555555559694767">
                <text:p>0.0555555559694767</text:p>
              </table:table-cell>
            </table:table-row>
            <table:table-row>
              <table:table-cell office:value-type="string">
                <text:p>visitors</text:p>
              </table:table-cell>
              <table:table-cell office:value-type="float" office:value="0.0547499349340797">
                <text:p>0.0547499349340797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0.0530303046107292">
                <text:p>0.0530303046107292</text:p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0.0526315793395042">
                <text:p>0.0526315793395042</text:p>
              </table:table-cell>
            </table:table-row>
            <table:table-row>
              <table:table-cell office:value-type="string">
                <text:p>nameEnglish</text:p>
              </table:table-cell>
              <table:table-cell office:value-type="float" office:value="0.0524926697835326">
                <text:p>0.0524926697835326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0512820519506931">
                <text:p>0.0512820519506931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508578438311815">
                <text:p>0.0508578438311815</text:p>
              </table:table-cell>
            </table:table-row>
            <table:table-row>
              <table:table-cell office:value-type="string">
                <text:p>status</text:p>
              </table:table-cell>
              <table:table-cell office:value-type="float" office:value="0.0502873575314879">
                <text:p>0.0502873575314879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0.0501831518486142">
                <text:p>0.0501831518486142</text:p>
              </table:table-cell>
            </table:table-row>
            <table:table-row>
              <table:table-cell office:value-type="string">
                <text:p>perps</text:p>
              </table:table-cell>
              <table:table-cell office:value-type="float" office:value="0.0500000007450581">
                <text:p>0.0500000007450581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0.049888608045876">
                <text:p>0.049888608045876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0.049888608045876">
                <text:p>0.049888608045876</text:p>
              </table:table-cell>
            </table:table-row>
            <table:table-row>
              <table:table-cell office:value-type="string">
                <text:p>blank1Name</text:p>
              </table:table-cell>
              <table:table-cell office:value-type="float" office:value="0.0498019233345985">
                <text:p>0.049801923334598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483682993799448">
                <text:p>0.0483682993799448</text:p>
              </table:table-cell>
            </table:table-row>
            <table:table-row>
              <table:table-cell office:value-type="string">
                <text:p>eventEnd</text:p>
              </table:table-cell>
              <table:table-cell office:value-type="float" office:value="0.0483682993799448">
                <text:p>0.0483682993799448</text:p>
              </table:table-cell>
            </table:table-row>
            <table:table-row>
              <table:table-cell office:value-type="string">
                <text:p>airline</text:p>
              </table:table-cell>
              <table:table-cell office:value-type="float" office:value="0.0481997672468424">
                <text:p>0.0481997672468424</text:p>
              </table:table-cell>
            </table:table-row>
            <table:table-row>
              <table:table-cell office:value-type="string">
                <text:p>mission</text:p>
              </table:table-cell>
              <table:table-cell office:value-type="float" office:value="0.0476190485060215">
                <text:p>0.0476190485060215</text:p>
              </table:table-cell>
            </table:table-row>
            <table:table-row>
              <table:table-cell office:value-type="string">
                <text:p>mcaption</text:p>
              </table:table-cell>
              <table:table-cell office:value-type="float" office:value="0.0476190485060215">
                <text:p>0.0476190485060215</text:p>
              </table:table-cell>
            </table:table-row>
            <table:table-row>
              <table:table-cell office:value-type="string">
                <text:p>parentOrganization</text:p>
              </table:table-cell>
              <table:table-cell office:value-type="float" office:value="0.0476190485060215">
                <text:p>0.0476190485060215</text:p>
              </table:table-cell>
            </table:table-row>
            <table:table-row>
              <table:table-cell office:value-type="string">
                <text:p>partyName</text:p>
              </table:table-cell>
              <table:table-cell office:value-type="float" office:value="0.0470270272344351">
                <text:p>0.0470270272344351</text:p>
              </table:table-cell>
            </table:table-row>
            <table:table-row>
              <table:table-cell office:value-type="string">
                <text:p>succession</text:p>
              </table:table-cell>
              <table:table-cell office:value-type="float" office:value="0.0466124657541513">
                <text:p>0.0466124657541513</text:p>
              </table:table-cell>
            </table:table-row>
            <table:table-row>
              <table:table-cell office:value-type="string">
                <text:p>1blankname</text:p>
              </table:table-cell>
              <table:table-cell office:value-type="float" office:value="0.0465116277337074">
                <text:p>0.0465116277337074</text:p>
              </table:table-cell>
            </table:table-row>
            <table:table-row>
              <table:table-cell office:value-type="string">
                <text:p>charge</text:p>
              </table:table-cell>
              <table:table-cell office:value-type="float" office:value="0.0456882733851671">
                <text:p>0.0456882733851671</text:p>
              </table:table-cell>
            </table:table-row>
            <table:table-row>
              <table:table-cell office:value-type="string">
                <text:p>result</text:p>
              </table:table-cell>
              <table:table-cell office:value-type="float" office:value="0.0454545468091965">
                <text:p>0.0454545468091965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0.0439613536000252">
                <text:p>0.0439613536000252</text:p>
              </table:table-cell>
            </table:table-row>
            <table:table-row>
              <table:table-cell office:value-type="string">
                <text:p>currentTenants</text:p>
              </table:table-cell>
              <table:table-cell office:value-type="float" office:value="0.0439613536000252">
                <text:p>0.0439613536000252</text:p>
              </table:table-cell>
            </table:table-row>
            <table:table-row>
              <table:table-cell office:value-type="string">
                <text:p>minister4Party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child9Agency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child10Agency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child11Agency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0.0429789358749986">
                <text:p>0.0429789358749986</text:p>
              </table:table-cell>
            </table:table-row>
            <table:table-row>
              <table:table-cell office:value-type="string">
                <text:p>chief1position</text:p>
              </table:table-cell>
              <table:table-cell office:value-type="float" office:value="0.0416666679084301">
                <text:p>0.0416666679084301</text:p>
              </table:table-cell>
            </table:table-row>
            <table:table-row>
              <table:table-cell office:value-type="string">
                <text:p>formerAffiliations</text:p>
              </table:table-cell>
              <table:table-cell office:value-type="float" office:value="0.0412765946239233">
                <text:p>0.0412765946239233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0.041013584472239">
                <text:p>0.041013584472239</text:p>
              </table:table-cell>
            </table:table-row>
            <table:table-row>
              <table:table-cell office:value-type="string">
                <text:p>child8Agency</text:p>
              </table:table-cell>
              <table:table-cell office:value-type="float" office:value="0.0409699007868767">
                <text:p>0.0409699007868767</text:p>
              </table:table-cell>
            </table:table-row>
            <table:table-row>
              <table:table-cell office:value-type="string">
                <text:p>leaderParty</text:p>
              </table:table-cell>
              <table:table-cell office:value-type="float" office:value="0.0400641039013863">
                <text:p>0.0400641039013863</text:p>
              </table:table-cell>
            </table:table-row>
            <table:table-row>
              <table:table-cell office:value-type="string">
                <text:p>house1Type</text:p>
              </table:table-cell>
              <table:table-cell office:value-type="float" office:value="0.0399999991059303">
                <text:p>0.0399999991059303</text:p>
              </table:table-cell>
            </table:table-row>
            <table:table-row>
              <table:table-cell office:value-type="string">
                <text:p>sessionAlt</text:p>
              </table:table-cell>
              <table:table-cell office:value-type="float" office:value="0.0399999991059303">
                <text:p>0.0399999991059303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0.0397571492940187">
                <text:p>0.0397571492940187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0.0384615398943424">
                <text:p>0.0384615398943424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0.0384615398943424">
                <text:p>0.0384615398943424</text:p>
              </table:table-cell>
            </table:table-row>
            <table:table-row>
              <table:table-cell office:value-type="string">
                <text:p>pushpinMapCaption</text:p>
              </table:table-cell>
              <table:table-cell office:value-type="float" office:value="0.0384615398943424">
                <text:p>0.0384615398943424</text:p>
              </table:table-cell>
            </table:table-row>
            <table:table-row>
              <table:table-cell office:value-type="string">
                <text:p>chief1Name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1stparty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seats4Title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2ndparty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child15Agency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subdivisionType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responsibilities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3rdparty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companyType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junction</text:p>
              </table:table-cell>
              <table:table-cell office:value-type="float" office:value="0.036363635212183">
                <text:p>0.036363635212183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0.036363635212183">
                <text:p>0.036363635212183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areaServed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relegation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logoWidth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attachedAgencies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staticImage2Caption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0.0349924592301249">
                <text:p>0.0349924592301249</text:p>
              </table:table-cell>
            </table:table-row>
            <table:table-row>
              <table:table-cell office:value-type="string">
                <text:p>refLegalMandate</text:p>
              </table:table-cell>
              <table:table-cell office:value-type="float" office:value="0.0348722683265805">
                <text:p>0.0348722683265805</text:p>
              </table:table-cell>
            </table:table-row>
            <table:table-row>
              <table:table-cell office:value-type="string">
                <text:p>railroadName</text:p>
              </table:table-cell>
              <table:table-cell office:value-type="float" office:value="0.0344173442572355">
                <text:p>0.0344173442572355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internationalAffiliation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staticImageCaption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international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minister2Name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quotetext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domestCup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opponents</text:p>
              </table:table-cell>
              <table:table-cell office:value-type="float" office:value="0.0329307274272045">
                <text:p>0.0329307274272045</text:p>
              </table:table-cell>
            </table:table-row>
            <table:table-row>
              <table:table-cell office:value-type="string">
                <text:p>remarks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formed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designation1Offname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deputyminister1Pfo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pushpinLabel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nativename</text:p>
              </table:table-cell>
              <table:table-cell office:value-type="float" office:value="0.0319472616538405">
                <text:p>0.0319472616538405</text:p>
              </table:table-cell>
            </table:table-row>
            <table:table-row>
              <table:table-cell office:value-type="string">
                <text:p>blank</text:p>
              </table:table-cell>
              <table:table-cell office:value-type="float" office:value="0.0318518523126841">
                <text:p>0.0318518523126841</text:p>
              </table:table-cell>
            </table:table-row>
            <table:table-row>
              <table:table-cell office:value-type="string">
                <text:p>nationalAnthem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political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eventStart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chief3Position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unitName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minister1Name</text:p>
              </table:table-cell>
              <table:table-cell office:value-type="float" office:value="0.0305555565282702">
                <text:p>0.0305555565282702</text:p>
              </table:table-cell>
            </table:table-row>
            <table:table-row>
              <table:table-cell office:value-type="string">
                <text:p>badgecaption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club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chief5Position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era</text:p>
              </table:table-cell>
              <table:table-cell office:value-type="float" office:value="0.0294117648154497">
                <text:p>0.0294117648154497</text:p>
              </table:table-cell>
            </table:table-row>
            <table:table-row>
              <table:table-cell office:value-type="string">
                <text:p>nonProfitSlogan</text:p>
              </table:table-cell>
              <table:table-cell office:value-type="float" office:value="0.0294117648154497">
                <text:p>0.0294117648154497</text:p>
              </table:table-cell>
            </table:table-row>
            <table:table-row>
              <table:table-cell office:value-type="string">
                <text:p>flagType</text:p>
              </table:table-cell>
              <table:table-cell office:value-type="float" office:value="0.0294117648154497">
                <text:p>0.0294117648154497</text:p>
              </table:table-cell>
            </table:table-row>
            <table:table-row>
              <table:table-cell office:value-type="string">
                <text:p>precededBy</text:p>
              </table:table-cell>
              <table:table-cell office:value-type="float" office:value="0.0285714287310839">
                <text:p>0.0285714287310839</text:p>
              </table:table-cell>
            </table:table-row>
            <table:table-row>
              <table:table-cell office:value-type="string">
                <text:p>coaCaption</text:p>
              </table:table-cell>
              <table:table-cell office:value-type="float" office:value="0.0285714287310839">
                <text:p>0.0285714287310839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0.0277777779847384">
                <text:p>0.0277777779847384</text:p>
              </table:table-cell>
            </table:table-row>
            <table:table-row>
              <table:table-cell office:value-type="string">
                <text:p>abbr</text:p>
              </table:table-cell>
              <table:table-cell office:value-type="float" office:value="0.0277777779847384">
                <text:p>0.0277777779847384</text:p>
              </table:table-cell>
            </table:table-row>
            <table:table-row>
              <table:table-cell office:value-type="string">
                <text:p>keyPeople</text:p>
              </table:table-cell>
              <table:table-cell office:value-type="float" office:value="0.0277777779847384">
                <text:p>0.0277777779847384</text:p>
              </table:table-cell>
            </table:table-row>
            <table:table-row>
              <table:table-cell office:value-type="string">
                <text:p>lowerHouse</text:p>
              </table:table-cell>
              <table:table-cell office:value-type="float" office:value="0.0270270276814699">
                <text:p>0.0270270276814699</text:p>
              </table:table-cell>
            </table:table-row>
            <table:table-row>
              <table:table-cell office:value-type="string">
                <text:p>mps</text:p>
              </table:table-cell>
              <table:table-cell office:value-type="float" office:value="0.0270270276814699">
                <text:p>0.0270270276814699</text:p>
              </table:table-cell>
            </table:table-row>
            <table:table-row>
              <table:table-cell office:value-type="string">
                <text:p>succeding</text:p>
              </table:table-cell>
              <table:table-cell office:value-type="float" office:value="0.0270270276814699">
                <text:p>0.0270270276814699</text:p>
              </table:table-cell>
            </table:table-row>
            <table:table-row>
              <table:table-cell office:value-type="string">
                <text:p>partyColour</text:p>
              </table:table-cell>
              <table:table-cell office:value-type="float" office:value="0.0267631703366836">
                <text:p>0.0267631703366836</text:p>
              </table:table-cell>
            </table:table-row>
            <table:table-row>
              <table:table-cell office:value-type="string">
                <text:p>militaryData</text:p>
              </table:table-cell>
              <table:table-cell office:value-type="float" office:value="0.0263157896697521">
                <text:p>0.0263157896697521</text:p>
              </table:table-cell>
            </table:table-row>
            <table:table-row>
              <table:table-cell office:value-type="string">
                <text:p>imageCoat</text:p>
              </table:table-cell>
              <table:table-cell office:value-type="float" office:value="0.0263157896697521">
                <text:p>0.0263157896697521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256410259753466">
                <text:p>0.0256410259753466</text:p>
              </table:table-cell>
            </table:table-row>
            <table:table-row>
              <table:table-cell office:value-type="string">
                <text:p>credits</text:p>
              </table:table-cell>
              <table:table-cell office:value-type="float" office:value="0.0256410259753466">
                <text:p>0.0256410259753466</text:p>
              </table:table-cell>
            </table:table-row>
            <table:table-row>
              <table:table-cell office:value-type="string">
                <text:p>cause</text:p>
              </table:table-cell>
              <table:table-cell office:value-type="float" office:value="0.0256410259753466">
                <text:p>0.0256410259753466</text:p>
              </table:table-cell>
            </table:table-row>
            <table:table-row>
              <table:table-cell office:value-type="string">
                <text:p>function</text:p>
              </table:table-cell>
              <table:table-cell office:value-type="float" office:value="0.0256410259753466">
                <text:p>0.0256410259753466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0.025000000372529">
                <text:p>0.025000000372529</text:p>
              </table:table-cell>
            </table:table-row>
            <table:table-row>
              <table:table-cell office:value-type="string">
                <text:p>cabinet</text:p>
              </table:table-cell>
              <table:table-cell office:value-type="float" office:value="0.0243902429938316">
                <text:p>0.0243902429938316</text:p>
              </table:table-cell>
            </table:table-row>
            <table:table-row>
              <table:table-cell office:value-type="string">
                <text:p>callsign</text:p>
              </table:table-cell>
              <table:table-cell office:value-type="float" office:value="0.0238095242530108">
                <text:p>0.0238095242530108</text:p>
              </table:table-cell>
            </table:table-row>
            <table:table-row>
              <table:table-cell office:value-type="string">
                <text:p>loser</text:p>
              </table:table-cell>
              <table:table-cell office:value-type="float" office:value="0.0238095242530108">
                <text:p>0.0238095242530108</text:p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0.0232558138668537">
                <text:p>0.0232558138668537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0.0232558138668537">
                <text:p>0.0232558138668537</text:p>
              </table:table-cell>
            </table:table-row>
            <table:table-row>
              <table:table-cell office:value-type="string">
                <text:p>designation2Offname</text:p>
              </table:table-cell>
              <table:table-cell office:value-type="float" office:value="0.0232558138668537">
                <text:p>0.0232558138668537</text:p>
              </table:table-cell>
            </table:table-row>
            <table:table-row>
              <table:table-cell office:value-type="string">
                <text:p>designation3Offname</text:p>
              </table:table-cell>
              <table:table-cell office:value-type="float" office:value="0.0232558138668537">
                <text:p>0.0232558138668537</text:p>
              </table:table-cell>
            </table:table-row>
            <table:table-row>
              <table:table-cell office:value-type="string">
                <text:p>successorLine</text:p>
              </table:table-cell>
              <table:table-cell office:value-type="float" office:value="0.0227272734045982">
                <text:p>0.0227272734045982</text:p>
              </table:table-cell>
            </table:table-row>
            <table:table-row>
              <table:table-cell office:value-type="string">
                <text:p>casus</text:p>
              </table:table-cell>
              <table:table-cell office:value-type="float" office:value="0.0227272734045982">
                <text:p>0.0227272734045982</text:p>
              </table:table-cell>
            </table:table-row>
            <table:table-row>
              <table:table-cell office:value-type="string">
                <text:p>logoFilename</text:p>
              </table:table-cell>
              <table:table-cell office:value-type="float" office:value="0.0222222227603197">
                <text:p>0.0222222227603197</text:p>
              </table:table-cell>
            </table:table-row>
            <table:table-row>
              <table:table-cell office:value-type="string">
                <text:p>managedBy</text:p>
              </table:table-cell>
              <table:table-cell office:value-type="float" office:value="0.0222222227603197">
                <text:p>0.0222222227603197</text:p>
              </table:table-cell>
            </table:table-row>
            <table:table-row>
              <table:table-cell office:value-type="string">
                <text:p>officialSchoolColour</text:p>
              </table:table-cell>
              <table:table-cell office:value-type="float" office:value="0.0222222227603197">
                <text:p>0.0222222227603197</text:p>
              </table:table-cell>
            </table:table-row>
            <table:table-row>
              <table:table-cell office:value-type="string">
                <text:p>militaryBlank</text:p>
              </table:table-cell>
              <table:table-cell office:value-type="float" office:value="0.0222222227603197">
                <text:p>0.0222222227603197</text:p>
              </table:table-cell>
            </table:table-row>
            <table:table-row>
              <table:table-cell office:value-type="string">
                <text:p>colours</text:p>
              </table:table-cell>
              <table:table-cell office:value-type="float" office:value="0.0222222227603197">
                <text:p>0.022222222760319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0.0217391308397055">
                <text:p>0.0217391308397055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0.0215053763240576">
                <text:p>0.0215053763240576</text:p>
              </table:table-cell>
            </table:table-row>
            <table:table-row>
              <table:table-cell office:value-type="string">
                <text:p>style</text:p>
              </table:table-cell>
              <table:table-cell office:value-type="float" office:value="0.0212765950709581">
                <text:p>0.0212765950709581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0.0212765950709581">
                <text:p>0.0212765950709581</text:p>
              </table:table-cell>
            </table:table-row>
            <table:table-row>
              <table:table-cell office:value-type="string">
                <text:p>hubs</text:p>
              </table:table-cell>
              <table:table-cell office:value-type="float" office:value="0.0212765950709581">
                <text:p>0.0212765950709581</text:p>
              </table:table-cell>
            </table:table-row>
            <table:table-row>
              <table:table-cell office:value-type="string">
                <text:p>alternateNames</text:p>
              </table:table-cell>
              <table:table-cell office:value-type="float" office:value="0.0212765950709581">
                <text:p>0.0212765950709581</text:p>
              </table:table-cell>
            </table:table-row>
            <table:table-row>
              <table:table-cell office:value-type="string">
                <text:p>designation2Partof</text:p>
              </table:table-cell>
              <table:table-cell office:value-type="float" office:value="0.0212765950709581">
                <text:p>0.0212765950709581</text:p>
              </table:table-cell>
            </table:table-row>
            <table:table-row>
              <table:table-cell office:value-type="string">
                <text:p>nationalMotto</text:p>
              </table:table-cell>
              <table:table-cell office:value-type="float" office:value="0.0208333339542151">
                <text:p>0.0208333339542151</text:p>
              </table:table-cell>
            </table:table-row>
            <table:table-row>
              <table:table-cell office:value-type="string">
                <text:p>pastNames</text:p>
              </table:table-cell>
              <table:table-cell office:value-type="float" office:value="0.0204081628471613">
                <text:p>0.0204081628471613</text:p>
              </table:table-cell>
            </table:table-row>
            <table:table-row>
              <table:table-cell office:value-type="string">
                <text:p>ruNationalteam</text:p>
              </table:table-cell>
              <table:table-cell office:value-type="float" office:value="0.0199999995529652">
                <text:p>0.0199999995529652</text:p>
              </table:table-cell>
            </table:table-row>
            <table:table-row>
              <table:table-cell office:value-type="string">
                <text:p>healthcare</text:p>
              </table:table-cell>
              <table:table-cell office:value-type="float" office:value="0.0199999995529652">
                <text:p>0.0199999995529652</text:p>
              </table:table-cell>
            </table:table-row>
            <table:table-row>
              <table:table-cell office:value-type="string">
                <text:p>buildingType</text:p>
              </table:table-cell>
              <table:table-cell office:value-type="float" office:value="0.0196078438311815">
                <text:p>0.0196078438311815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0.0196078438311815">
                <text:p>0.0196078438311815</text:p>
              </table:table-cell>
            </table:table-row>
            <table:table-row>
              <table:table-cell office:value-type="string">
                <text:p>controlledby</text:p>
              </table:table-cell>
              <table:table-cell office:value-type="float" office:value="0.0196078438311815">
                <text:p>0.0196078438311815</text:p>
              </table:table-cell>
            </table:table-row>
            <table:table-row>
              <table:table-cell office:value-type="string">
                <text:p>formerNames</text:p>
              </table:table-cell>
              <table:table-cell office:value-type="float" office:value="0.0192307699471712">
                <text:p>0.0192307699471712</text:p>
              </table:table-cell>
            </table:table-row>
            <table:table-row>
              <table:table-cell office:value-type="string">
                <text:p>leader3Title</text:p>
              </table:table-cell>
              <table:table-cell office:value-type="float" office:value="0.0192307699471712">
                <text:p>0.0192307699471712</text:p>
              </table:table-cell>
            </table:table-row>
            <table:table-row>
              <table:table-cell office:value-type="string">
                <text:p>cityServed</text:p>
              </table:table-cell>
              <table:table-cell office:value-type="float" office:value="0.0185185186564922">
                <text:p>0.0185185186564922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0.0185185186564922">
                <text:p>0.0185185186564922</text:p>
              </table:table-cell>
            </table:table-row>
            <table:table-row>
              <table:table-cell office:value-type="string">
                <text:p>ahn</text:p>
              </table:table-cell>
              <table:table-cell office:value-type="float" office:value="0.0181818176060915">
                <text:p>0.0181818176060915</text:p>
              </table:table-cell>
            </table:table-row>
            <table:table-row>
              <table:table-cell office:value-type="string">
                <text:p>maint</text:p>
              </table:table-cell>
              <table:table-cell office:value-type="float" office:value="0.0181818176060915">
                <text:p>0.0181818176060915</text:p>
              </table:table-cell>
            </table:table-row>
            <table:table-row>
              <table:table-cell office:value-type="string">
                <text:p>placeOfDeath</text:p>
              </table:table-cell>
              <table:table-cell office:value-type="float" office:value="0.0178571436554194">
                <text:p>0.0178571436554194</text:p>
              </table:table-cell>
            </table:table-row>
            <table:table-row>
              <table:table-cell office:value-type="string">
                <text:p>constituency</text:p>
              </table:table-cell>
              <table:table-cell office:value-type="float" office:value="0.0166712971404195">
                <text:p>0.0166712971404195</text:p>
              </table:table-cell>
            </table:table-row>
            <table:table-row>
              <table:table-cell office:value-type="string">
                <text:p>notableIdeas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notableIdea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dipstyle</text:p>
              </table:table-cell>
              <table:table-cell office:value-type="float" office:value="0.014492753893137">
                <text:p>0.014492753893137</text:p>
              </table:table-cell>
            </table:table-row>
            <table:table-row>
              <table:table-cell office:value-type="string">
                <text:p>offstyle</text:p>
              </table:table-cell>
              <table:table-cell office:value-type="float" office:value="0.014492753893137">
                <text:p>0.014492753893137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0.0142857143655419">
                <text:p>0.0142857143655419</text:p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0.0138888889923692">
                <text:p>0.0138888889923692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0.0123456791043282">
                <text:p>0.0123456791043282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0103092780336738">
                <text:p>0.0103092780336738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0.00775193795561791">
                <text:p>0.007751937955617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